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6875in"/>
    </style:style>
    <style:style style:name="Table17.B" style:family="table-column">
      <style:table-column-properties style:column-width="1.4375in"/>
    </style:style>
    <style:style style:name="Table17.C"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6875in"/>
    </style:style>
    <style:style style:name="Table20.B" style:family="table-column">
      <style:table-column-properties style:column-width="1.4375in"/>
    </style:style>
    <style:style style:name="Table20.C"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6875in"/>
    </style:style>
    <style:style style:name="Table21.B" style:family="table-column">
      <style:table-column-properties style:column-width="1.4375in"/>
    </style:style>
    <style:style style:name="Table21.C"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6875in"/>
    </style:style>
    <style:style style:name="Table19.B" style:family="table-column">
      <style:table-column-properties style:column-width="1.4375in"/>
    </style:style>
    <style:style style:name="Table19.C"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6875in"/>
    </style:style>
    <style:style style:name="Table22.B" style:family="table-column">
      <style:table-column-properties style:column-width="1.4375in"/>
    </style:style>
    <style:style style:name="Table22.C"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6875in"/>
    </style:style>
    <style:style style:name="Table23.B" style:family="table-column">
      <style:table-column-properties style:column-width="1.4375in"/>
    </style:style>
    <style:style style:name="Table23.C"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6875in"/>
    </style:style>
    <style:style style:name="Table26.B" style:family="table-column">
      <style:table-column-properties style:column-width="1.4375in"/>
    </style:style>
    <style:style style:name="Table26.C"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6875in"/>
    </style:style>
    <style:style style:name="Table28.B" style:family="table-column">
      <style:table-column-properties style:column-width="1.4375in"/>
    </style:style>
    <style:style style:name="Table28.C"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6875in"/>
    </style:style>
    <style:style style:name="Table30.B" style:family="table-column">
      <style:table-column-properties style:column-width="1.4375in"/>
    </style:style>
    <style:style style:name="Table30.C"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6875in"/>
    </style:style>
    <style:style style:name="Table29.B" style:family="table-column">
      <style:table-column-properties style:column-width="1.4375in"/>
    </style:style>
    <style:style style:name="Table29.C"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6875in"/>
    </style:style>
    <style:style style:name="Table24.B" style:family="table-column">
      <style:table-column-properties style:column-width="1.4375in"/>
    </style:style>
    <style:style style:name="Table24.C"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6875in"/>
    </style:style>
    <style:style style:name="Table25.B" style:family="table-column">
      <style:table-column-properties style:column-width="1.4375in"/>
    </style:style>
    <style:style style:name="Table25.C"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14" style:family="table">
      <style:table-properties style:width="6.6875in" fo:margin-top="0in" fo:margin-bottom="0.2in" table:align="left" fo:background-color="transparent" style:may-break-between-rows="false">
        <style:background-image/>
      </style:table-properties>
    </style:style>
    <style:style style:name="Table14.A" style:family="table-column">
      <style:table-column-properties style:column-width="3.6875in"/>
    </style:style>
    <style:style style:name="Table14.B" style:family="table-column">
      <style:table-column-properties style:column-width="1.4375in"/>
    </style:style>
    <style:style style:name="Table14.C" style:family="table-column">
      <style:table-column-properties style:column-width="1.5625in"/>
    </style:style>
    <style:style style:name="Table14.1" style:family="table-row">
      <style:table-row-properties fo:background-color="#dddddd">
        <style:background-image/>
      </style:table-row-properties>
    </style:style>
    <style:style style:name="Table1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875in" fo:margin-top="0in" fo:margin-bottom="0.2in" table:align="left" fo:background-color="transparent" style:may-break-between-rows="false">
        <style:background-image/>
      </style:table-properties>
    </style:style>
    <style:style style:name="Table15.A" style:family="table-column">
      <style:table-column-properties style:column-width="3in"/>
    </style:style>
    <style:style style:name="Table15.B" style:family="table-column">
      <style:table-column-properties style:column-width="1.375in"/>
    </style:style>
    <style:style style:name="Table15.C" style:family="table-column">
      <style:table-column-properties style:column-width="0.75in"/>
    </style:style>
    <style:style style:name="Table15.D" style:family="table-column">
      <style:table-column-properties style:column-width="1.5625in"/>
    </style:style>
    <style:style style:name="Table15.1" style:family="table-row">
      <style:table-row-properties fo:background-color="#dddddd">
        <style:background-image/>
      </style:table-row-properties>
    </style:style>
    <style:style style:name="Table1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B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16" style:family="table">
      <style:table-properties style:width="6.6875in" fo:margin-top="0in" fo:margin-bottom="0.2in" table:align="left" fo:background-color="transparent" style:may-break-between-rows="false">
        <style:background-image/>
      </style:table-properties>
    </style:style>
    <style:style style:name="Table16.A" style:family="table-column">
      <style:table-column-properties style:column-width="3.6875in"/>
    </style:style>
    <style:style style:name="Table16.B" style:family="table-column">
      <style:table-column-properties style:column-width="1.4375in"/>
    </style:style>
    <style:style style:name="Table16.C" style:family="table-column">
      <style:table-column-properties style:column-width="1.5625in"/>
    </style:style>
    <style:style style:name="Table16.1" style:family="table-row">
      <style:table-row-properties fo:background-color="#dddddd">
        <style:background-image/>
      </style:table-row-properties>
    </style:style>
    <style:style style:name="Table1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6875in"/>
    </style:style>
    <style:style style:name="Table27.B" style:family="table-column">
      <style:table-column-properties style:column-width="1.4375in"/>
    </style:style>
    <style:style style:name="Table27.C"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32" style:family="table">
      <style:table-properties style:width="6.6875in" fo:margin-top="0in" fo:margin-bottom="0.2in" table:align="left" fo:background-color="transparent" style:may-break-between-rows="false">
        <style:background-image/>
      </style:table-properties>
    </style:style>
    <style:style style:name="Table32.A" style:family="table-column">
      <style:table-column-properties style:column-width="3.6875in"/>
    </style:style>
    <style:style style:name="Table32.B" style:family="table-column">
      <style:table-column-properties style:column-width="1.4375in"/>
    </style:style>
    <style:style style:name="Table32.C" style:family="table-column">
      <style:table-column-properties style:column-width="1.5625in"/>
    </style:style>
    <style:style style:name="Table32.1" style:family="table-row">
      <style:table-row-properties fo:background-color="#dddddd">
        <style:background-image/>
      </style:table-row-properties>
    </style:style>
    <style:style style:name="Table3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3" style:family="table">
      <style:table-properties style:width="6.6875in" fo:margin-top="0in" fo:margin-bottom="0.2in" table:align="left" fo:background-color="transparent" style:may-break-between-rows="false">
        <style:background-image/>
      </style:table-properties>
    </style:style>
    <style:style style:name="Table33.A" style:family="table-column">
      <style:table-column-properties style:column-width="3.6875in"/>
    </style:style>
    <style:style style:name="Table33.B" style:family="table-column">
      <style:table-column-properties style:column-width="1.4375in"/>
    </style:style>
    <style:style style:name="Table33.C" style:family="table-column">
      <style:table-column-properties style:column-width="1.5625in"/>
    </style:style>
    <style:style style:name="Table33.1" style:family="table-row">
      <style:table-row-properties fo:background-color="#dddddd">
        <style:background-image/>
      </style:table-row-properties>
    </style:style>
    <style:style style:name="Table3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3.B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21" style:family="paragraph" style:parent-style-name="Standard">
      <style:paragraph-properties fo:margin-top="0.0201in" fo:margin-bottom="0.0201in" loext:contextual-spacing="false"/>
      <style:text-properties officeooo:paragraph-rsid="002fec62"/>
    </style:style>
    <style:style style:name="P22" style:family="paragraph" style:parent-style-name="Standard">
      <style:paragraph-properties fo:margin-top="0.0201in" fo:margin-bottom="0.0201in" loext:contextual-spacing="false"/>
      <style:text-properties officeooo:paragraph-rsid="0090e4a6"/>
    </style:style>
    <style:style style:name="P23" style:family="paragraph" style:parent-style-name="Standard">
      <style:paragraph-properties fo:margin-top="0.0201in" fo:margin-bottom="0.0201in" loext:contextual-spacing="false"/>
      <style:text-properties officeooo:paragraph-rsid="00de0afe"/>
    </style:style>
    <style:style style:name="P24" style:family="paragraph" style:parent-style-name="Standard">
      <style:paragraph-properties fo:margin-top="0.0201in" fo:margin-bottom="0.0201in" loext:contextual-spacing="false"/>
      <style:text-properties officeooo:paragraph-rsid="00e2d908"/>
    </style:style>
    <style:style style:name="P25"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6"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7" style:family="paragraph" style:parent-style-name="Subtitle">
      <style:text-properties officeooo:paragraph-rsid="0018bb2b"/>
    </style:style>
    <style:style style:name="P28" style:family="paragraph" style:parent-style-name="Table_20_Contents">
      <style:text-properties officeooo:rsid="0018bb2b" officeooo:paragraph-rsid="0018bb2b"/>
    </style:style>
    <style:style style:name="P29" style:family="paragraph" style:parent-style-name="Table_20_Contents">
      <style:paragraph-properties fo:text-align="center" style:justify-single-word="false"/>
      <style:text-properties officeooo:rsid="0018bb2b" officeooo:paragraph-rsid="0018bb2b"/>
    </style:style>
    <style:style style:name="P30" style:family="paragraph" style:parent-style-name="Table_20_Contents">
      <style:text-properties fo:font-size="11pt" style:font-size-asian="11pt" style:font-size-complex="11pt"/>
    </style:style>
    <style:style style:name="P31" style:family="paragraph" style:parent-style-name="Table_20_Contents">
      <style:text-properties fo:font-size="11pt" officeooo:rsid="0019813b" officeooo:paragraph-rsid="0019813b" style:font-size-asian="11pt" style:font-size-complex="11pt"/>
    </style:style>
    <style:style style:name="P32" style:family="paragraph" style:parent-style-name="Table_20_Contents">
      <style:text-properties fo:font-size="11pt" officeooo:rsid="001b6695" officeooo:paragraph-rsid="001b6695" style:font-size-asian="11pt" style:font-size-complex="11pt"/>
    </style:style>
    <style:style style:name="P33"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34" style:family="paragraph" style:parent-style-name="Table_20_Contents">
      <style:text-properties fo:font-size="11pt" officeooo:rsid="0018bb2b" officeooo:paragraph-rsid="0018bb2b" style:font-size-asian="11pt" style:font-size-complex="11pt"/>
    </style:style>
    <style:style style:name="P35"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6" style:family="paragraph" style:parent-style-name="Table_20_Contents">
      <style:text-properties fo:font-size="11pt" officeooo:rsid="001cb7e2" officeooo:paragraph-rsid="001cb7e2" style:font-size-asian="11pt" style:font-size-complex="11pt"/>
    </style:style>
    <style:style style:name="P37"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8" style:family="paragraph" style:parent-style-name="Table_20_Contents">
      <style:text-properties fo:font-size="11pt" officeooo:rsid="001e4423" officeooo:paragraph-rsid="001e4423" style:font-size-asian="11pt" style:font-size-complex="11pt"/>
    </style:style>
    <style:style style:name="P39"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40" style:family="paragraph" style:parent-style-name="Table_20_Contents">
      <style:text-properties fo:font-size="11pt" officeooo:rsid="001f64ad" officeooo:paragraph-rsid="001f64ad" style:font-size-asian="11pt" style:font-size-complex="11pt"/>
    </style:style>
    <style:style style:name="P41"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42" style:family="paragraph" style:parent-style-name="Table_20_Contents">
      <style:text-properties fo:font-size="11pt" officeooo:rsid="0022696f" officeooo:paragraph-rsid="0022696f" style:font-size-asian="11pt" style:font-size-complex="11pt"/>
    </style:style>
    <style:style style:name="P43"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44" style:family="paragraph" style:parent-style-name="Table_20_Contents">
      <style:text-properties fo:font-size="11pt" officeooo:rsid="00227ba1" officeooo:paragraph-rsid="00227ba1" style:font-size-asian="11pt" style:font-size-complex="11pt"/>
    </style:style>
    <style:style style:name="P45"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6" style:family="paragraph" style:parent-style-name="Table_20_Contents">
      <style:text-properties fo:font-size="11pt" officeooo:rsid="0024f098" officeooo:paragraph-rsid="0024f098" style:font-size-asian="11pt" style:font-size-complex="11pt"/>
    </style:style>
    <style:style style:name="P47"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8"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49" style:family="paragraph" style:parent-style-name="Table_20_Contents">
      <style:text-properties fo:font-size="11pt" officeooo:rsid="0032c179" officeooo:paragraph-rsid="0032c179" style:font-size-asian="11pt" style:font-size-complex="11pt"/>
    </style:style>
    <style:style style:name="P50"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51"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52" style:family="paragraph" style:parent-style-name="Table_20_Contents">
      <style:text-properties fo:font-size="11pt" officeooo:rsid="0080de28" officeooo:paragraph-rsid="0080de28" style:font-size-asian="11pt" style:font-size-complex="11pt"/>
    </style:style>
    <style:style style:name="P53" style:family="paragraph" style:parent-style-name="Table_20_Contents">
      <style:paragraph-properties fo:text-align="center" style:justify-single-word="false"/>
      <style:text-properties fo:font-size="11pt" officeooo:paragraph-rsid="00b5e873" style:font-size-asian="11pt" style:font-size-complex="11pt"/>
    </style:style>
    <style:style style:name="P54" style:family="paragraph" style:parent-style-name="Table_20_Contents">
      <style:paragraph-properties fo:text-align="center" style:justify-single-word="false"/>
      <style:text-properties fo:font-size="11pt" officeooo:paragraph-rsid="00b67686" style:font-size-asian="11pt" style:font-size-complex="11pt"/>
    </style:style>
    <style:style style:name="P55" style:family="paragraph" style:parent-style-name="Table_20_Contents">
      <style:paragraph-properties fo:text-align="center" style:justify-single-word="false"/>
      <style:text-properties fo:font-size="11pt" officeooo:paragraph-rsid="00d3b8b8" style:font-size-asian="11pt" style:font-size-complex="11pt"/>
    </style:style>
    <style:style style:name="P56" style:family="paragraph" style:parent-style-name="Table_20_Contents">
      <style:paragraph-properties fo:text-align="center" style:justify-single-word="false"/>
      <style:text-properties fo:font-size="11pt" officeooo:paragraph-rsid="00d98b33" style:font-size-asian="11pt" style:font-size-complex="11pt"/>
    </style:style>
    <style:style style:name="P57" style:family="paragraph" style:parent-style-name="Table_20_Contents">
      <style:paragraph-properties fo:text-align="center" style:justify-single-word="false"/>
      <style:text-properties fo:font-size="11pt" officeooo:paragraph-rsid="00e64ffd" style:font-size-asian="11pt" style:font-size-complex="11pt"/>
    </style:style>
    <style:style style:name="P58" style:family="paragraph" style:parent-style-name="Table_20_Contents">
      <style:paragraph-properties fo:text-align="start" style:justify-single-word="false"/>
      <style:text-properties fo:font-size="11pt" officeooo:paragraph-rsid="00d3b8b8" style:font-size-asian="11pt" style:font-size-complex="11pt"/>
    </style:style>
    <style:style style:name="P59" style:family="paragraph" style:parent-style-name="Table_20_Contents">
      <style:paragraph-properties fo:text-align="start" style:justify-single-word="false"/>
      <style:text-properties fo:font-size="11pt" officeooo:paragraph-rsid="00e64ffd" style:font-size-asian="11pt" style:font-size-complex="11pt"/>
    </style:style>
    <style:style style:name="P60" style:family="paragraph" style:parent-style-name="Table_20_Contents">
      <style:paragraph-properties fo:text-align="center" style:justify-single-word="false"/>
      <style:text-properties fo:font-size="11pt" officeooo:rsid="00b24781" officeooo:paragraph-rsid="00d98b33" style:font-size-asian="11pt" style:font-size-complex="11pt"/>
    </style:style>
    <style:style style:name="P61" style:family="paragraph" style:parent-style-name="Table_20_Contents">
      <style:paragraph-properties fo:text-align="center" style:justify-single-word="false"/>
      <style:text-properties fo:font-size="11pt" officeooo:rsid="009a8f7d" officeooo:paragraph-rsid="009a8f7d" style:font-size-asian="11pt" style:font-size-complex="11pt"/>
    </style:style>
    <style:style style:name="P62" style:family="paragraph" style:parent-style-name="Table_20_Contents">
      <style:paragraph-properties fo:text-align="start" style:justify-single-word="false"/>
      <style:text-properties fo:font-size="11pt" officeooo:rsid="009a8f7d" officeooo:paragraph-rsid="00e918a5" style:font-size-asian="11pt" style:font-size-complex="11pt"/>
    </style:style>
    <style:style style:name="P63" style:family="paragraph" style:parent-style-name="Table_20_Contents">
      <style:paragraph-properties fo:text-align="center" style:justify-single-word="false"/>
      <style:text-properties fo:font-size="11pt" officeooo:rsid="00bd9009" officeooo:paragraph-rsid="00bd9009" style:font-size-asian="11pt" style:font-size-complex="11pt"/>
    </style:style>
    <style:style style:name="P64" style:family="paragraph" style:parent-style-name="Table_20_Contents">
      <style:paragraph-properties fo:text-align="center" style:justify-single-word="false"/>
      <style:text-properties fo:font-size="11pt" officeooo:rsid="00d3b8b8" officeooo:paragraph-rsid="00d3b8b8" style:font-size-asian="11pt" style:font-size-complex="11pt"/>
    </style:style>
    <style:style style:name="P65" style:family="paragraph" style:parent-style-name="Table_20_Contents">
      <style:paragraph-properties fo:text-align="center" style:justify-single-word="false"/>
      <style:text-properties fo:font-size="11pt" officeooo:rsid="00d3b8b8" officeooo:paragraph-rsid="00d98b33" style:font-size-asian="11pt" style:font-size-complex="11pt"/>
    </style:style>
    <style:style style:name="P66" style:family="paragraph" style:parent-style-name="Table_20_Contents">
      <style:paragraph-properties fo:text-align="start" style:justify-single-word="false"/>
      <style:text-properties fo:font-size="11pt" officeooo:rsid="00d3b8b8" officeooo:paragraph-rsid="00d3b8b8" style:font-size-asian="11pt" style:font-size-complex="11pt"/>
    </style:style>
    <style:style style:name="P67" style:family="paragraph" style:parent-style-name="Table_20_Contents">
      <style:paragraph-properties fo:text-align="start" style:justify-single-word="false"/>
      <style:text-properties fo:font-size="11pt" officeooo:rsid="00e6da8b" officeooo:paragraph-rsid="00e6da8b" style:font-size-asian="11pt" style:font-size-complex="11pt"/>
    </style:style>
    <style:style style:name="P68" style:family="paragraph" style:parent-style-name="Table_20_Contents">
      <style:paragraph-properties fo:text-align="start" style:justify-single-word="false"/>
      <style:text-properties fo:font-size="11pt" officeooo:rsid="00e6da8b" officeooo:paragraph-rsid="00fa76ab" style:font-size-asian="11pt" style:font-size-complex="11pt"/>
    </style:style>
    <style:style style:name="P69" style:family="paragraph" style:parent-style-name="Table_20_Contents">
      <style:paragraph-properties fo:text-align="center" style:justify-single-word="false"/>
      <style:text-properties fo:font-size="11pt" officeooo:rsid="00fa76ab" officeooo:paragraph-rsid="00fa76ab" style:font-size-asian="11pt" style:font-size-complex="11pt"/>
    </style:style>
    <style:style style:name="P70" style:family="paragraph" style:parent-style-name="Table_20_Contents">
      <style:paragraph-properties fo:text-align="start" style:justify-single-word="false"/>
      <style:text-properties fo:font-size="11pt" officeooo:rsid="00fa76ab" officeooo:paragraph-rsid="00fa76ab" style:font-size-asian="11pt" style:font-size-complex="11pt"/>
    </style:style>
    <style:style style:name="P71" style:family="paragraph" style:parent-style-name="Table_20_Contents">
      <style:paragraph-properties fo:text-align="center" style:justify-single-word="false"/>
      <style:text-properties fo:font-size="11pt" officeooo:rsid="009bf389" officeooo:paragraph-rsid="009bf389" style:font-size-asian="9.60000038146973pt" style:font-size-complex="11pt"/>
    </style:style>
    <style:style style:name="P72" style:family="paragraph" style:parent-style-name="Table_20_Contents">
      <style:text-properties fo:font-size="11pt" officeooo:rsid="00a66240" officeooo:paragraph-rsid="00a66240" style:font-size-asian="9.60000038146973pt" style:font-size-complex="11pt"/>
    </style:style>
    <style:style style:name="P73" style:family="paragraph" style:parent-style-name="Table_20_Contents">
      <style:paragraph-properties fo:text-align="center" style:justify-single-word="false"/>
      <style:text-properties fo:font-size="11pt" officeooo:rsid="00a66240" officeooo:paragraph-rsid="00a7c8e7" style:font-size-asian="9.60000038146973pt" style:font-size-complex="11pt"/>
    </style:style>
    <style:style style:name="P74" style:family="paragraph" style:parent-style-name="Table_20_Contents">
      <style:paragraph-properties fo:text-align="center" style:justify-single-word="false"/>
      <style:text-properties fo:font-size="11pt" officeooo:rsid="00a66240" officeooo:paragraph-rsid="00a98dd9" style:font-size-asian="9.60000038146973pt" style:font-size-complex="11pt"/>
    </style:style>
    <style:style style:name="P75" style:family="paragraph" style:parent-style-name="Table_20_Contents">
      <style:paragraph-properties fo:text-align="center" style:justify-single-word="false"/>
      <style:text-properties fo:font-size="11pt" officeooo:rsid="00fe909f" officeooo:paragraph-rsid="00fe909f" style:font-size-asian="9.60000038146973pt" style:font-size-complex="11pt"/>
    </style:style>
    <style:style style:name="P76" style:family="paragraph" style:parent-style-name="Table_20_Contents">
      <style:text-properties officeooo:rsid="00227ba1" officeooo:paragraph-rsid="00227ba1"/>
    </style:style>
    <style:style style:name="P77" style:family="paragraph" style:parent-style-name="Table_20_Contents">
      <style:paragraph-properties fo:text-align="end" style:justify-single-word="false"/>
      <style:text-properties officeooo:rsid="00227ba1" officeooo:paragraph-rsid="00227ba1"/>
    </style:style>
    <style:style style:name="P78" style:family="paragraph" style:parent-style-name="Table_20_Contents">
      <style:text-properties officeooo:rsid="0025131b" officeooo:paragraph-rsid="0025131b"/>
    </style:style>
    <style:style style:name="P79" style:family="paragraph" style:parent-style-name="Table_20_Contents">
      <style:text-properties officeooo:paragraph-rsid="00227ba1"/>
    </style:style>
    <style:style style:name="P80" style:family="paragraph" style:parent-style-name="Table_20_Contents">
      <style:text-properties officeooo:paragraph-rsid="0022696f"/>
    </style:style>
    <style:style style:name="P81" style:family="paragraph" style:parent-style-name="Table_20_Contents">
      <style:paragraph-properties fo:text-align="start" style:justify-single-word="false"/>
      <style:text-properties officeooo:paragraph-rsid="00a7c8e7"/>
    </style:style>
    <style:style style:name="P82" style:family="paragraph" style:parent-style-name="Table_20_Contents">
      <style:paragraph-properties fo:text-align="start" style:justify-single-word="false"/>
      <style:text-properties officeooo:paragraph-rsid="00a98dd9"/>
    </style:style>
    <style:style style:name="P83" style:family="paragraph" style:parent-style-name="Table_20_Contents">
      <style:paragraph-properties fo:text-align="start" style:justify-single-word="false"/>
      <style:text-properties officeooo:paragraph-rsid="00d98b33"/>
    </style:style>
    <style:style style:name="P84" style:family="paragraph" style:parent-style-name="Table_20_Contents">
      <style:paragraph-properties fo:text-align="start" style:justify-single-word="false"/>
      <style:text-properties officeooo:paragraph-rsid="00b5e873"/>
    </style:style>
    <style:style style:name="P85" style:family="paragraph" style:parent-style-name="Table_20_Contents">
      <style:paragraph-properties fo:text-align="start" style:justify-single-word="false"/>
      <style:text-properties officeooo:paragraph-rsid="00b67686"/>
    </style:style>
    <style:style style:name="P86" style:family="paragraph" style:parent-style-name="Table_20_Contents">
      <style:paragraph-properties fo:text-align="start" style:justify-single-word="false"/>
      <style:text-properties officeooo:paragraph-rsid="009a8f7d"/>
    </style:style>
    <style:style style:name="P87" style:family="paragraph" style:parent-style-name="Table_20_Contents">
      <style:paragraph-properties fo:text-align="start" style:justify-single-word="false"/>
      <style:text-properties officeooo:paragraph-rsid="00ddbbb1"/>
    </style:style>
    <style:style style:name="P88" style:family="paragraph" style:parent-style-name="Table_20_Contents">
      <style:paragraph-properties fo:text-align="start" style:justify-single-word="false"/>
      <style:text-properties officeooo:paragraph-rsid="00f8ce44"/>
    </style:style>
    <style:style style:name="P89" style:family="paragraph" style:parent-style-name="Table_20_Contents">
      <style:text-properties officeooo:paragraph-rsid="00d22833"/>
    </style:style>
    <style:style style:name="P90" style:family="paragraph" style:parent-style-name="Table_20_Contents">
      <style:paragraph-properties fo:text-align="center" style:justify-single-word="false"/>
      <style:text-properties officeooo:paragraph-rsid="00e188d9"/>
    </style:style>
    <style:style style:name="P91" style:family="paragraph" style:parent-style-name="Table_20_Contents">
      <style:paragraph-properties fo:text-align="center" style:justify-single-word="false"/>
      <style:text-properties officeooo:paragraph-rsid="009a8f7d"/>
    </style:style>
    <style:style style:name="P92" style:family="paragraph" style:parent-style-name="Table_20_Contents">
      <style:paragraph-properties fo:text-align="center" style:justify-single-word="false"/>
      <style:text-properties officeooo:paragraph-rsid="00a66240"/>
    </style:style>
    <style:style style:name="P93" style:family="paragraph" style:parent-style-name="Table_20_Contents">
      <style:paragraph-properties fo:text-align="center" style:justify-single-word="false"/>
      <style:text-properties officeooo:paragraph-rsid="00e6da8b"/>
    </style:style>
    <style:style style:name="P94" style:family="paragraph" style:parent-style-name="Table_20_Contents">
      <style:paragraph-properties fo:text-align="center" style:justify-single-word="false"/>
      <style:text-properties officeooo:paragraph-rsid="00f8ce44"/>
    </style:style>
    <style:style style:name="P95" style:family="paragraph" style:parent-style-name="Table_20_Contents">
      <style:paragraph-properties fo:text-align="center" style:justify-single-word="false"/>
      <style:text-properties officeooo:paragraph-rsid="00fa76ab"/>
    </style:style>
    <style:style style:name="P96" style:family="paragraph" style:parent-style-name="Table_20_Contents">
      <style:text-properties officeooo:paragraph-rsid="009bf389"/>
    </style:style>
    <style:style style:name="P97" style:family="paragraph" style:parent-style-name="Table_20_Contents">
      <style:paragraph-properties fo:text-align="center" style:justify-single-word="false"/>
      <style:text-properties style:font-name="Liberation Sans" fo:font-size="11pt" officeooo:rsid="00f728d6" officeooo:paragraph-rsid="00f728d6" style:font-size-asian="11pt" style:font-size-complex="11pt"/>
    </style:style>
    <style:style style:name="P98" style:family="paragraph" style:parent-style-name="Table_20_Contents">
      <style:paragraph-properties fo:text-align="start" style:justify-single-word="false"/>
      <style:text-properties style:font-name="Liberation Sans" fo:font-size="11pt" officeooo:rsid="00f728d6" officeooo:paragraph-rsid="00f728d6" style:font-size-asian="11pt" style:font-size-complex="11pt"/>
    </style:style>
    <style:style style:name="P99" style:family="paragraph" style:parent-style-name="Table_20_Contents">
      <style:paragraph-properties fo:text-align="center" style:justify-single-word="false"/>
      <style:text-properties style:font-name="Liberation Sans" fo:font-size="11pt" officeooo:paragraph-rsid="00ddbbb1" style:font-size-asian="11pt" style:font-size-complex="11pt"/>
    </style:style>
    <style:style style:name="P100"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101" style:family="paragraph" style:parent-style-name="Table_20_Contents">
      <style:paragraph-properties fo:text-align="start" style:justify-single-word="false"/>
      <style:text-properties style:font-name="Liberation Sans" fo:font-size="11pt" officeooo:rsid="00fe909f" officeooo:paragraph-rsid="00fe909f" style:font-size-asian="11pt" style:font-size-complex="11pt"/>
    </style:style>
    <style:style style:name="P102" style:family="paragraph" style:parent-style-name="Table_20_Contents">
      <style:paragraph-properties fo:text-align="center" style:justify-single-word="false"/>
      <style:text-properties style:font-name="Liberation Sans" fo:font-size="11pt" officeooo:rsid="00fe909f" officeooo:paragraph-rsid="00fe909f" style:font-size-asian="11pt" style:font-size-complex="11pt"/>
    </style:style>
    <style:style style:name="P103" style:family="paragraph" style:parent-style-name="Text_20_body">
      <style:text-properties fo:font-size="11pt" officeooo:rsid="0065f1d7" officeooo:paragraph-rsid="0090e4a6" style:font-size-asian="11pt" style:font-size-complex="11pt"/>
    </style:style>
    <style:style style:name="P104" style:family="paragraph" style:parent-style-name="Text_20_body">
      <style:text-properties fo:font-size="11pt" officeooo:paragraph-rsid="0079082d" style:font-size-asian="11pt" style:font-size-complex="11pt"/>
    </style:style>
    <style:style style:name="P105" style:family="paragraph" style:parent-style-name="Text_20_body">
      <style:text-properties fo:font-size="11pt" officeooo:rsid="005e05c0" officeooo:paragraph-rsid="0079082d" style:font-size-asian="11pt" style:font-size-complex="11pt"/>
    </style:style>
    <style:style style:name="P106" style:family="paragraph" style:parent-style-name="Text_20_body">
      <style:text-properties fo:font-size="11pt" officeooo:rsid="00821483" officeooo:paragraph-rsid="00821483" style:font-size-asian="11pt" style:font-size-complex="11pt"/>
    </style:style>
    <style:style style:name="P107" style:family="paragraph" style:parent-style-name="Text_20_body">
      <style:text-properties fo:font-size="11pt" officeooo:rsid="00a44983" officeooo:paragraph-rsid="00e64ffd" style:font-size-asian="11pt" style:font-size-complex="11pt"/>
    </style:style>
    <style:style style:name="P108" style:family="paragraph" style:parent-style-name="Text_20_body">
      <style:text-properties officeooo:paragraph-rsid="0063fb08"/>
    </style:style>
    <style:style style:name="P109" style:family="paragraph" style:parent-style-name="Text_20_body">
      <style:text-properties officeooo:rsid="0064a9fc" officeooo:paragraph-rsid="0064a9fc"/>
    </style:style>
    <style:style style:name="P110" style:family="paragraph" style:parent-style-name="Text_20_body">
      <style:text-properties officeooo:paragraph-rsid="0064a9fc"/>
    </style:style>
    <style:style style:name="P111" style:family="paragraph" style:parent-style-name="Text_20_body">
      <style:text-properties officeooo:paragraph-rsid="0065f1d7"/>
    </style:style>
    <style:style style:name="P112" style:family="paragraph" style:parent-style-name="Text_20_body">
      <style:text-properties style:font-name="FreeMono" fo:font-size="11pt" officeooo:rsid="00627bba" officeooo:paragraph-rsid="0064a9fc" style:font-size-asian="11pt" style:font-size-complex="11pt"/>
    </style:style>
    <style:style style:name="P113" style:family="paragraph" style:parent-style-name="Text_20_body">
      <style:text-properties style:font-name="FreeMono" fo:font-size="11pt" officeooo:rsid="0063fb08" officeooo:paragraph-rsid="0063fb08" style:font-size-asian="11pt" style:font-size-complex="11pt"/>
    </style:style>
    <style:style style:name="P114" style:family="paragraph" style:parent-style-name="Text_20_body">
      <style:text-properties style:font-name="FreeMono" fo:font-size="11pt" officeooo:rsid="0064a9fc" officeooo:paragraph-rsid="0064a9fc" style:font-size-asian="11pt" style:font-size-complex="11pt"/>
    </style:style>
    <style:style style:name="P115" style:family="paragraph" style:parent-style-name="Text_20_body">
      <style:text-properties style:font-name="Liberation Sans" fo:font-size="11pt" officeooo:rsid="00a17a0f" officeooo:paragraph-rsid="00a98dd9" style:font-size-asian="11pt" style:font-size-complex="11pt"/>
    </style:style>
    <style:style style:name="P116" style:family="paragraph" style:parent-style-name="Text_20_body">
      <style:text-properties style:font-name="Liberation Sans" fo:font-size="11pt" officeooo:rsid="00bd9009" officeooo:paragraph-rsid="00bd9009" style:font-size-asian="11pt" style:font-size-complex="11pt"/>
    </style:style>
    <style:style style:name="P117" style:family="paragraph" style:parent-style-name="Text_20_body">
      <style:text-properties style:font-name="Liberation Sans" fo:font-size="11pt" officeooo:rsid="00bd9009" officeooo:paragraph-rsid="00bf2228" style:font-size-asian="11pt" style:font-size-complex="11pt"/>
    </style:style>
    <style:style style:name="P118" style:family="paragraph" style:parent-style-name="Text_20_body">
      <style:text-properties style:font-name="Liberation Sans" fo:font-size="11pt" officeooo:rsid="00bd9009" officeooo:paragraph-rsid="00e918a5" style:font-size-asian="11pt" style:font-size-complex="11pt"/>
    </style:style>
    <style:style style:name="P119" style:family="paragraph" style:parent-style-name="Text_20_body">
      <style:text-properties style:font-name="Liberation Sans" fo:font-size="11pt" officeooo:rsid="00db8efb" officeooo:paragraph-rsid="00db8efb" style:font-size-asian="11pt" style:font-size-complex="11pt"/>
    </style:style>
    <style:style style:name="P120" style:family="paragraph" style:parent-style-name="Text_20_body">
      <style:text-properties style:font-name="Liberation Sans" fo:font-size="11pt" officeooo:rsid="00dbdd74" officeooo:paragraph-rsid="00dbdd74" style:font-size-asian="11pt" style:font-size-complex="11pt"/>
    </style:style>
    <style:style style:name="P121" style:family="paragraph" style:parent-style-name="Text_20_body">
      <style:text-properties style:font-name="Liberation Sans" fo:font-size="11pt" officeooo:rsid="00a7c8e7" officeooo:paragraph-rsid="00a7c8e7" style:font-size-asian="11pt" style:font-size-complex="11pt"/>
    </style:style>
    <style:style style:name="P122" style:family="paragraph" style:parent-style-name="Text_20_body">
      <style:text-properties style:font-name="Liberation Sans" fo:font-size="11pt" officeooo:rsid="00e64ffd" officeooo:paragraph-rsid="00e64ffd" style:font-size-asian="11pt" style:font-size-complex="11pt"/>
    </style:style>
    <style:style style:name="P123" style:family="paragraph" style:parent-style-name="Text_20_body">
      <style:text-properties style:font-name="Liberation Sans" fo:font-size="11pt" officeooo:rsid="00d75980" officeooo:paragraph-rsid="00f148c7" style:font-size-asian="11pt" style:font-size-complex="11pt"/>
    </style:style>
    <style:style style:name="P124" style:family="paragraph" style:parent-style-name="Text_20_body">
      <style:text-properties style:font-name="Liberation Sans" fo:font-size="11pt" officeooo:rsid="00f8042e" officeooo:paragraph-rsid="00f8042e" style:font-size-asian="11pt" style:font-size-complex="11pt"/>
    </style:style>
    <style:style style:name="P125" style:family="paragraph" style:parent-style-name="Text_20_body">
      <style:text-properties style:font-name="Liberation Sans" fo:font-size="11pt" officeooo:rsid="00f8ce44" officeooo:paragraph-rsid="00f8ce44" style:font-size-asian="11pt" style:font-size-complex="11pt"/>
    </style:style>
    <style:style style:name="P126" style:family="paragraph" style:parent-style-name="Text_20_body">
      <style:text-properties style:font-name="Liberation Sans" fo:font-size="11pt" officeooo:rsid="0065f1d7" officeooo:paragraph-rsid="0065f1d7" style:font-size-asian="11pt" style:font-size-complex="11pt"/>
    </style:style>
    <style:style style:name="P127" style:family="paragraph" style:parent-style-name="Text_20_body">
      <style:text-properties style:font-name="Liberation Sans" fo:font-size="11pt" officeooo:rsid="009bf389" officeooo:paragraph-rsid="009bf389" style:font-size-asian="9.60000038146973pt" style:font-size-complex="11pt"/>
    </style:style>
    <style:style style:name="P128" style:family="paragraph" style:parent-style-name="Text_20_body">
      <style:text-properties style:font-name="Liberation Sans" fo:font-size="11pt" officeooo:rsid="00a66240" officeooo:paragraph-rsid="00a66240" style:font-size-asian="9.60000038146973pt" style:font-size-complex="11pt"/>
    </style:style>
    <style:style style:name="P129" style:family="paragraph" style:parent-style-name="Text_20_body">
      <style:text-properties officeooo:paragraph-rsid="00821483"/>
    </style:style>
    <style:style style:name="P130" style:family="paragraph" style:parent-style-name="Text_20_body">
      <style:text-properties officeooo:paragraph-rsid="008fdbfc"/>
    </style:style>
    <style:style style:name="P131" style:family="paragraph" style:parent-style-name="Text_20_body">
      <style:text-properties officeooo:rsid="00a17a0f" officeooo:paragraph-rsid="00a7c8e7"/>
    </style:style>
    <style:style style:name="P132" style:family="paragraph" style:parent-style-name="Text_20_body">
      <style:text-properties officeooo:paragraph-rsid="00a17a0f"/>
    </style:style>
    <style:style style:name="P133" style:family="paragraph" style:parent-style-name="Text_20_body">
      <style:text-properties officeooo:paragraph-rsid="00a3362a"/>
    </style:style>
    <style:style style:name="P134" style:family="paragraph" style:parent-style-name="Text_20_body">
      <style:text-properties officeooo:rsid="00db8efb" officeooo:paragraph-rsid="00db8efb"/>
    </style:style>
    <style:style style:name="P135" style:family="paragraph" style:parent-style-name="Text_20_body">
      <style:text-properties officeooo:paragraph-rsid="00db8efb"/>
    </style:style>
    <style:style style:name="P136" style:family="paragraph" style:parent-style-name="Text_20_body">
      <style:text-properties officeooo:paragraph-rsid="008ea119"/>
    </style:style>
    <style:style style:name="P137" style:family="paragraph" style:parent-style-name="Text_20_body">
      <style:text-properties officeooo:paragraph-rsid="00de9f8e"/>
    </style:style>
    <style:style style:name="P138" style:family="paragraph" style:parent-style-name="Text_20_body">
      <style:text-properties officeooo:rsid="00e188d9" officeooo:paragraph-rsid="00e188d9"/>
    </style:style>
    <style:style style:name="P139" style:family="paragraph" style:parent-style-name="Text_20_body">
      <style:text-properties officeooo:paragraph-rsid="00e46414"/>
    </style:style>
    <style:style style:name="P140" style:family="paragraph" style:parent-style-name="Text_20_body">
      <style:text-properties officeooo:paragraph-rsid="00a66240"/>
    </style:style>
    <style:style style:name="P141" style:family="paragraph" style:parent-style-name="Text_20_body">
      <style:text-properties officeooo:paragraph-rsid="00e64ffd"/>
    </style:style>
    <style:style style:name="P142" style:family="paragraph" style:parent-style-name="Text_20_body">
      <style:text-properties officeooo:rsid="00e64ffd" officeooo:paragraph-rsid="00e64ffd"/>
    </style:style>
    <style:style style:name="P143" style:family="paragraph" style:parent-style-name="Text_20_body">
      <style:text-properties officeooo:paragraph-rsid="00e6da8b"/>
    </style:style>
    <style:style style:name="P144" style:family="paragraph" style:parent-style-name="Text_20_body">
      <style:text-properties officeooo:paragraph-rsid="00b78564"/>
    </style:style>
    <style:style style:name="P145" style:family="paragraph" style:parent-style-name="Text_20_body">
      <style:text-properties officeooo:paragraph-rsid="00e918a5"/>
    </style:style>
    <style:style style:name="P146" style:family="paragraph" style:parent-style-name="Text_20_body">
      <style:text-properties officeooo:paragraph-rsid="00840c08"/>
    </style:style>
    <style:style style:name="P147" style:family="paragraph" style:parent-style-name="Text_20_body">
      <style:text-properties officeooo:paragraph-rsid="00f148c7"/>
    </style:style>
    <style:style style:name="P148" style:family="paragraph" style:parent-style-name="Text_20_body">
      <style:text-properties officeooo:paragraph-rsid="00dbdd74"/>
    </style:style>
    <style:style style:name="P149" style:family="paragraph" style:parent-style-name="Text_20_body">
      <style:text-properties officeooo:rsid="00f8042e" officeooo:paragraph-rsid="00f8042e"/>
    </style:style>
    <style:style style:name="P150" style:family="paragraph" style:parent-style-name="Text_20_body">
      <style:text-properties officeooo:paragraph-rsid="00fa76ab"/>
    </style:style>
    <style:style style:name="P151" style:family="paragraph" style:parent-style-name="Text_20_body">
      <style:text-properties officeooo:paragraph-rsid="00fd4752"/>
    </style:style>
    <style:style style:name="P152" style:family="paragraph" style:parent-style-name="Text_20_body">
      <style:text-properties officeooo:rsid="00fe909f" officeooo:paragraph-rsid="00fe909f"/>
    </style:style>
    <style:style style:name="P153" style:family="paragraph" style:parent-style-name="Table_20_Heading">
      <style:paragraph-properties fo:text-align="start" style:justify-single-word="false"/>
    </style:style>
    <style:style style:name="P154" style:family="paragraph" style:parent-style-name="Table_20_Heading">
      <style:paragraph-properties fo:text-align="start" style:justify-single-word="false"/>
      <style:text-properties officeooo:paragraph-rsid="00a7c8e7"/>
    </style:style>
    <style:style style:name="P155" style:family="paragraph" style:parent-style-name="Table_20_Heading">
      <style:paragraph-properties fo:text-align="start" style:justify-single-word="false"/>
      <style:text-properties officeooo:paragraph-rsid="00a98dd9"/>
    </style:style>
    <style:style style:name="P156" style:family="paragraph" style:parent-style-name="Table_20_Heading">
      <style:paragraph-properties fo:text-align="start" style:justify-single-word="false"/>
      <style:text-properties officeooo:paragraph-rsid="00b41a5a"/>
    </style:style>
    <style:style style:name="P157" style:family="paragraph" style:parent-style-name="Table_20_Heading">
      <style:paragraph-properties fo:text-align="start" style:justify-single-word="false"/>
      <style:text-properties officeooo:paragraph-rsid="00d3b8b8"/>
    </style:style>
    <style:style style:name="P158" style:family="paragraph" style:parent-style-name="Table_20_Heading">
      <style:paragraph-properties fo:text-align="start" style:justify-single-word="false"/>
      <style:text-properties officeooo:paragraph-rsid="00d98b33"/>
    </style:style>
    <style:style style:name="P159" style:family="paragraph" style:parent-style-name="Table_20_Heading">
      <style:paragraph-properties fo:text-align="start" style:justify-single-word="false"/>
      <style:text-properties officeooo:paragraph-rsid="00ddbbb1"/>
    </style:style>
    <style:style style:name="P160" style:family="paragraph" style:parent-style-name="Table_20_Heading">
      <style:paragraph-properties fo:text-align="start" style:justify-single-word="false"/>
      <style:text-properties officeooo:paragraph-rsid="00e64ffd"/>
    </style:style>
    <style:style style:name="P161" style:family="paragraph" style:parent-style-name="Table_20_Heading">
      <style:paragraph-properties fo:text-align="start" style:justify-single-word="false"/>
      <style:text-properties officeooo:paragraph-rsid="00e6da8b"/>
    </style:style>
    <style:style style:name="P162" style:family="paragraph" style:parent-style-name="Table_20_Heading">
      <style:paragraph-properties fo:text-align="start" style:justify-single-word="false"/>
      <style:text-properties officeooo:paragraph-rsid="00f8ce44"/>
    </style:style>
    <style:style style:name="P163" style:family="paragraph" style:parent-style-name="Table_20_Heading">
      <style:paragraph-properties fo:text-align="start" style:justify-single-word="false"/>
      <style:text-properties officeooo:paragraph-rsid="00fa76ab"/>
    </style:style>
    <style:style style:name="P164" style:family="paragraph" style:parent-style-name="Table_20_Heading">
      <style:paragraph-properties fo:text-align="start" style:justify-single-word="false"/>
      <style:text-properties officeooo:paragraph-rsid="00fe909f"/>
    </style:style>
    <style:style style:name="P165" style:family="paragraph" style:parent-style-name="Table_20_Heading">
      <style:paragraph-properties fo:text-align="center" style:justify-single-word="false"/>
    </style:style>
    <style:style style:name="P166" style:family="paragraph" style:parent-style-name="Table_20_Heading">
      <style:paragraph-properties fo:text-align="center" style:justify-single-word="false"/>
      <style:text-properties officeooo:paragraph-rsid="00a7c8e7"/>
    </style:style>
    <style:style style:name="P167" style:family="paragraph" style:parent-style-name="Table_20_Heading">
      <style:paragraph-properties fo:text-align="center" style:justify-single-word="false"/>
      <style:text-properties officeooo:paragraph-rsid="00a98dd9"/>
    </style:style>
    <style:style style:name="P168" style:family="paragraph" style:parent-style-name="Table_20_Heading">
      <style:paragraph-properties fo:text-align="center" style:justify-single-word="false"/>
      <style:text-properties officeooo:paragraph-rsid="00b41a5a"/>
    </style:style>
    <style:style style:name="P169" style:family="paragraph" style:parent-style-name="Table_20_Heading">
      <style:paragraph-properties fo:text-align="center" style:justify-single-word="false"/>
      <style:text-properties officeooo:paragraph-rsid="00d3b8b8"/>
    </style:style>
    <style:style style:name="P170" style:family="paragraph" style:parent-style-name="Table_20_Heading">
      <style:paragraph-properties fo:text-align="center" style:justify-single-word="false"/>
      <style:text-properties officeooo:paragraph-rsid="00d98b33"/>
    </style:style>
    <style:style style:name="P171" style:family="paragraph" style:parent-style-name="Table_20_Heading">
      <style:paragraph-properties fo:text-align="center" style:justify-single-word="false"/>
      <style:text-properties officeooo:paragraph-rsid="00ddbbb1"/>
    </style:style>
    <style:style style:name="P172" style:family="paragraph" style:parent-style-name="Table_20_Heading">
      <style:paragraph-properties fo:text-align="center" style:justify-single-word="false"/>
      <style:text-properties officeooo:paragraph-rsid="00e64ffd"/>
    </style:style>
    <style:style style:name="P173" style:family="paragraph" style:parent-style-name="Table_20_Heading">
      <style:paragraph-properties fo:text-align="center" style:justify-single-word="false"/>
      <style:text-properties officeooo:paragraph-rsid="00e6da8b"/>
    </style:style>
    <style:style style:name="P174" style:family="paragraph" style:parent-style-name="Table_20_Heading">
      <style:paragraph-properties fo:text-align="center" style:justify-single-word="false"/>
      <style:text-properties officeooo:paragraph-rsid="00f8ce44"/>
    </style:style>
    <style:style style:name="P175" style:family="paragraph" style:parent-style-name="Table_20_Heading">
      <style:paragraph-properties fo:text-align="center" style:justify-single-word="false"/>
      <style:text-properties officeooo:paragraph-rsid="00fa76ab"/>
    </style:style>
    <style:style style:name="P176" style:family="paragraph" style:parent-style-name="Table_20_Heading">
      <style:paragraph-properties fo:text-align="center" style:justify-single-word="false"/>
      <style:text-properties officeooo:paragraph-rsid="00fe909f"/>
    </style:style>
    <style:style style:name="P177" style:family="paragraph" style:parent-style-name="Table_20_Heading">
      <style:paragraph-properties fo:text-align="center" style:justify-single-word="false"/>
      <style:text-properties officeooo:rsid="00a17a0f" officeooo:paragraph-rsid="00a17a0f"/>
    </style:style>
    <style:style style:name="P178" style:family="paragraph" style:parent-style-name="Table_20_Heading">
      <style:paragraph-properties fo:text-align="center" style:justify-single-word="false"/>
      <style:text-properties officeooo:rsid="00bd9009" officeooo:paragraph-rsid="00bd9009"/>
    </style:style>
    <style:style style:name="P179" style:family="paragraph" style:parent-style-name="Table_20_Heading">
      <style:paragraph-properties fo:text-align="center" style:justify-single-word="false"/>
      <style:text-properties fo:font-weight="bold" officeooo:rsid="00bd9009" officeooo:paragraph-rsid="00bd9009" style:font-weight-asian="bold" style:font-weight-complex="bold"/>
    </style:style>
    <style:style style:name="P180" style:family="paragraph" style:parent-style-name="Table_20_Heading">
      <style:paragraph-properties fo:text-align="start" style:justify-single-word="false"/>
      <style:text-properties fo:font-weight="bold" officeooo:rsid="00bd9009" officeooo:paragraph-rsid="00bd9009" style:font-weight-asian="bold" style:font-weight-complex="bold"/>
    </style:style>
    <style:style style:name="P181" style:family="paragraph" style:parent-style-name="Table_20_Heading">
      <style:paragraph-properties fo:text-align="start" style:justify-single-word="false"/>
      <style:text-properties fo:font-weight="bold" officeooo:rsid="00fe909f" officeooo:paragraph-rsid="00fe909f" style:font-weight-asian="bold" style:font-weight-complex="bold"/>
    </style:style>
    <style:style style:name="P182" style:family="paragraph" style:parent-style-name="Heading_20_1" style:list-style-name=""/>
    <style:style style:name="P183"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10071f8" officeooo:paragraph-rsid="010071f8"/>
    </style:style>
    <style:style style:name="P186"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187" style:family="paragraph" style:parent-style-name="Heading_20_3">
      <style:text-properties fo:font-size="13.3000001907349pt" style:font-size-asian="11.6000003814697pt" style:font-size-complex="13.3000001907349pt"/>
    </style:style>
    <style:style style:name="P188" style:family="paragraph" style:parent-style-name="Heading_20_4">
      <style:text-properties fo:font-size="13.1000003814697pt" style:font-size-asian="11.4499998092651pt" style:font-size-complex="13.1000003814697pt"/>
    </style:style>
    <style:style style:name="P189" style:family="paragraph" style:parent-style-name="Heading_20_4">
      <style:text-properties fo:font-size="13.3000001907349pt" officeooo:paragraph-rsid="00fd4752" style:font-size-asian="13.3000001907349pt" style:font-size-complex="13.3000001907349pt"/>
    </style:style>
    <style:style style:name="P190" style:family="paragraph" style:parent-style-name="Heading_20_4">
      <style:text-properties fo:font-size="13.3000001907349pt" style:font-size-asian="11.6000003814697pt" style:font-size-complex="13.3000001907349pt"/>
    </style:style>
    <style:style style:name="P191" style:family="paragraph" style:parent-style-name="Heading_20_4">
      <style:text-properties fo:font-size="11pt" fo:font-style="normal" fo:font-weight="normal" officeooo:rsid="00fd4752" officeooo:paragraph-rsid="00fd4752" style:font-size-asian="11pt" style:font-style-asian="normal" style:font-weight-asian="normal" style:font-size-complex="11pt" style:font-style-complex="normal" style:font-weight-complex="normal"/>
    </style:style>
    <style:style style:name="P192" style:family="paragraph" style:parent-style-name="Heading_20_5">
      <style:text-properties style:font-name="Liberation Sans" fo:font-size="11.8000001907349pt" style:font-size-asian="11.8000001907349pt" style:font-size-complex="11.8000001907349pt"/>
    </style:style>
    <style:style style:name="P193" style:family="paragraph" style:parent-style-name="Heading_20_5">
      <style:text-properties style:font-name="Liberation Sans" fo:font-size="11.8000001907349pt" officeooo:rsid="00e64ffd" officeooo:paragraph-rsid="00e64ffd" style:font-size-asian="11.8000001907349pt" style:font-size-complex="11.8000001907349pt"/>
    </style:style>
    <style:style style:name="P194" style:family="paragraph" style:parent-style-name="Heading_20_5">
      <style:text-properties style:font-name="Liberation Sans" fo:font-size="11.8000001907349pt" officeooo:rsid="00a17a0f" officeooo:paragraph-rsid="00e64ffd" style:font-size-asian="11.8000001907349pt" style:font-size-complex="11.8000001907349pt"/>
    </style:style>
    <style:style style:name="P195" style:family="paragraph" style:parent-style-name="Heading_20_5">
      <style:text-properties style:font-name="Liberation Sans" fo:font-size="11.8000001907349pt" officeooo:paragraph-rsid="00d3b8b8" style:font-size-asian="11.8000001907349pt" style:font-size-complex="11.8000001907349pt"/>
    </style:style>
    <style:style style:name="P196" style:family="paragraph" style:parent-style-name="Heading_20_5">
      <style:text-properties style:font-name="Liberation Sans" fo:font-size="11.8000001907349pt" officeooo:paragraph-rsid="00f8ce44" style:font-size-asian="11.8000001907349pt" style:font-size-complex="11.8000001907349pt"/>
    </style:style>
    <style:style style:name="P197" style:family="paragraph" style:parent-style-name="Heading_20_5">
      <style:text-properties fo:font-size="11.8000001907349pt" officeooo:paragraph-rsid="00fa76ab" style:font-size-asian="11.8000001907349pt" style:font-size-complex="11.8000001907349pt"/>
    </style:style>
    <style:style style:name="P198" style:family="paragraph" style:parent-style-name="Heading_20_5">
      <style:text-properties fo:font-size="11.8000001907349pt" fo:font-weight="bold" style:font-size-asian="11.8000001907349pt" style:font-weight-asian="bold" style:font-size-complex="11.8000001907349pt" style:font-weight-complex="bold"/>
    </style:style>
    <style:style style:name="P199" style:family="paragraph" style:parent-style-name="Heading_20_5">
      <style:text-properties officeooo:paragraph-rsid="00e64ffd"/>
    </style:style>
    <style:style style:name="P200" style:family="paragraph" style:parent-style-name="Heading_20_5">
      <style:text-properties officeooo:paragraph-rsid="00d98b33"/>
    </style:style>
    <style:style style:name="P201" style:family="paragraph" style:parent-style-name="Heading_20_5">
      <style:text-properties officeooo:paragraph-rsid="00fd4752"/>
    </style:style>
    <style:style style:name="P202" style:family="paragraph" style:parent-style-name="Heading_20_5">
      <style:text-properties officeooo:paragraph-rsid="0101ac45"/>
    </style:style>
    <style:style style:name="P203" style:family="paragraph" style:parent-style-name="Heading_20_5">
      <style:text-properties officeooo:paragraph-rsid="01033c81"/>
    </style:style>
    <style:style style:name="P204" style:family="paragraph" style:parent-style-name="Heading_20_5">
      <style:text-properties officeooo:paragraph-rsid="010645c3"/>
    </style:style>
    <style:style style:name="P205" style:family="paragraph" style:parent-style-name="Standard">
      <style:paragraph-properties fo:margin-top="0.0201in" fo:margin-bottom="0.0201in" loext:contextual-spacing="false"/>
      <style:text-properties style:font-name="FreeMono" fo:font-size="11pt" officeooo:rsid="009fb78c" officeooo:paragraph-rsid="00de0afe" style:font-size-asian="11pt" style:font-size-complex="11pt"/>
    </style:style>
    <style:style style:name="P206" style:family="paragraph" style:parent-style-name="Standard">
      <style:paragraph-properties fo:margin-top="0.0201in" fo:margin-bottom="0.0201in" loext:contextual-spacing="false"/>
      <style:text-properties style:font-name="FreeMono" fo:font-size="11pt" officeooo:rsid="009fb78c" officeooo:paragraph-rsid="01033c81" style:font-size-asian="11pt" style:font-size-complex="11pt"/>
    </style:style>
    <style:style style:name="P207" style:family="paragraph" style:parent-style-name="Standard">
      <style:paragraph-properties fo:margin-top="0.0201in" fo:margin-bottom="0.0201in" loext:contextual-spacing="false"/>
      <style:text-properties style:font-name="FreeMono" fo:font-size="11pt" officeooo:rsid="0093142c" officeooo:paragraph-rsid="01033c81" style:font-size-asian="11pt" style:font-size-complex="11pt"/>
    </style:style>
    <style:style style:name="P208" style:family="paragraph" style:parent-style-name="Standard">
      <style:paragraph-properties fo:margin-top="0.0201in" fo:margin-bottom="0.0201in" loext:contextual-spacing="false"/>
      <style:text-properties style:font-name="FreeMono" fo:font-size="11pt" officeooo:rsid="0090e4a6" officeooo:paragraph-rsid="00d22833" style:font-size-asian="11pt" style:font-size-complex="11pt"/>
    </style:style>
    <style:style style:name="P209"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210" style:family="paragraph" style:parent-style-name="Standard">
      <style:paragraph-properties fo:margin-top="0.0201in" fo:margin-bottom="0.0201in" loext:contextual-spacing="false"/>
      <style:text-properties style:font-name="FreeMono" fo:font-size="11pt" officeooo:rsid="0033a15e" officeooo:paragraph-rsid="01019bf5" style:font-size-asian="11pt" style:font-size-complex="11pt"/>
    </style:style>
    <style:style style:name="P211" style:family="paragraph" style:parent-style-name="Standard">
      <style:paragraph-properties fo:margin-top="0.0201in" fo:margin-bottom="0.0201in" loext:contextual-spacing="false"/>
      <style:text-properties style:font-name="FreeMono" fo:font-size="11pt" officeooo:rsid="0033a15e" officeooo:paragraph-rsid="01033c81" style:font-size-asian="11pt" style:font-size-complex="11pt"/>
    </style:style>
    <style:style style:name="P212" style:family="paragraph" style:parent-style-name="Standard">
      <style:paragraph-properties fo:margin-top="0.0201in" fo:margin-bottom="0.0201in" loext:contextual-spacing="false"/>
      <style:text-properties style:font-name="FreeMono" fo:font-size="11pt" officeooo:rsid="01019bf5" officeooo:paragraph-rsid="01019bf5" style:font-size-asian="11pt" style:font-size-complex="11pt"/>
    </style:style>
    <style:style style:name="P213" style:family="paragraph" style:parent-style-name="Standard">
      <style:paragraph-properties fo:margin-top="0.0201in" fo:margin-bottom="0.0201in" loext:contextual-spacing="false"/>
      <style:text-properties style:font-name="FreeMono" fo:font-size="11pt" officeooo:rsid="01019bf5" officeooo:paragraph-rsid="01033c81" style:font-size-asian="11pt" style:font-size-complex="11pt"/>
    </style:style>
    <style:style style:name="P214" style:family="paragraph" style:parent-style-name="Standard">
      <style:paragraph-properties fo:margin-top="0.0201in" fo:margin-bottom="0.0201in" loext:contextual-spacing="false"/>
      <style:text-properties style:font-name="FreeMono" fo:font-size="11pt" officeooo:rsid="0050ae82" officeooo:paragraph-rsid="01033c81" style:font-size-asian="11pt" style:font-size-complex="11pt"/>
    </style:style>
    <style:style style:name="P215" style:family="paragraph" style:parent-style-name="Standard">
      <style:paragraph-properties fo:margin-top="0.0201in" fo:margin-bottom="0.0201in" loext:contextual-spacing="false"/>
      <style:text-properties officeooo:paragraph-rsid="01019bf5"/>
    </style:style>
    <style:style style:name="P216" style:family="paragraph" style:parent-style-name="Standard">
      <style:paragraph-properties fo:margin-top="0.0201in" fo:margin-bottom="0.0201in" loext:contextual-spacing="false"/>
      <style:text-properties officeooo:rsid="0050ae82" officeooo:paragraph-rsid="01033c81"/>
    </style:style>
    <style:style style:name="P217" style:family="paragraph" style:parent-style-name="Standard">
      <style:paragraph-properties fo:margin-top="0.0201in" fo:margin-bottom="0.0201in" loext:contextual-spacing="false"/>
      <style:text-properties officeooo:paragraph-rsid="01033c81"/>
    </style:style>
    <style:style style:name="P218" style:family="paragraph" style:parent-style-name="Table_20_Contents">
      <style:paragraph-properties fo:text-align="start" style:justify-single-word="false"/>
      <style:text-properties style:font-name="Liberation Sans" fo:font-size="11pt" officeooo:rsid="00f728d6" officeooo:paragraph-rsid="00f728d6" style:font-size-asian="11pt" style:font-size-complex="11pt"/>
    </style:style>
    <style:style style:name="P219" style:family="paragraph" style:parent-style-name="Table_20_Contents">
      <style:paragraph-properties fo:text-align="center" style:justify-single-word="false"/>
      <style:text-properties style:font-name="Liberation Sans" fo:font-size="11pt" officeooo:rsid="00f728d6" officeooo:paragraph-rsid="00f728d6" style:font-size-asian="11pt" style:font-size-complex="11pt"/>
    </style:style>
    <style:style style:name="P220" style:family="paragraph" style:parent-style-name="Table_20_Contents">
      <style:paragraph-properties fo:text-align="center" style:justify-single-word="false"/>
      <style:text-properties style:font-name="Liberation Sans" fo:font-size="11pt" officeooo:rsid="00f728d6" officeooo:paragraph-rsid="00f8ce44" style:font-size-asian="11pt" style:font-size-complex="11pt"/>
    </style:style>
    <style:style style:name="P221"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222" style:family="paragraph" style:parent-style-name="Table_20_Contents">
      <style:paragraph-properties fo:text-align="start" style:justify-single-word="false"/>
      <style:text-properties officeooo:paragraph-rsid="0101ac45"/>
    </style:style>
    <style:style style:name="P223" style:family="paragraph" style:parent-style-name="Table_20_Contents">
      <style:paragraph-properties fo:text-align="start" style:justify-single-word="false"/>
      <style:text-properties officeooo:paragraph-rsid="01033c81"/>
    </style:style>
    <style:style style:name="P224" style:family="paragraph" style:parent-style-name="Table_20_Contents">
      <style:paragraph-properties fo:text-align="start" style:justify-single-word="false"/>
      <style:text-properties officeooo:paragraph-rsid="010645c3"/>
    </style:style>
    <style:style style:name="P225" style:family="paragraph" style:parent-style-name="Table_20_Contents">
      <style:paragraph-properties fo:text-align="center" style:justify-single-word="false"/>
      <style:text-properties fo:font-size="11pt" officeooo:paragraph-rsid="00b5e873" style:font-size-asian="11pt" style:font-size-complex="11pt"/>
    </style:style>
    <style:style style:name="P226" style:family="paragraph" style:parent-style-name="Table_20_Contents">
      <style:paragraph-properties fo:text-align="center" style:justify-single-word="false"/>
      <style:text-properties fo:font-size="11pt" officeooo:paragraph-rsid="0101ac45" style:font-size-asian="11pt" style:font-size-complex="11pt"/>
    </style:style>
    <style:style style:name="P227" style:family="paragraph" style:parent-style-name="Table_20_Contents">
      <style:paragraph-properties fo:text-align="center" style:justify-single-word="false"/>
      <style:text-properties fo:font-size="11pt" officeooo:paragraph-rsid="01033c81" style:font-size-asian="11pt" style:font-size-complex="11pt"/>
    </style:style>
    <style:style style:name="P228" style:family="paragraph" style:parent-style-name="Table_20_Contents">
      <style:paragraph-properties fo:text-align="center" style:justify-single-word="false"/>
      <style:text-properties fo:font-size="11pt" officeooo:paragraph-rsid="010645c3" style:font-size-asian="11pt" style:font-size-complex="11pt"/>
    </style:style>
    <style:style style:name="P229" style:family="paragraph" style:parent-style-name="Table_20_Contents">
      <style:paragraph-properties fo:text-align="center" style:justify-single-word="false"/>
      <style:text-properties fo:font-size="11pt" officeooo:paragraph-rsid="00d98b33" style:font-size-asian="11pt" style:font-size-complex="11pt"/>
    </style:style>
    <style:style style:name="P230" style:family="paragraph" style:parent-style-name="Table_20_Contents">
      <style:paragraph-properties fo:text-align="center" style:justify-single-word="false"/>
      <style:text-properties fo:font-size="11pt" officeooo:paragraph-rsid="00d3b8b8" style:font-size-asian="11pt" style:font-size-complex="11pt"/>
    </style:style>
    <style:style style:name="P231" style:family="paragraph" style:parent-style-name="Table_20_Contents">
      <style:paragraph-properties fo:text-align="start" style:justify-single-word="false"/>
      <style:text-properties fo:font-size="11pt" officeooo:paragraph-rsid="0101ac45" style:font-size-asian="11pt" style:font-size-complex="11pt"/>
    </style:style>
    <style:style style:name="P232" style:family="paragraph" style:parent-style-name="Table_20_Contents">
      <style:paragraph-properties fo:text-align="start" style:justify-single-word="false"/>
      <style:text-properties fo:font-size="11pt" officeooo:rsid="0101ac45" officeooo:paragraph-rsid="0101ac45" style:font-size-asian="11pt" style:font-size-complex="11pt"/>
    </style:style>
    <style:style style:name="P233" style:family="paragraph" style:parent-style-name="Table_20_Contents">
      <style:paragraph-properties fo:text-align="center" style:justify-single-word="false"/>
      <style:text-properties fo:font-size="11pt" officeooo:rsid="0101ac45" officeooo:paragraph-rsid="0101ac45" style:font-size-asian="11pt" style:font-size-complex="11pt"/>
    </style:style>
    <style:style style:name="P234" style:family="paragraph" style:parent-style-name="Table_20_Contents">
      <style:paragraph-properties fo:text-align="start" style:justify-single-word="false"/>
      <style:text-properties fo:font-size="11pt" officeooo:rsid="00e6da8b" officeooo:paragraph-rsid="00e6da8b" style:font-size-asian="11pt" style:font-size-complex="11pt"/>
    </style:style>
    <style:style style:name="P235" style:family="paragraph" style:parent-style-name="Table_20_Contents">
      <style:paragraph-properties fo:text-align="center" style:justify-single-word="false"/>
      <style:text-properties fo:font-size="11pt" officeooo:rsid="00e6da8b" officeooo:paragraph-rsid="00e6da8b" style:font-size-asian="11pt" style:font-size-complex="11pt"/>
    </style:style>
    <style:style style:name="P236" style:family="paragraph" style:parent-style-name="Table_20_Contents">
      <style:paragraph-properties fo:text-align="center" style:justify-single-word="false"/>
      <style:text-properties fo:font-size="11pt" officeooo:rsid="0108e336" officeooo:paragraph-rsid="0108e336" style:font-size-asian="11pt" style:font-size-complex="11pt"/>
    </style:style>
    <style:style style:name="P237" style:family="paragraph" style:parent-style-name="Table_20_Contents">
      <style:paragraph-properties fo:text-align="center" style:justify-single-word="false"/>
      <style:text-properties fo:font-size="11pt" officeooo:rsid="00a7c8e7" officeooo:paragraph-rsid="00a7c8e7" style:font-size-asian="9.60000038146973pt" style:font-size-complex="11pt"/>
    </style:style>
    <style:style style:name="P238" style:family="paragraph" style:parent-style-name="Table_20_Contents">
      <style:paragraph-properties fo:text-align="center" style:justify-single-word="false"/>
      <style:text-properties fo:font-size="11pt" officeooo:rsid="00a66240" officeooo:paragraph-rsid="00a66240" style:font-size-asian="9.60000038146973pt" style:font-size-complex="11pt"/>
    </style:style>
    <style:style style:name="P239" style:family="paragraph" style:parent-style-name="Table_20_Contents">
      <style:paragraph-properties fo:text-align="center" style:justify-single-word="false"/>
      <style:text-properties officeooo:paragraph-rsid="00e6da8b"/>
    </style:style>
    <style:style style:name="P240" style:family="paragraph" style:parent-style-name="Table_20_Contents">
      <style:paragraph-properties fo:text-align="center" style:justify-single-word="false"/>
      <style:text-properties officeooo:paragraph-rsid="010645c3"/>
    </style:style>
    <style:style style:name="P241" style:family="paragraph" style:parent-style-name="Table_20_Contents">
      <style:paragraph-properties fo:text-align="center" style:justify-single-word="false"/>
      <style:text-properties officeooo:paragraph-rsid="01033c81"/>
    </style:style>
    <style:style style:name="P242" style:family="paragraph" style:parent-style-name="Table_20_Contents">
      <style:paragraph-properties fo:text-align="center" style:justify-single-word="false"/>
      <style:text-properties officeooo:paragraph-rsid="00b67686"/>
    </style:style>
    <style:style style:name="P243" style:family="paragraph" style:parent-style-name="Table_20_Contents">
      <style:paragraph-properties fo:text-align="center" style:justify-single-word="false"/>
      <style:text-properties officeooo:paragraph-rsid="0101ac45"/>
    </style:style>
    <style:style style:name="P244" style:family="paragraph" style:parent-style-name="Table_20_Contents">
      <style:paragraph-properties fo:text-align="center" style:justify-single-word="false"/>
      <style:text-properties officeooo:paragraph-rsid="00a98dd9"/>
    </style:style>
    <style:style style:name="P245" style:family="paragraph" style:parent-style-name="Table_20_Contents">
      <style:paragraph-properties fo:text-align="center" style:justify-single-word="false"/>
      <style:text-properties officeooo:paragraph-rsid="00e64ffd"/>
    </style:style>
    <style:style style:name="P246" style:family="paragraph" style:parent-style-name="Table_20_Heading">
      <style:paragraph-properties fo:text-align="start" style:justify-single-word="false"/>
      <style:text-properties officeooo:paragraph-rsid="0101ac45"/>
    </style:style>
    <style:style style:name="P247" style:family="paragraph" style:parent-style-name="Table_20_Heading">
      <style:paragraph-properties fo:text-align="start" style:justify-single-word="false"/>
      <style:text-properties officeooo:paragraph-rsid="01033c81"/>
    </style:style>
    <style:style style:name="P248" style:family="paragraph" style:parent-style-name="Table_20_Heading">
      <style:paragraph-properties fo:text-align="start" style:justify-single-word="false"/>
      <style:text-properties officeooo:paragraph-rsid="010645c3"/>
    </style:style>
    <style:style style:name="P249" style:family="paragraph" style:parent-style-name="Table_20_Heading">
      <style:paragraph-properties fo:text-align="center" style:justify-single-word="false"/>
    </style:style>
    <style:style style:name="P250" style:family="paragraph" style:parent-style-name="Table_20_Heading">
      <style:paragraph-properties fo:text-align="center" style:justify-single-word="false"/>
      <style:text-properties officeooo:paragraph-rsid="00b41a5a"/>
    </style:style>
    <style:style style:name="P251" style:family="paragraph" style:parent-style-name="Table_20_Heading">
      <style:paragraph-properties fo:text-align="center" style:justify-single-word="false"/>
      <style:text-properties officeooo:paragraph-rsid="0101ac45"/>
    </style:style>
    <style:style style:name="P252" style:family="paragraph" style:parent-style-name="Table_20_Heading">
      <style:paragraph-properties fo:text-align="center" style:justify-single-word="false"/>
      <style:text-properties officeooo:paragraph-rsid="01033c81"/>
    </style:style>
    <style:style style:name="P253" style:family="paragraph" style:parent-style-name="Table_20_Heading">
      <style:paragraph-properties fo:text-align="center" style:justify-single-word="false"/>
      <style:text-properties officeooo:paragraph-rsid="010645c3"/>
    </style:style>
    <style:style style:name="P254" style:family="paragraph" style:parent-style-name="Table_20_Heading">
      <style:paragraph-properties fo:text-align="center" style:justify-single-word="false"/>
      <style:text-properties officeooo:paragraph-rsid="00ddbbb1"/>
    </style:style>
    <style:style style:name="P255" style:family="paragraph" style:parent-style-name="Table_20_Heading">
      <style:paragraph-properties fo:text-align="center" style:justify-single-word="false"/>
      <style:text-properties officeooo:paragraph-rsid="00d98b33"/>
    </style:style>
    <style:style style:name="P256" style:family="paragraph" style:parent-style-name="Table_20_Heading">
      <style:paragraph-properties fo:text-align="center" style:justify-single-word="false"/>
      <style:text-properties officeooo:paragraph-rsid="00f8ce44"/>
    </style:style>
    <style:style style:name="P257" style:family="paragraph" style:parent-style-name="Table_20_Heading">
      <style:paragraph-properties fo:text-align="center" style:justify-single-word="false"/>
      <style:text-properties officeooo:paragraph-rsid="00fa76ab"/>
    </style:style>
    <style:style style:name="P258" style:family="paragraph" style:parent-style-name="Table_20_Heading">
      <style:paragraph-properties fo:text-align="center" style:justify-single-word="false"/>
      <style:text-properties officeooo:paragraph-rsid="00d3b8b8"/>
    </style:style>
    <style:style style:name="P259" style:family="paragraph" style:parent-style-name="Table_20_Heading">
      <style:paragraph-properties fo:text-align="center" style:justify-single-word="false"/>
      <style:text-properties officeooo:paragraph-rsid="00a98dd9"/>
    </style:style>
    <style:style style:name="P260" style:family="paragraph" style:parent-style-name="Table_20_Heading">
      <style:paragraph-properties fo:text-align="center" style:justify-single-word="false"/>
      <style:text-properties officeooo:paragraph-rsid="00a7c8e7"/>
    </style:style>
    <style:style style:name="P261" style:family="paragraph" style:parent-style-name="Table_20_Heading">
      <style:paragraph-properties fo:text-align="center" style:justify-single-word="false"/>
      <style:text-properties officeooo:paragraph-rsid="00e64ffd"/>
    </style:style>
    <style:style style:name="P262" style:family="paragraph" style:parent-style-name="Table_20_Heading">
      <style:paragraph-properties fo:text-align="center" style:justify-single-word="false"/>
      <style:text-properties officeooo:paragraph-rsid="00e6da8b"/>
    </style:style>
    <style:style style:name="P263" style:family="paragraph" style:parent-style-name="Text_20_body">
      <style:text-properties style:font-name="Liberation Sans" fo:font-size="11pt" officeooo:rsid="00e46414" officeooo:paragraph-rsid="00e46414" style:font-size-asian="11pt" style:font-size-complex="11pt"/>
    </style:style>
    <style:style style:name="P264" style:family="paragraph" style:parent-style-name="Text_20_body">
      <style:text-properties style:font-name="Liberation Sans" fo:font-size="11pt" officeooo:rsid="00e64ffd" officeooo:paragraph-rsid="00e6da8b" style:font-size-asian="11pt" style:font-size-complex="11pt"/>
    </style:style>
    <style:style style:name="P265" style:family="paragraph" style:parent-style-name="Text_20_body">
      <style:text-properties style:font-name="Liberation Sans" fo:font-size="11pt" officeooo:rsid="00e64ffd" officeooo:paragraph-rsid="00fa76ab" style:font-size-asian="11pt" style:font-size-complex="11pt"/>
    </style:style>
    <style:style style:name="P266" style:family="paragraph" style:parent-style-name="Text_20_body">
      <style:text-properties style:font-name="Liberation Sans" fo:font-size="11pt" officeooo:rsid="00f8042e" officeooo:paragraph-rsid="00f8042e" style:font-size-asian="11pt" style:font-size-complex="11pt"/>
    </style:style>
    <style:style style:name="P267" style:family="paragraph" style:parent-style-name="Text_20_body">
      <style:text-properties style:font-name="Liberation Sans" fo:font-size="11pt" officeooo:rsid="00f8ce44" officeooo:paragraph-rsid="00f8ce44" style:font-size-asian="11pt" style:font-size-complex="11pt"/>
    </style:style>
    <style:style style:name="P268" style:family="paragraph" style:parent-style-name="Text_20_body">
      <style:text-properties style:font-name="Liberation Sans" fo:font-size="11pt" officeooo:rsid="00fd4752" officeooo:paragraph-rsid="00fd4752" style:font-size-asian="11pt" style:font-size-complex="11pt"/>
    </style:style>
    <style:style style:name="P269" style:family="paragraph" style:parent-style-name="Text_20_body">
      <style:text-properties style:font-name="Liberation Sans" fo:font-size="11pt" officeooo:rsid="00d75980" officeooo:paragraph-rsid="01083400" style:font-size-asian="11pt" style:font-size-complex="11pt"/>
    </style:style>
    <style:style style:name="P270" style:family="paragraph" style:parent-style-name="Text_20_body">
      <style:text-properties fo:font-size="11pt" officeooo:rsid="00fe7a55" officeooo:paragraph-rsid="00fe909f" style:font-size-asian="11pt" style:font-size-complex="11pt"/>
    </style:style>
    <style:style style:name="P271" style:family="paragraph" style:parent-style-name="Text_20_body">
      <style:text-properties fo:font-size="11pt" officeooo:rsid="00fe909f" officeooo:paragraph-rsid="00fe909f" style:font-size-asian="11pt" style:font-size-complex="11pt"/>
    </style:style>
    <style:style style:name="P272" style:family="paragraph" style:parent-style-name="Text_20_body">
      <style:text-properties officeooo:paragraph-rsid="00a3362a"/>
    </style:style>
    <style:style style:name="P273" style:family="paragraph" style:parent-style-name="Text_20_body">
      <style:text-properties officeooo:paragraph-rsid="0101ac45"/>
    </style:style>
    <style:style style:name="P274" style:family="paragraph" style:parent-style-name="Text_20_body">
      <style:text-properties officeooo:rsid="0101ac45" officeooo:paragraph-rsid="0101ac45"/>
    </style:style>
    <style:style style:name="P275" style:family="paragraph" style:parent-style-name="Text_20_body">
      <style:text-properties officeooo:rsid="0101ac45" officeooo:paragraph-rsid="010645c3"/>
    </style:style>
    <style:style style:name="P276" style:family="paragraph" style:parent-style-name="Text_20_body">
      <style:text-properties officeooo:rsid="0101ac45" officeooo:paragraph-rsid="01083400"/>
    </style:style>
    <style:style style:name="P277" style:family="paragraph" style:parent-style-name="Text_20_body">
      <style:text-properties officeooo:paragraph-rsid="0104ffc4"/>
    </style:style>
    <style:style style:name="P278" style:family="paragraph" style:parent-style-name="Text_20_body">
      <style:text-properties officeooo:rsid="010598a5" officeooo:paragraph-rsid="010598a5"/>
    </style:style>
    <style:style style:name="P279" style:family="paragraph" style:parent-style-name="Text_20_body">
      <style:text-properties officeooo:rsid="010645c3" officeooo:paragraph-rsid="010645c3"/>
    </style:style>
    <style:style style:name="P280" style:family="paragraph" style:parent-style-name="Text_20_body">
      <style:text-properties officeooo:paragraph-rsid="010645c3"/>
    </style:style>
    <style:style style:name="P281" style:family="paragraph" style:parent-style-name="Text_20_body">
      <style:text-properties officeooo:paragraph-rsid="01083400"/>
    </style:style>
    <style:style style:name="P282" style:family="paragraph" style:parent-style-name="Text_20_body">
      <style:text-properties officeooo:paragraph-rsid="00f8ce44"/>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0afe" style:font-size-asian="11pt" style:font-size-complex="11pt"/>
    </style:style>
    <style:style style:name="T24" style:family="text">
      <style:text-properties fo:font-size="11pt" officeooo:rsid="00de9f8e" style:font-size-asian="11pt" style:font-size-complex="11pt"/>
    </style:style>
    <style:style style:name="T25" style:family="text">
      <style:text-properties fo:font-size="11pt" officeooo:rsid="00e09a7a" style:font-size-asian="11pt" style:font-size-complex="11pt"/>
    </style:style>
    <style:style style:name="T26" style:family="text">
      <style:text-properties fo:font-size="11pt" officeooo:rsid="00e188d9" style:font-size-asian="11pt" style:font-size-complex="11pt"/>
    </style:style>
    <style:style style:name="T27" style:family="text">
      <style:text-properties fo:font-size="11pt" officeooo:rsid="009a8f7d" style:font-size-asian="11pt" style:font-size-complex="11pt"/>
    </style:style>
    <style:style style:name="T28" style:family="text">
      <style:text-properties fo:font-size="11pt" officeooo:rsid="00e2d908" style:font-size-asian="11pt" style:font-size-complex="11pt"/>
    </style:style>
    <style:style style:name="T29" style:family="text">
      <style:text-properties fo:font-size="11pt" officeooo:rsid="00e64ffd" style:font-size-asian="11pt" style:font-size-complex="11pt"/>
    </style:style>
    <style:style style:name="T30" style:family="text">
      <style:text-properties fo:font-size="11pt" officeooo:rsid="00a98dd9" style:font-size-asian="11pt" style:font-size-complex="11pt"/>
    </style:style>
    <style:style style:name="T31" style:family="text">
      <style:text-properties fo:font-size="11pt" officeooo:rsid="00b41a5a" style:font-size-asian="11pt" style:font-size-complex="11pt"/>
    </style:style>
    <style:style style:name="T32" style:family="text">
      <style:text-properties fo:font-size="11pt" officeooo:rsid="00e6da8b" style:font-size-asian="11pt" style:font-size-complex="11pt"/>
    </style:style>
    <style:style style:name="T33" style:family="text">
      <style:text-properties fo:font-size="11pt" officeooo:rsid="00b5e873" style:font-size-asian="11pt" style:font-size-complex="11pt"/>
    </style:style>
    <style:style style:name="T34" style:family="text">
      <style:text-properties fo:font-size="11pt" officeooo:rsid="00b67686" style:font-size-asian="11pt" style:font-size-complex="11pt"/>
    </style:style>
    <style:style style:name="T35" style:family="text">
      <style:text-properties fo:font-size="11pt" officeooo:rsid="00bd9009" style:font-size-asian="11pt" style:font-size-complex="11pt"/>
    </style:style>
    <style:style style:name="T36" style:family="text">
      <style:text-properties fo:font-size="11pt" officeooo:rsid="00e918a5" style:font-size-asian="11pt" style:font-size-complex="11pt"/>
    </style:style>
    <style:style style:name="T37" style:family="text">
      <style:text-properties fo:font-size="11pt" officeooo:rsid="00e95d96" style:font-size-asian="11pt" style:font-size-complex="11pt"/>
    </style:style>
    <style:style style:name="T38" style:family="text">
      <style:text-properties fo:font-size="11pt" officeooo:rsid="00ec3f98" style:font-size-asian="11pt" style:font-size-complex="11pt"/>
    </style:style>
    <style:style style:name="T39" style:family="text">
      <style:text-properties fo:font-size="11pt" officeooo:rsid="00eee364" style:font-size-asian="11pt" style:font-size-complex="11pt"/>
    </style:style>
    <style:style style:name="T40" style:family="text">
      <style:text-properties fo:font-size="11pt" officeooo:rsid="00f148c7" style:font-size-asian="11pt" style:font-size-complex="11pt"/>
    </style:style>
    <style:style style:name="T41" style:family="text">
      <style:text-properties fo:font-size="11pt" officeooo:rsid="00fa76ab" style:font-size-asian="11pt" style:font-size-complex="11pt"/>
    </style:style>
    <style:style style:name="T42" style:family="text">
      <style:text-properties fo:font-size="11pt" officeooo:rsid="00fe909f" style:font-size-asian="11pt" style:font-size-complex="11pt"/>
    </style:style>
    <style:style style:name="T43" style:family="text">
      <style:text-properties fo:font-size="11pt" officeooo:rsid="0101ac45" style:font-size-asian="11pt" style:font-size-complex="11pt"/>
    </style:style>
    <style:style style:name="T44" style:family="text">
      <style:text-properties fo:font-size="11pt" officeooo:rsid="01033c81" style:font-size-asian="11pt" style:font-size-complex="11pt"/>
    </style:style>
    <style:style style:name="T45" style:family="text">
      <style:text-properties fo:font-size="11pt" officeooo:rsid="0104f05c" style:font-size-asian="11pt" style:font-size-complex="11pt"/>
    </style:style>
    <style:style style:name="T46" style:family="text">
      <style:text-properties fo:font-size="11pt" officeooo:rsid="0104ffc4" style:font-size-asian="11pt" style:font-size-complex="11pt"/>
    </style:style>
    <style:style style:name="T47" style:family="text">
      <style:text-properties fo:font-size="11pt" officeooo:rsid="010645c3" style:font-size-asian="11pt" style:font-size-complex="11pt"/>
    </style:style>
    <style:style style:name="T48" style:family="text">
      <style:text-properties fo:font-size="11pt" officeooo:rsid="00a66240" style:font-size-asian="9.60000038146973pt" style:font-size-complex="11pt"/>
    </style:style>
    <style:style style:name="T49" style:family="text">
      <style:text-properties fo:font-size="11pt" officeooo:rsid="00a7c8e7" style:font-size-asian="9.60000038146973pt" style:font-size-complex="11pt"/>
    </style:style>
    <style:style style:name="T50" style:family="text">
      <style:text-properties fo:font-size="11pt" officeooo:rsid="00a98dd9" style:font-size-asian="9.60000038146973pt" style:font-size-complex="11pt"/>
    </style:style>
    <style:style style:name="T51" style:family="text">
      <style:text-properties fo:font-size="11pt" officeooo:rsid="00b41a5a" style:font-size-asian="9.60000038146973pt" style:font-size-complex="11pt"/>
    </style:style>
    <style:style style:name="T52" style:family="text">
      <style:text-properties fo:font-size="11pt" officeooo:rsid="00b5e873" style:font-size-asian="9.60000038146973pt" style:font-size-complex="11pt"/>
    </style:style>
    <style:style style:name="T53" style:family="text">
      <style:text-properties fo:font-size="11pt" officeooo:rsid="00b67686" style:font-size-asian="9.60000038146973pt" style:font-size-complex="11pt"/>
    </style:style>
    <style:style style:name="T54" style:family="text">
      <style:text-properties fo:font-size="11pt" officeooo:rsid="00e614c6" style:font-size-asian="9.60000038146973pt" style:font-size-complex="11pt"/>
    </style:style>
    <style:style style:name="T55" style:family="text">
      <style:text-properties fo:font-size="11pt" officeooo:rsid="009bf389" style:font-size-asian="9.60000038146973pt" style:font-size-complex="11pt"/>
    </style:style>
    <style:style style:name="T56" style:family="text">
      <style:text-properties fo:font-size="11pt" officeooo:rsid="01033c81" style:font-size-asian="9.60000038146973pt" style:font-size-complex="11pt"/>
    </style:style>
    <style:style style:name="T57" style:family="text">
      <style:text-properties fo:font-size="11pt" officeooo:rsid="010598a5" style:font-size-asian="9.60000038146973pt" style:font-size-complex="11pt"/>
    </style:style>
    <style:style style:name="T58" style:family="text">
      <style:text-properties fo:font-size="11pt" officeooo:rsid="010645c3" style:font-size-asian="9.60000038146973pt" style:font-size-complex="11pt"/>
    </style:style>
    <style:style style:name="T59" style:family="text">
      <style:text-properties style:font-name="FreeMono"/>
    </style:style>
    <style:style style:name="T60" style:family="text">
      <style:text-properties style:font-name="FreeMono" fo:font-size="11pt" style:font-size-asian="11pt" style:font-size-complex="11pt"/>
    </style:style>
    <style:style style:name="T61" style:family="text">
      <style:text-properties style:font-name="FreeMono" fo:font-size="11pt" officeooo:rsid="001a075d" style:font-size-asian="11pt" style:font-size-complex="11pt"/>
    </style:style>
    <style:style style:name="T62" style:family="text">
      <style:text-properties style:font-name="FreeMono" fo:font-size="11pt" officeooo:rsid="0027c087" style:font-size-asian="11pt" style:font-size-complex="11pt"/>
    </style:style>
    <style:style style:name="T63" style:family="text">
      <style:text-properties style:font-name="FreeMono" fo:font-size="11pt" officeooo:rsid="002e1b56" style:font-size-asian="11pt" style:font-size-complex="11pt"/>
    </style:style>
    <style:style style:name="T64" style:family="text">
      <style:text-properties style:font-name="FreeMono" fo:font-size="11pt" officeooo:rsid="002fec62" style:font-size-asian="11pt" style:font-size-complex="11pt"/>
    </style:style>
    <style:style style:name="T65" style:family="text">
      <style:text-properties style:font-name="FreeMono" fo:font-size="11pt" officeooo:rsid="0033a15e" style:font-size-asian="11pt" style:font-size-complex="11pt"/>
    </style:style>
    <style:style style:name="T66" style:family="text">
      <style:text-properties style:font-name="FreeMono" fo:font-size="11pt" officeooo:rsid="00501038" style:font-size-asian="11pt" style:font-size-complex="11pt"/>
    </style:style>
    <style:style style:name="T67" style:family="text">
      <style:text-properties style:font-name="FreeMono" fo:font-size="11pt" officeooo:rsid="0050ae82" style:font-size-asian="11pt" style:font-size-complex="11pt"/>
    </style:style>
    <style:style style:name="T68" style:family="text">
      <style:text-properties style:font-name="FreeMono" fo:font-size="11pt" officeooo:rsid="00695403" style:font-size-asian="11pt" style:font-size-complex="11pt"/>
    </style:style>
    <style:style style:name="T69" style:family="text">
      <style:text-properties style:font-name="FreeMono" fo:font-size="11pt" officeooo:rsid="006ae572" style:font-size-asian="11pt" style:font-size-complex="11pt"/>
    </style:style>
    <style:style style:name="T70" style:family="text">
      <style:text-properties style:font-name="FreeMono" fo:font-size="11pt" officeooo:rsid="006d4948" style:font-size-asian="11pt" style:font-size-complex="11pt"/>
    </style:style>
    <style:style style:name="T71" style:family="text">
      <style:text-properties style:font-name="FreeMono" fo:font-size="11pt" officeooo:rsid="00627bba" style:font-size-asian="11pt" style:font-size-complex="11pt"/>
    </style:style>
    <style:style style:name="T72" style:family="text">
      <style:text-properties style:font-name="FreeMono" fo:font-size="11pt" officeooo:rsid="0063fb08" style:font-size-asian="11pt" style:font-size-complex="11pt"/>
    </style:style>
    <style:style style:name="T73" style:family="text">
      <style:text-properties style:font-name="FreeMono" fo:font-size="11pt" officeooo:rsid="0090e4a6" style:font-size-asian="11pt" style:font-size-complex="11pt"/>
    </style:style>
    <style:style style:name="T74" style:family="text">
      <style:text-properties style:font-name="FreeMono" fo:font-size="11pt" officeooo:rsid="0093142c" style:font-size-asian="11pt" style:font-size-complex="11pt"/>
    </style:style>
    <style:style style:name="T75" style:family="text">
      <style:text-properties style:font-name="FreeMono" fo:font-size="11pt" officeooo:rsid="0040543d" style:font-size-asian="11pt" style:font-size-complex="11pt"/>
    </style:style>
    <style:style style:name="T76" style:family="text">
      <style:text-properties style:font-name="FreeMono" fo:font-size="11pt" officeooo:rsid="003fb274" style:font-size-asian="11pt" style:font-size-complex="11pt"/>
    </style:style>
    <style:style style:name="T77" style:family="text">
      <style:text-properties style:font-name="FreeMono" fo:font-size="11pt" officeooo:rsid="009bf389" style:font-size-asian="11pt" style:font-size-complex="11pt"/>
    </style:style>
    <style:style style:name="T78" style:family="text">
      <style:text-properties style:font-name="FreeMono" fo:font-size="11pt" officeooo:rsid="009fb78c" style:font-size-asian="11pt" style:font-size-complex="11pt"/>
    </style:style>
    <style:style style:name="T79" style:family="text">
      <style:text-properties style:font-name="FreeMono" fo:font-size="11pt" officeooo:rsid="00d98b33" style:font-size-asian="11pt" style:font-size-complex="11pt"/>
    </style:style>
    <style:style style:name="T80" style:family="text">
      <style:text-properties style:font-name="FreeMono" fo:font-size="11pt" officeooo:rsid="00e2d908" style:font-size-asian="11pt" style:font-size-complex="11pt"/>
    </style:style>
    <style:style style:name="T81" style:family="text">
      <style:text-properties style:font-name="FreeMono" fo:font-size="11pt" officeooo:rsid="00346a32" style:font-size-asian="11pt" style:font-size-complex="11pt"/>
    </style:style>
    <style:style style:name="T82" style:family="text">
      <style:text-properties style:font-name="FreeMono" fo:font-size="11pt" officeooo:rsid="00e614c6" style:font-size-asian="11pt" style:font-size-complex="11pt"/>
    </style:style>
    <style:style style:name="T83" style:family="text">
      <style:text-properties style:font-name="FreeMono" fo:font-size="11pt" officeooo:rsid="00e64ffd" style:font-size-asian="11pt" style:font-size-complex="11pt"/>
    </style:style>
    <style:style style:name="T84" style:family="text">
      <style:text-properties style:font-name="FreeMono" fo:font-size="11pt" officeooo:rsid="00e6da8b" style:font-size-asian="11pt" style:font-size-complex="11pt"/>
    </style:style>
    <style:style style:name="T85" style:family="text">
      <style:text-properties style:font-name="FreeMono" fo:font-size="11pt" officeooo:rsid="00f71d83" style:font-size-asian="11pt" style:font-size-complex="11pt"/>
    </style:style>
    <style:style style:name="T86" style:family="text">
      <style:text-properties style:font-name="FreeMono" fo:font-size="11pt" officeooo:rsid="00f728d6" style:font-size-asian="11pt" style:font-size-complex="11pt"/>
    </style:style>
    <style:style style:name="T87" style:family="text">
      <style:text-properties style:font-name="FreeMono" fo:font-size="11pt" officeooo:rsid="00f8ce44" style:font-size-asian="11pt" style:font-size-complex="11pt"/>
    </style:style>
    <style:style style:name="T88" style:family="text">
      <style:text-properties style:font-name="FreeMono" fo:font-size="11pt" officeooo:rsid="01019bf5" style:font-size-asian="11pt" style:font-size-complex="11pt"/>
    </style:style>
    <style:style style:name="T89" style:family="text">
      <style:text-properties style:font-name="FreeMono" fo:font-size="11pt" officeooo:rsid="01033c81" style:font-size-asian="11pt" style:font-size-complex="11pt"/>
    </style:style>
    <style:style style:name="T90" style:family="text">
      <style:text-properties style:font-name="FreeMono" fo:font-size="11pt" officeooo:rsid="01083400" style:font-size-asian="11pt" style:font-size-complex="11pt"/>
    </style:style>
    <style:style style:name="T91" style:family="text">
      <style:text-properties style:font-name="FreeMono" fo:font-size="11pt" fo:font-weight="normal" officeooo:rsid="0063fb08" style:font-size-asian="11pt" style:font-weight-asian="normal" style:font-size-complex="11pt" style:font-weight-complex="normal"/>
    </style:style>
    <style:style style:name="T92"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93" style:family="text">
      <style:text-properties style:font-name="FreeMono" officeooo:rsid="001a075d"/>
    </style:style>
    <style:style style:name="T94" style:family="text">
      <style:text-properties style:font-name="FreeMono" officeooo:rsid="002dd5f7"/>
    </style:style>
    <style:style style:name="T95" style:family="text">
      <style:text-properties style:font-name="FreeMono" officeooo:rsid="002e1b56"/>
    </style:style>
    <style:style style:name="T96" style:family="text">
      <style:text-properties style:font-name="FreeMono" officeooo:rsid="00346a32"/>
    </style:style>
    <style:style style:name="T97" style:family="text">
      <style:text-properties style:font-name="FreeMono" officeooo:rsid="00383ee2"/>
    </style:style>
    <style:style style:name="T98" style:family="text">
      <style:text-properties style:font-name="FreeMono" officeooo:rsid="0033a15e"/>
    </style:style>
    <style:style style:name="T99" style:family="text">
      <style:text-properties style:font-name="FreeMono" officeooo:rsid="003fb274"/>
    </style:style>
    <style:style style:name="T100" style:family="text">
      <style:text-properties style:font-name="FreeMono" officeooo:rsid="0050ae82"/>
    </style:style>
    <style:style style:name="T101" style:family="text">
      <style:text-properties style:font-name="FreeMono" officeooo:rsid="0093526a"/>
    </style:style>
    <style:style style:name="T102" style:family="text">
      <style:text-properties style:font-name="FreeMono" officeooo:rsid="01033c81"/>
    </style:style>
    <style:style style:name="T103" style:family="text">
      <style:text-properties officeooo:rsid="001a075d"/>
    </style:style>
    <style:style style:name="T104" style:family="text">
      <style:text-properties officeooo:rsid="001cb7e2"/>
    </style:style>
    <style:style style:name="T105" style:family="text">
      <style:text-properties officeooo:rsid="001e4423"/>
    </style:style>
    <style:style style:name="T106" style:family="text">
      <style:text-properties fo:font-style="italic" style:font-style-asian="italic" style:font-style-complex="italic"/>
    </style:style>
    <style:style style:name="T107" style:family="text">
      <style:text-properties officeooo:rsid="001f64ad"/>
    </style:style>
    <style:style style:name="T108" style:family="text">
      <style:text-properties officeooo:rsid="002126ae"/>
    </style:style>
    <style:style style:name="T109" style:family="text">
      <style:text-properties officeooo:rsid="00234e95"/>
    </style:style>
    <style:style style:name="T110" style:family="text">
      <style:text-properties officeooo:rsid="0029838a"/>
    </style:style>
    <style:style style:name="T111" style:family="text">
      <style:text-properties officeooo:rsid="002ca249"/>
    </style:style>
    <style:style style:name="T112" style:family="text">
      <style:text-properties officeooo:rsid="002dd5f7"/>
    </style:style>
    <style:style style:name="T113" style:family="text">
      <style:text-properties officeooo:rsid="002e1b56"/>
    </style:style>
    <style:style style:name="T114" style:family="text">
      <style:text-properties officeooo:rsid="0032c179"/>
    </style:style>
    <style:style style:name="T115" style:family="text">
      <style:text-properties officeooo:rsid="00346a32"/>
    </style:style>
    <style:style style:name="T116" style:family="text">
      <style:text-properties officeooo:rsid="00360bcd"/>
    </style:style>
    <style:style style:name="T117" style:family="text">
      <style:text-properties officeooo:rsid="00383ee2"/>
    </style:style>
    <style:style style:name="T118" style:family="text">
      <style:text-properties officeooo:rsid="0045e276"/>
    </style:style>
    <style:style style:name="T119" style:family="text">
      <style:text-properties officeooo:rsid="0049f0a3"/>
    </style:style>
    <style:style style:name="T120" style:family="text">
      <style:text-properties officeooo:rsid="00522694"/>
    </style:style>
    <style:style style:name="T121" style:family="text">
      <style:text-properties officeooo:rsid="00524927"/>
    </style:style>
    <style:style style:name="T122" style:family="text">
      <style:text-properties officeooo:rsid="00541308"/>
    </style:style>
    <style:style style:name="T123" style:family="text">
      <style:text-properties style:font-name="Liberation Sans"/>
    </style:style>
    <style:style style:name="T124"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25"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26" style:family="text">
      <style:text-properties style:font-name="Liberation Sans" fo:font-size="11pt" style:font-size-asian="11pt" style:font-size-complex="11pt"/>
    </style:style>
    <style:style style:name="T127" style:family="text">
      <style:text-properties style:font-name="Liberation Sans" fo:font-size="11pt" officeooo:rsid="00346a32" style:font-size-asian="11pt" style:font-size-complex="11pt"/>
    </style:style>
    <style:style style:name="T128" style:family="text">
      <style:text-properties style:font-name="Liberation Sans" fo:font-size="11pt" officeooo:rsid="009954d5" style:font-size-asian="11pt" style:font-size-complex="11pt"/>
    </style:style>
    <style:style style:name="T129" style:family="text">
      <style:text-properties style:font-name="Liberation Sans" fo:font-size="11pt" officeooo:rsid="009a8f7d" style:font-size-asian="11pt" style:font-size-complex="11pt"/>
    </style:style>
    <style:style style:name="T130" style:family="text">
      <style:text-properties style:font-name="Liberation Sans" fo:font-size="11pt" officeooo:rsid="0040543d" style:font-size-asian="11pt" style:font-size-complex="11pt"/>
    </style:style>
    <style:style style:name="T131" style:family="text">
      <style:text-properties style:font-name="Liberation Sans" fo:font-size="11pt" officeooo:rsid="00a17a0f" style:font-size-asian="11pt" style:font-size-complex="11pt"/>
    </style:style>
    <style:style style:name="T132" style:family="text">
      <style:text-properties style:font-name="Liberation Sans" fo:font-size="11pt" officeooo:rsid="00a3362a" style:font-size-asian="11pt" style:font-size-complex="11pt"/>
    </style:style>
    <style:style style:name="T133" style:family="text">
      <style:text-properties style:font-name="Liberation Sans" fo:font-size="11pt" officeooo:rsid="00a44983" style:font-size-asian="11pt" style:font-size-complex="11pt"/>
    </style:style>
    <style:style style:name="T134" style:family="text">
      <style:text-properties style:font-name="Liberation Sans" fo:font-size="11pt" officeooo:rsid="00a518f4" style:font-size-asian="11pt" style:font-size-complex="11pt"/>
    </style:style>
    <style:style style:name="T135" style:family="text">
      <style:text-properties style:font-name="Liberation Sans" fo:font-size="11pt" officeooo:rsid="00b78564" style:font-size-asian="11pt" style:font-size-complex="11pt"/>
    </style:style>
    <style:style style:name="T136" style:family="text">
      <style:text-properties style:font-name="Liberation Sans" fo:font-size="11pt" officeooo:rsid="00b8dd3c" style:font-size-asian="11pt" style:font-size-complex="11pt"/>
    </style:style>
    <style:style style:name="T137" style:family="text">
      <style:text-properties style:font-name="Liberation Sans" fo:font-size="11pt" officeooo:rsid="00ba62c6" style:font-size-asian="11pt" style:font-size-complex="11pt"/>
    </style:style>
    <style:style style:name="T138" style:family="text">
      <style:text-properties style:font-name="Liberation Sans" fo:font-size="11pt" officeooo:rsid="00bb52af" style:font-size-asian="11pt" style:font-size-complex="11pt"/>
    </style:style>
    <style:style style:name="T139" style:family="text">
      <style:text-properties style:font-name="Liberation Sans" fo:font-size="11pt" officeooo:rsid="00bd9009" style:font-size-asian="11pt" style:font-size-complex="11pt"/>
    </style:style>
    <style:style style:name="T140" style:family="text">
      <style:text-properties style:font-name="Liberation Sans" fo:font-size="11pt" officeooo:rsid="00bf2228" style:font-size-asian="11pt" style:font-size-complex="11pt"/>
    </style:style>
    <style:style style:name="T141" style:family="text">
      <style:text-properties style:font-name="Liberation Sans" fo:font-size="11pt" officeooo:rsid="00bf985e" style:font-size-asian="11pt" style:font-size-complex="11pt"/>
    </style:style>
    <style:style style:name="T142" style:family="text">
      <style:text-properties style:font-name="Liberation Sans" fo:font-size="11pt" officeooo:rsid="00bfeda7" style:font-size-asian="11pt" style:font-size-complex="11pt"/>
    </style:style>
    <style:style style:name="T143" style:family="text">
      <style:text-properties style:font-name="Liberation Sans" fo:font-size="11pt" officeooo:rsid="00c3cb3a" style:font-size-asian="11pt" style:font-size-complex="11pt"/>
    </style:style>
    <style:style style:name="T144" style:family="text">
      <style:text-properties style:font-name="Liberation Sans" fo:font-size="11pt" officeooo:rsid="00c426fc" style:font-size-asian="11pt" style:font-size-complex="11pt"/>
    </style:style>
    <style:style style:name="T145" style:family="text">
      <style:text-properties style:font-name="Liberation Sans" fo:font-size="11pt" officeooo:rsid="00c72a39" style:font-size-asian="11pt" style:font-size-complex="11pt"/>
    </style:style>
    <style:style style:name="T146" style:family="text">
      <style:text-properties style:font-name="Liberation Sans" fo:font-size="11pt" officeooo:rsid="00c9baa8" style:font-size-asian="11pt" style:font-size-complex="11pt"/>
    </style:style>
    <style:style style:name="T147" style:family="text">
      <style:text-properties style:font-name="Liberation Sans" fo:font-size="11pt" officeooo:rsid="00d75980" style:font-size-asian="11pt" style:font-size-complex="11pt"/>
    </style:style>
    <style:style style:name="T148" style:family="text">
      <style:text-properties style:font-name="Liberation Sans" fo:font-size="11pt" officeooo:rsid="00d9264b" style:font-size-asian="11pt" style:font-size-complex="11pt"/>
    </style:style>
    <style:style style:name="T149" style:family="text">
      <style:text-properties style:font-name="Liberation Sans" fo:font-size="11pt" officeooo:rsid="00db8efb" style:font-size-asian="11pt" style:font-size-complex="11pt"/>
    </style:style>
    <style:style style:name="T150" style:family="text">
      <style:text-properties style:font-name="Liberation Sans" fo:font-size="11pt" officeooo:rsid="00dbdd74" style:font-size-asian="11pt" style:font-size-complex="11pt"/>
    </style:style>
    <style:style style:name="T151" style:family="text">
      <style:text-properties style:font-name="Liberation Sans" fo:font-size="11pt" officeooo:rsid="00de9f8e" style:font-size-asian="11pt" style:font-size-complex="11pt"/>
    </style:style>
    <style:style style:name="T152" style:family="text">
      <style:text-properties style:font-name="Liberation Sans" fo:font-size="11pt" officeooo:rsid="00e2d908" style:font-size-asian="11pt" style:font-size-complex="11pt"/>
    </style:style>
    <style:style style:name="T153" style:family="text">
      <style:text-properties style:font-name="Liberation Sans" fo:font-size="11pt" officeooo:rsid="00e46414" style:font-size-asian="11pt" style:font-size-complex="11pt"/>
    </style:style>
    <style:style style:name="T154" style:family="text">
      <style:text-properties style:font-name="Liberation Sans" fo:font-size="11pt" officeooo:rsid="00e64ffd" style:font-size-asian="11pt" style:font-size-complex="11pt"/>
    </style:style>
    <style:style style:name="T155" style:family="text">
      <style:text-properties style:font-name="Liberation Sans" fo:font-size="11pt" officeooo:rsid="00e6da8b" style:font-size-asian="11pt" style:font-size-complex="11pt"/>
    </style:style>
    <style:style style:name="T156" style:family="text">
      <style:text-properties style:font-name="Liberation Sans" fo:font-size="11pt" officeooo:rsid="00e89d12" style:font-size-asian="11pt" style:font-size-complex="11pt"/>
    </style:style>
    <style:style style:name="T157" style:family="text">
      <style:text-properties style:font-name="Liberation Sans" fo:font-size="11pt" officeooo:rsid="00e918a5" style:font-size-asian="11pt" style:font-size-complex="11pt"/>
    </style:style>
    <style:style style:name="T158" style:family="text">
      <style:text-properties style:font-name="Liberation Sans" fo:font-size="11pt" officeooo:rsid="00ee8ad1" style:font-size-asian="11pt" style:font-size-complex="11pt"/>
    </style:style>
    <style:style style:name="T159" style:family="text">
      <style:text-properties style:font-name="Liberation Sans" fo:font-size="11pt" officeooo:rsid="00eee364" style:font-size-asian="11pt" style:font-size-complex="11pt"/>
    </style:style>
    <style:style style:name="T160" style:family="text">
      <style:text-properties style:font-name="Liberation Sans" fo:font-size="11pt" officeooo:rsid="00f148c7" style:font-size-asian="11pt" style:font-size-complex="11pt"/>
    </style:style>
    <style:style style:name="T161" style:family="text">
      <style:text-properties style:font-name="Liberation Sans" fo:font-size="11pt" officeooo:rsid="00f8042e" style:font-size-asian="11pt" style:font-size-complex="11pt"/>
    </style:style>
    <style:style style:name="T162" style:family="text">
      <style:text-properties style:font-name="Liberation Sans" fo:font-size="11pt" officeooo:rsid="00f8ce44" style:font-size-asian="11pt" style:font-size-complex="11pt"/>
    </style:style>
    <style:style style:name="T163" style:family="text">
      <style:text-properties style:font-name="Liberation Sans" fo:font-size="11pt" officeooo:rsid="00fa76ab" style:font-size-asian="11pt" style:font-size-complex="11pt"/>
    </style:style>
    <style:style style:name="T164" style:family="text">
      <style:text-properties style:font-name="Liberation Sans" fo:font-size="11pt" officeooo:rsid="00fd4752" style:font-size-asian="11pt" style:font-size-complex="11pt"/>
    </style:style>
    <style:style style:name="T165" style:family="text">
      <style:text-properties style:font-name="Liberation Sans" fo:font-size="11pt" officeooo:rsid="00f728d6" style:font-size-asian="11pt" style:font-size-complex="11pt"/>
    </style:style>
    <style:style style:name="T166" style:family="text">
      <style:text-properties style:font-name="Liberation Sans" fo:font-size="11pt" officeooo:rsid="00a66240" style:font-size-asian="11pt" style:font-size-complex="11pt"/>
    </style:style>
    <style:style style:name="T167" style:family="text">
      <style:text-properties style:font-name="Liberation Sans" fo:font-size="11pt" officeooo:rsid="0101ac45" style:font-size-asian="11pt" style:font-size-complex="11pt"/>
    </style:style>
    <style:style style:name="T168" style:family="text">
      <style:text-properties style:font-name="Liberation Sans" fo:font-size="11pt" officeooo:rsid="0104ffc4" style:font-size-asian="11pt" style:font-size-complex="11pt"/>
    </style:style>
    <style:style style:name="T169" style:family="text">
      <style:text-properties style:font-name="Liberation Sans" fo:font-size="11pt" officeooo:rsid="010598a5" style:font-size-asian="11pt" style:font-size-complex="11pt"/>
    </style:style>
    <style:style style:name="T170" style:family="text">
      <style:text-properties style:font-name="Liberation Sans" fo:font-size="11pt" officeooo:rsid="010645c3" style:font-size-asian="11pt" style:font-size-complex="11pt"/>
    </style:style>
    <style:style style:name="T171" style:family="text">
      <style:text-properties style:font-name="Liberation Sans" fo:font-size="11pt" officeooo:rsid="01083400" style:font-size-asian="11pt" style:font-size-complex="11pt"/>
    </style:style>
    <style:style style:name="T172" style:family="text">
      <style:text-properties style:font-name="Liberation Sans" fo:font-size="11pt" officeooo:rsid="00d3b8b8" style:font-size-asian="11pt" style:font-size-complex="11pt"/>
    </style:style>
    <style:style style:name="T173" style:family="text">
      <style:text-properties style:font-name="Liberation Sans" fo:font-size="11pt" officeooo:rsid="0108e336" style:font-size-asian="11pt" style:font-size-complex="11pt"/>
    </style:style>
    <style:style style:name="T174" style:family="text">
      <style:text-properties style:font-name="Liberation Sans" fo:font-size="11pt" officeooo:rsid="00a66240" style:font-size-asian="9.60000038146973pt" style:font-size-complex="11pt"/>
    </style:style>
    <style:style style:name="T175" style:family="text">
      <style:text-properties style:font-name="Liberation Sans" fo:font-size="11pt" officeooo:rsid="00e614c6" style:font-size-asian="9.60000038146973pt" style:font-size-complex="11pt"/>
    </style:style>
    <style:style style:name="T176" style:family="text">
      <style:text-properties style:font-name="Liberation Sans" fo:font-weight="bold" style:font-name-asian="Noto Sans CJK SC" style:font-weight-asian="bold" style:font-name-complex="Lohit Devanagari" style:font-weight-complex="bold"/>
    </style:style>
    <style:style style:name="T177" style:family="text">
      <style:text-properties style:font-name="Liberation Sans" fo:font-weight="bold" officeooo:rsid="0065f1d7" style:font-name-asian="Noto Sans CJK SC" style:font-weight-asian="bold" style:font-name-complex="Lohit Devanagari" style:font-weight-complex="bold"/>
    </style:style>
    <style:style style:name="T178" style:family="text">
      <style:text-properties style:font-name="Liberation Sans" fo:font-size="11.8000001907349pt" style:font-size-asian="11.8000001907349pt" style:font-size-complex="11.8000001907349pt"/>
    </style:style>
    <style:style style:name="T179" style:family="text">
      <style:text-properties style:font-name="Liberation Sans" fo:font-size="11.8000001907349pt" officeooo:rsid="0033a15e" style:font-size-asian="11.8000001907349pt" style:font-size-complex="11.8000001907349pt"/>
    </style:style>
    <style:style style:name="T180" style:family="text">
      <style:text-properties style:font-name="Liberation Sans" fo:font-size="11.8000001907349pt" officeooo:rsid="003fb274" style:font-size-asian="11.8000001907349pt" style:font-size-complex="11.8000001907349pt"/>
    </style:style>
    <style:style style:name="T181" style:family="text">
      <style:text-properties style:font-name="Liberation Sans" fo:font-size="11.8000001907349pt" officeooo:rsid="0040543d" style:font-size-asian="11.8000001907349pt" style:font-size-complex="11.8000001907349pt"/>
    </style:style>
    <style:style style:name="T182" style:family="text">
      <style:text-properties style:font-name="Liberation Sans" fo:font-size="11.8000001907349pt" officeooo:rsid="009954d5" style:font-size-asian="11.8000001907349pt" style:font-size-complex="11.8000001907349pt"/>
    </style:style>
    <style:style style:name="T183" style:family="text">
      <style:text-properties style:font-name="Liberation Sans" fo:font-size="11.8000001907349pt" officeooo:rsid="00501038" style:font-size-asian="11.8000001907349pt" style:font-size-complex="11.8000001907349pt"/>
    </style:style>
    <style:style style:name="T184" style:family="text">
      <style:text-properties style:font-name="Liberation Sans" fo:font-size="11.8000001907349pt" officeooo:rsid="00e6da8b" style:font-size-asian="11.8000001907349pt" style:font-size-complex="11.8000001907349pt"/>
    </style:style>
    <style:style style:name="T185" style:family="text">
      <style:text-properties style:font-name="Liberation Sans" fo:font-size="11.8000001907349pt" officeooo:rsid="00fe7a55" style:font-size-asian="11.8000001907349pt" style:font-size-complex="11.8000001907349pt"/>
    </style:style>
    <style:style style:name="T186" style:family="text">
      <style:text-properties style:font-name="Liberation San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187" style:family="text">
      <style:text-properties style:font-name="Liberation Sans" fo:font-size="11.8000001907349pt" fo:font-weight="bold" officeooo:rsid="01033c81" style:font-name-asian="Noto Sans CJK SC" style:font-size-asian="11.8000001907349pt" style:font-weight-asian="bold" style:font-name-complex="Lohit Devanagari" style:font-size-complex="11.8000001907349pt" style:font-weight-complex="bold"/>
    </style:style>
    <style:style style:name="T188" style:family="text">
      <style:text-properties style:font-name="Liberation Sans" fo:font-size="11.8000001907349pt" fo:font-weight="bold" officeooo:rsid="010598a5" style:font-name-asian="Noto Sans CJK SC" style:font-size-asian="11.8000001907349pt" style:font-weight-asian="bold" style:font-name-complex="Lohit Devanagari" style:font-size-complex="11.8000001907349pt" style:font-weight-complex="bold"/>
    </style:style>
    <style:style style:name="T189" style:family="text">
      <style:text-properties style:font-name="Liberation Sans" fo:font-size="11.8000001907349pt" fo:font-weight="bold" officeooo:rsid="010645c3" style:font-name-asian="Noto Sans CJK SC" style:font-size-asian="11.8000001907349pt" style:font-weight-asian="bold" style:font-name-complex="Lohit Devanagari" style:font-size-complex="11.8000001907349pt" style:font-weight-complex="bold"/>
    </style:style>
    <style:style style:name="T190" style:family="text">
      <style:text-properties style:font-name="Liberation Sans" officeooo:rsid="00a17a0f"/>
    </style:style>
    <style:style style:name="T191" style:family="text">
      <style:text-properties style:font-name="Liberation San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192" style:family="text">
      <style:text-properties style:font-name="Liberation Sans" officeooo:rsid="00346a32"/>
    </style:style>
    <style:style style:name="T193" style:family="text">
      <style:text-properties style:font-name="Liberation Sans" officeooo:rsid="00360bcd"/>
    </style:style>
    <style:style style:name="T194" style:family="text">
      <style:text-properties style:font-name="Liberation Sans" officeooo:rsid="0090e4a6" style:font-name-asian="Noto Sans CJK SC" style:font-name-complex="Lohit Devanagari"/>
    </style:style>
    <style:style style:name="T195" style:family="text">
      <style:text-properties style:font-name="Liberation Sans" officeooo:rsid="00f728d6" style:font-name-asian="Noto Sans CJK SC" style:font-name-complex="Lohit Devanagari"/>
    </style:style>
    <style:style style:name="T196" style:family="text">
      <style:text-properties officeooo:rsid="0063fb08"/>
    </style:style>
    <style:style style:name="T197" style:family="text">
      <style:text-properties officeooo:rsid="0079082d"/>
    </style:style>
    <style:style style:name="T198" style:family="text">
      <style:text-properties officeooo:rsid="0080de28"/>
    </style:style>
    <style:style style:name="T199" style:family="text">
      <style:text-properties officeooo:rsid="008fdbfc"/>
    </style:style>
    <style:style style:name="T200" style:family="text">
      <style:text-properties officeooo:rsid="0050ae82"/>
    </style:style>
    <style:style style:name="T201" style:family="text">
      <style:text-properties officeooo:rsid="0093526a"/>
    </style:style>
    <style:style style:name="T202" style:family="text">
      <style:text-properties officeooo:rsid="009782ed"/>
    </style:style>
    <style:style style:name="T203" style:family="text">
      <style:text-properties officeooo:rsid="003fb274"/>
    </style:style>
    <style:style style:name="T204" style:family="text">
      <style:text-properties fo:font-weight="bold" officeooo:rsid="00a17a0f" style:font-weight-asian="bold" style:font-weight-complex="bold"/>
    </style:style>
    <style:style style:name="T205" style:family="text">
      <style:text-properties officeooo:rsid="00a66240"/>
    </style:style>
    <style:style style:name="T206" style:family="text">
      <style:text-properties officeooo:rsid="00a7c8e7"/>
    </style:style>
    <style:style style:name="T207" style:family="text">
      <style:text-properties officeooo:rsid="00b24781"/>
    </style:style>
    <style:style style:name="T208" style:family="text">
      <style:text-properties officeooo:rsid="00b41a5a"/>
    </style:style>
    <style:style style:name="T209" style:family="text">
      <style:text-properties officeooo:rsid="00b5e873"/>
    </style:style>
    <style:style style:name="T210" style:family="text">
      <style:text-properties officeooo:rsid="00bd9009"/>
    </style:style>
    <style:style style:name="T211" style:family="text">
      <style:text-properties officeooo:rsid="00bf2228"/>
    </style:style>
    <style:style style:name="T212" style:family="text">
      <style:text-properties officeooo:rsid="00cb30b0"/>
    </style:style>
    <style:style style:name="T213" style:family="text">
      <style:text-properties officeooo:rsid="00d3b8b8"/>
    </style:style>
    <style:style style:name="T214" style:family="text">
      <style:text-properties officeooo:rsid="00d9264b"/>
    </style:style>
    <style:style style:name="T215" style:family="text">
      <style:text-properties style:text-position="super 58%" fo:font-size="11pt" style:font-size-asian="11pt" style:font-size-complex="11pt"/>
    </style:style>
    <style:style style:name="T216" style:family="text">
      <style:text-properties officeooo:rsid="00e64ffd"/>
    </style:style>
    <style:style style:name="T217" style:family="text">
      <style:text-properties officeooo:rsid="00e89d12"/>
    </style:style>
    <style:style style:name="T218" style:family="text">
      <style:text-properties officeooo:rsid="00ba62c6"/>
    </style:style>
    <style:style style:name="T219" style:family="text">
      <style:text-properties officeooo:rsid="00e918a5"/>
    </style:style>
    <style:style style:name="T220" style:family="text">
      <style:text-properties officeooo:rsid="00eee364"/>
    </style:style>
    <style:style style:name="T221" style:family="text">
      <style:text-properties fo:font-variant="normal" fo:text-transform="none" fo:color="#000000" style:font-name="Liberation Sans" fo:font-size="11pt" fo:letter-spacing="normal" fo:font-style="normal" fo:font-weight="normal" officeooo:rsid="00f01cd6" style:font-size-asian="11pt" style:font-weight-asian="normal" style:font-size-complex="11pt" style:font-weight-complex="normal"/>
    </style:style>
    <style:style style:name="T222" style:family="text">
      <style:text-properties fo:font-variant="normal" fo:text-transform="none" fo:color="#000000" style:font-name="Liberation Sans" fo:font-size="11pt" fo:letter-spacing="normal" fo:font-style="normal" fo:font-weight="normal" officeooo:rsid="010598a5" style:font-size-asian="11pt" style:font-weight-asian="normal" style:font-size-complex="11pt" style:font-weight-complex="normal"/>
    </style:style>
    <style:style style:name="T223" style:family="text">
      <style:text-properties officeooo:rsid="00f71d83"/>
    </style:style>
    <style:style style:name="T224" style:family="text">
      <style:text-properties officeooo:rsid="00f728d6"/>
    </style:style>
    <style:style style:name="T225" style:family="text">
      <style:text-properties officeooo:rsid="00f8ce44"/>
    </style:style>
    <style:style style:name="T226" style:family="text">
      <style:text-properties officeooo:rsid="00fa76ab"/>
    </style:style>
    <style:style style:name="T227" style:family="text">
      <style:text-properties officeooo:rsid="00fe909f"/>
    </style:style>
    <style:style style:name="T228" style:family="text">
      <style:text-properties officeooo:rsid="01019bf5"/>
    </style:style>
    <style:style style:name="T229" style:family="text">
      <style:text-properties officeooo:rsid="00501038"/>
    </style:style>
    <style:style style:name="T230" style:family="text">
      <style:text-properties officeooo:rsid="009bf389"/>
    </style:style>
    <style:style style:name="T231" style:family="text">
      <style:text-properties officeooo:rsid="0101ac45"/>
    </style:style>
    <style:style style:name="T232" style:family="text">
      <style:text-properties officeooo:rsid="01033c81"/>
    </style:style>
    <style:style style:name="T233" style:family="text">
      <style:text-properties officeooo:rsid="0104f05c"/>
    </style:style>
    <style:style style:name="T234" style:family="text">
      <style:text-properties officeooo:rsid="010645c3"/>
    </style:style>
    <style:style style:name="T235" style:family="text">
      <style:text-properties officeooo:rsid="01083400"/>
    </style:style>
    <style:style style:name="T236" style:family="text">
      <style:text-properties officeooo:rsid="0108e3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14">6</text:span></text:p>
      <text:p text:style-name="P27">A Binary Object Notation by Balancing Rock.</text:p>
      <text:h text:style-name="P182" text:outline-level="1"/>
      <text:h text:style-name="P184" text:outline-level="1">Introduction</text:h>
      <text:p text:style-name="P10">BRBON is a binary storage format specification. It started out as a binary version for JSON but the requirement for speed has rendered some JSON aspects obsolete. Still, the JSON origins can be <text:span text:style-name="T114">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reference API is offered for free under the same name.</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114">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184"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Date</text:p>
          </table:table-cell>
          <table:table-cell table:style-name="Table1.A1" office:value-type="string">
            <text:p text:style-name="P29">Version</text:p>
          </table:table-cell>
          <table:table-cell table:style-name="Table1.C1" office:value-type="string">
            <text:p text:style-name="P28">Changes</text:p>
          </table:table-cell>
        </table:table-row>
        <table:table-row table:style-name="TableLine9407204633702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072046338960">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30">Restyling, removed count from count/Value and renamed it small-value.</text:p>
            <text:p text:style-name="P3">No longer backwards compatible to V0.2</text:p>
          </table:table-cell>
        </table:table-row>
        <table:table-row table:style-name="TableLine94072046340720">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072046342656">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072046344544">
          <table:table-cell table:style-name="Table1.A6" office:value-type="string">
            <text:p text:style-name="P34">2021-02-19</text:p>
          </table:table-cell>
          <table:table-cell table:style-name="Table1.B6" office:value-type="string">
            <text:p text:style-name="P35">V0.5</text:p>
          </table:table-cell>
          <table:table-cell table:style-name="Table1.C6" office:value-type="string">
            <text:p text:style-name="P34">Restricted the use of name characters to ASCII in the range 0x20..0x7E <text:span text:style-name="T108">(Including the names of columns in a table)</text:span></text:p>
            <text:p text:style-name="P36">Initial value of a CRC-32 is set to -1 instead of 0.</text:p>
            <text:p text:style-name="P34">No<text:span text:style-name="T104">t</text:span> backward compatible to V0.4</text:p>
          </table:table-cell>
        </table:table-row>
        <table:table-row table:style-name="TableLine94072046346816">
          <table:table-cell table:style-name="Table1.A7" office:value-type="string">
            <text:p text:style-name="P49">2021-03-07</text:p>
          </table:table-cell>
          <table:table-cell table:style-name="Table1.B7" office:value-type="string">
            <text:p text:style-name="P50">V0.6-<text:span text:style-name="T118">draft</text:span></text:p>
          </table:table-cell>
          <table:table-cell table:style-name="Table1.C7" office:value-type="string">
            <text:p text:style-name="P49">Added rudimentary block specification (Block type 1) </text:p>
          </table:table-cell>
        </table:table-row>
        <table:table-row table:style-name="TableLine94072046349328">
          <table:table-cell table:style-name="Table1.A8" office:value-type="string">
            <text:p text:style-name="P52">2021-05-05</text:p>
            <text:p text:style-name="P52">..</text:p>
            <text:p text:style-name="P89"><text:span text:style-name="T22">2021-05-0</text:span><text:span text:style-name="T23">7</text:span></text:p>
          </table:table-cell>
          <table:table-cell table:style-name="Table1.B8" office:value-type="string">
            <text:p text:style-name="P51">V0.6-draft</text:p>
          </table:table-cell>
          <table:table-cell table:style-name="Table1.C8" office:value-type="string">
            <text:p text:style-name="P52">Major improvement on the block specification</text:p>
          </table:table-cell>
        </table:table-row>
      </table:table>
      <text:p text:style-name="Text_20_body"/>
      <text:h text:style-name="P183" text:outline-level="1"/>
      <text:h text:style-name="P185" text:outline-level="1">Block</text:h>
      <text:p text:style-name="P104"><text:span text:style-name="T120">The purpose of a block header is </text:span><text:span text:style-name="T121">storage and retrieval as well as the assembly of data structures larger than 2^32 bytes </text:span><text:span text:style-name="T197">and </text:span><text:span text:style-name="T199">to </text:span><text:span text:style-name="T197">allow for</text:span><text:span text:style-name="T122"> streaming data.</text:span></text:p>
      <text:p text:style-name="P105">Optionally, parts of the block header as well as the data in the block may be encrypted to facilitate proof of authenticity.</text:p>
      <text:p text:style-name="P106"><text:span text:style-name="T198">S</text:span>everal APIs can be constructed on top of the block specification at different levels of complexity:</text:p>
      <text:p text:style-name="P129"><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146"><text:span text:style-name="T14">At </text:span><text:span text:style-name="T39">a</text:span><text:span text:style-name="T14"> higher level an API may be able to open several files at once and needs a way to distinguish between files. For this case the block-header supports a</text:span><text:span text:style-name="T37"> p</text:span><text:span text:style-name="T14">ath </text:span><text:span text:style-name="T37">prefix</text:span><text:span text:style-name="T14"> that is prepend </text:span><text:span text:style-name="T38">to </text:span><text:span text:style-name="T14">all item paths in the block. This </text:span><text:span text:style-name="T37">prefix</text:span><text:span text:style-name="T14"> also consists of strings and indices and uses a notation as in this example: “games/14”. The slash is used as the separator. (Note: Using the filename as a </text:span><text:span text:style-name="T37">prefix</text:span><text:span text:style-name="T14"> was considered but rejected as the end-user can change file names at will.)</text:span></text:p>
      <text:p text:style-name="P136"><text:span text:style-name="T15">To guarantee authenticity encryption is used. A block-</text:span><text:span text:style-name="T16">header</text:span><text:span text:style-name="T15"> can specify the location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4">the</text:span><text:span text:style-name="T16"> key from the proper location is used. </text:span><text:span text:style-name="T17">The same key is then used to decrypt the items in the block.</text:span></text:p>
      <text:p text:style-name="P137"><text:span text:style-name="T17">T</text:span><text:span text:style-name="T24">o allow streaming data </text:span><text:span text:style-name="T26">a</text:span><text:span text:style-name="T24">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5">(excluding the provided checksum at the end)</text:span><text:span text:style-name="T24">. This checksum is compared with the checksum at the end of the header. If the values match, the block is deemed to be a valid block. Though it can of course still contain invalid values if the </text:span><text:span text:style-name="T25">block creator</text:span><text:span text:style-name="T24"> has made errors. If the </text:span><text:span text:style-name="T25">calculated checksum does not match the checksum in the header</text:span><text:span text:style-name="T24"> </text:span><text:span text:style-name="T25">scanning for a renewed occurrence of the synchronization bytes should resume at the byte following the now discarded synchronization bytes.</text:span></text:p>
      <text:p text:style-name="P138"><text:span text:style-name="T1">A block can use either big endian or little endian coding. To distinguish between these the 4</text:span><text:span text:style-name="T215">th</text:span><text:span text:style-name="T1"> synchronization byte is different.</text:span></text:p>
      <text:h text:style-name="P186" text:outline-level="2">The block structure</text:h>
      <text:h text:style-name="P187" text:outline-level="3"><text:span text:style-name="T177">B</text:span><text:span text:style-name="T176">lock</text:span></text:h>
      <text:p text:style-name="P111"><text:span text:style-name="T124">A </text:span><text:span text:style-name="T92">Block</text:span><text:span text:style-name="T125"> is defined as follows:</text:span></text:p>
      <text:p text:style-name="P112">Block =</text:p>
      <text:p text:style-name="P110"><text:span text:style-name="T71"><text:tab/></text:span><text:span text:style-name="T72">B</text:span><text:span text:style-name="T71">lock_Header</text:span></text:p>
      <text:p text:style-name="P110"><text:span text:style-name="T71"><text:tab/></text:span><text:span text:style-name="T72">[</text:span><text:span text:style-name="T71">,</text:span><text:span text:style-name="T72">Unencrypted] | [,Encrypted]</text:span></text:p>
      <text:p text:style-name="P110"><text:span text:style-name="T72"><text:tab/></text:span><text:span text:style-name="T71">[,Block_Footer]</text:span></text:p>
      <text:p text:style-name="P130"><text:span text:style-name="T11">A </text:span><text:span text:style-name="T17">block is defined as a block-header followed by either unencrypted content or encrypted content and can be followed by a block-footer.</text:span></text:p>
      <text:p text:style-name="P108"><text:span text:style-name="T11">Of these only the </text:span><text:span text:style-name="T91">Block_Header</text:span><text:span text:style-name="T11"> is mandatory. </text:span><text:span text:style-name="T12">Whether or not a footer is present depends on the block type</text:span><text:span text:style-name="T11">.</text:span></text:p>
      <text:h text:style-name="P188" text:outline-level="4"><text:soft-page-break/><text:span text:style-name="T196">B</text:span>lock Header</text:h>
      <text:p text:style-name="P103">A <text:span text:style-name="T59">Block_Header</text:span> is defined as follows:</text:p>
      <text:p text:style-name="P18">Block_Header =</text:p>
      <text:p text:style-name="P18"/>
      <text:p text:style-name="P18"><text:tab/><text:span text:style-name="T115">Block_</text:span><text:span text:style-name="T117">Start_</text:span><text:span text:style-name="T115">Marker_</text:span><text:span text:style-name="T117">Byte_1</text:span><text:span text:style-name="T115">,<text:tab/><text:tab/><text:tab/><text:tab/>(* </text:span><text:span text:style-name="T232">at 0x00,</text:span><text:span text:style-name="T115"> </text:span><text:span text:style-name="T117">1</text:span><text:span text:style-name="T115"> Byte *)</text:span></text:p>
      <text:p text:style-name="P18"><text:span text:style-name="T117"><text:tab/>B</text:span><text:span text:style-name="T115">lock_</text:span><text:span text:style-name="T117">Start</text:span><text:span text:style-name="T115">_Marker_</text:span><text:span text:style-name="T117">Byte_2</text:span><text:span text:style-name="T115">,<text:tab/><text:tab/><text:tab/><text:tab/>(* </text:span><text:span text:style-name="T232">at 0x01, </text:span><text:span text:style-name="T117">1</text:span><text:span text:style-name="T115"> Byte *)</text:span></text:p>
      <text:p text:style-name="P18"><text:span text:style-name="T115"><text:tab/>Block_</text:span><text:span text:style-name="T117">Start</text:span><text:span text:style-name="T115">_Marker_</text:span><text:span text:style-name="T117">Byte_3</text:span><text:span text:style-name="T115">,<text:tab/><text:tab/><text:tab/><text:tab/>(* </text:span><text:span text:style-name="T232">at 0x02, </text:span><text:span text:style-name="T117">1</text:span><text:span text:style-name="T115"> Byte *)</text:span></text:p>
      <text:p text:style-name="P15"><text:span text:style-name="T98"><text:tab/></text:span><text:span text:style-name="T96">Block_</text:span><text:span text:style-name="T97">Start</text:span><text:span text:style-name="T96">_Marker_</text:span><text:span text:style-name="T97">Byte_</text:span><text:span text:style-name="T99">4</text:span><text:span text:style-name="T96">,<text:tab/><text:tab/><text:tab/><text:tab/>(* </text:span><text:span text:style-name="T102">at 0x03, </text:span><text:span text:style-name="T97">1</text:span><text:span text:style-name="T96"> Byte *)</text:span></text:p>
      <text:p text:style-name="P24"><text:span text:style-name="T81"><text:tab/></text:span><text:span text:style-name="T80">B</text:span><text:span text:style-name="T65">lock_Type,<text:tab/><text:tab/><text:tab/><text:tab/><text:tab/><text:tab/>(* </text:span><text:span text:style-name="T89">at 0x04, </text:span><text:span text:style-name="T82">2</text:span><text:span text:style-name="T65"> Byte</text:span><text:span text:style-name="T82">s</text:span><text:span text:style-name="T65"> *) </text:span></text:p>
      <text:p text:style-name="P23"><text:span text:style-name="T74"><text:tab/></text:span><text:span text:style-name="T83">Reserved_1,<text:tab/><text:tab/><text:tab/><text:tab/><text:tab/><text:tab/>(* </text:span><text:span text:style-name="T89">at 0x06, </text:span><text:span text:style-name="T83">2 Bytes *)</text:span></text:p>
      <text:p text:style-name="P205"/>
      <text:p text:style-name="P206"><text:tab/>Block_Byte_Count,<text:tab/><text:tab/><text:tab/><text:tab/><text:tab/>(*<text:span text:style-name="T115"> </text:span><text:span text:style-name="T232">at 0x08,</text:span> 4 Bytes *)</text:p>
      <text:p text:style-name="P217"><text:span text:style-name="T98"><text:tab/></text:span><text:span text:style-name="T65">Block_</text:span><text:span text:style-name="T76">Header_</text:span><text:span text:style-name="T75">Byte_Count</text:span><text:span text:style-name="T65">,<text:tab/><text:tab/><text:tab/><text:tab/></text:span><text:span text:style-name="T74">(*</text:span><text:span text:style-name="T81"> </text:span><text:span text:style-name="T89">at 0x0C,</text:span><text:span text:style-name="T74"> 2 Bytes *)</text:span></text:p>
      <text:p text:style-name="P207"><text:tab/>Block_Encrypted_Header_Byte_Count,<text:tab/><text:tab/>(*<text:span text:style-name="T115"> </text:span><text:span text:style-name="T232">at 0x0E,</text:span> 2 Bytes *)<text:tab/></text:p>
      <text:p text:style-name="P18"/>
      <text:p text:style-name="P217"><text:span text:style-name="T65"><text:tab/></text:span><text:span text:style-name="T88">Block_</text:span><text:span text:style-name="T90">Origin</text:span><text:span text:style-name="T88">_CRC16,<text:tab/><text:tab/><text:tab/><text:tab/><text:tab/>(*</text:span><text:span text:style-name="T81"> </text:span><text:span text:style-name="T89">at 0x10,</text:span><text:span text:style-name="T88"> 2 Bytes *)</text:span></text:p>
      <text:p text:style-name="P211"><text:tab/><text:span text:style-name="T228">Block_Identifier_CRC16,<text:tab/><text:tab/><text:tab/><text:tab/>(*</text:span><text:span text:style-name="T115"> </text:span><text:span text:style-name="T232">at 0x12,</text:span><text:span text:style-name="T228"> 2 Bytes *)</text:span></text:p>
      <text:p text:style-name="P211"><text:tab/><text:span text:style-name="T228">Block_Extension_CRC16,<text:tab/><text:tab/><text:tab/><text:tab/>(*</text:span><text:span text:style-name="T115"> </text:span><text:span text:style-name="T232">at 0x14,</text:span><text:span text:style-name="T228"> 2 Bytes *)</text:span></text:p>
      <text:p text:style-name="P213"><text:tab/>Block_Path_Prefix_CRC16,<text:tab/><text:tab/><text:tab/><text:tab/>(*<text:span text:style-name="T115"> </text:span><text:span text:style-name="T232">at 0x16,</text:span> 2 Bytes *)</text:p>
      <text:p text:style-name="P212"/>
      <text:p text:style-name="P217"><text:span text:style-name="T77"><text:tab/></text:span><text:span text:style-name="T66">Block_</text:span><text:span text:style-name="T90">Origin</text:span><text:span text:style-name="T66">_Byte_Count,<text:tab/><text:tab/><text:tab/><text:tab/>(*</text:span><text:span text:style-name="T81"> </text:span><text:span text:style-name="T89">at 0x18,</text:span><text:span text:style-name="T66"> </text:span><text:span text:style-name="T89">1</text:span><text:span text:style-name="T66"> Byte *)</text:span></text:p>
      <text:p text:style-name="P217"><text:span text:style-name="T66"><text:tab/></text:span><text:span text:style-name="T89">Block_Identifier_Byte_Count,<text:tab/><text:tab/><text:tab/>(*</text:span><text:span text:style-name="T81"> </text:span><text:span text:style-name="T89">at 0x19, 1 Byte *)</text:span></text:p>
      <text:p text:style-name="P217"><text:span text:style-name="T89"><text:tab/>Block_Extension_Byte_Count,<text:tab/><text:tab/><text:tab/>(*</text:span><text:span text:style-name="T81"> </text:span><text:span text:style-name="T89">at 0x1A, 1 Byte *)</text:span></text:p>
      <text:p text:style-name="P217"><text:span text:style-name="T89"><text:tab/>Block_Path_Prefix_Byte_Count,<text:tab/><text:tab/><text:tab/>(*</text:span><text:span text:style-name="T81"> </text:span><text:span text:style-name="T89">at 0x1B, 1 Byte *)</text:span></text:p>
      <text:p text:style-name="P211"><text:tab/><text:span text:style-name="T229">Block_</text:span><text:span text:style-name="T235">Origin</text:span><text:span text:style-name="T229">_Offset,<text:tab/><text:tab/><text:tab/><text:tab/><text:tab/>(*</text:span><text:span text:style-name="T115"> </text:span><text:span text:style-name="T232">at 0x1C,</text:span><text:span text:style-name="T229"> 2 Bytes *</text:span><text:span text:style-name="T230">)</text:span></text:p>
      <text:p text:style-name="P211"><text:tab/><text:span text:style-name="T228">Block_Identifier_Offset,<text:tab/><text:tab/><text:tab/><text:tab/>(*</text:span><text:span text:style-name="T115"> </text:span><text:span text:style-name="T232">at 0x1E,</text:span><text:span text:style-name="T228"> 2 Bytes *)</text:span></text:p>
      <text:p text:style-name="P210"/>
      <text:p text:style-name="P217"><text:span text:style-name="T65"><text:tab/></text:span><text:span text:style-name="T88">Block_Extension_</text:span><text:span text:style-name="T89">Offset</text:span><text:span text:style-name="T88">,<text:tab/><text:tab/><text:tab/><text:tab/>(*</text:span><text:span text:style-name="T81"> </text:span><text:span text:style-name="T89">at 0x20,</text:span><text:span text:style-name="T88"> </text:span><text:span text:style-name="T89">2</text:span><text:span text:style-name="T88"> Byte</text:span><text:span text:style-name="T89">s</text:span><text:span text:style-name="T88"> *)</text:span></text:p>
      <text:p text:style-name="P217"><text:span text:style-name="T73"><text:tab/>Block_Path_</text:span><text:span text:style-name="T84">Prefix</text:span><text:span text:style-name="T73">_Offset,<text:tab/><text:tab/><text:tab/><text:tab/>(*</text:span><text:span text:style-name="T81"> </text:span><text:span text:style-name="T89">at 0x22,</text:span><text:span text:style-name="T73"> 2 Bytes *)</text:span></text:p>
      <text:p text:style-name="P217"><text:span text:style-name="T73"><text:tab/></text:span><text:span text:style-name="T88">Reserved_</text:span><text:span text:style-name="T89">2</text:span><text:span text:style-name="T88">,<text:tab/><text:tab/><text:tab/><text:tab/><text:tab/><text:tab/>(*</text:span><text:span text:style-name="T81"> </text:span><text:span text:style-name="T89">at 0x24,</text:span><text:span text:style-name="T88"> 4 Bytes *)</text:span></text:p>
      <text:p text:style-name="P215"><text:span text:style-name="T73"/></text:p>
      <text:p text:style-name="P214"><text:tab/>Block_Target_List_Byte_Count,<text:tab/><text:tab/><text:tab/>(*<text:span text:style-name="T115"> </text:span><text:span text:style-name="T232">at 0x28,</text:span> 2 Bytes *)</text:p>
      <text:p text:style-name="P216"><text:span text:style-name="T60"><text:tab/>Block_Target_List_Offset,<text:tab/><text:tab/><text:tab/><text:tab/></text:span><text:span text:style-name="T79">(*</text:span><text:span text:style-name="T81"> </text:span><text:span text:style-name="T89">at 0x2A,</text:span><text:span text:style-name="T79"> 2 Bytes *)</text:span></text:p>
      <text:p text:style-name="P217"><text:span text:style-name="T67"><text:tab/></text:span><text:span text:style-name="T68">Block_Public_Key_</text:span><text:span text:style-name="T85">URL</text:span><text:span text:style-name="T68">_Byte_Count,<text:tab/><text:tab/><text:tab/>(*</text:span><text:span text:style-name="T81"> </text:span><text:span text:style-name="T89">at 0x2C,</text:span><text:span text:style-name="T68"> 2 Bytes *)</text:span></text:p>
      <text:p text:style-name="P217"><text:span text:style-name="T68"><text:tab/>Block_P</text:span><text:span text:style-name="T78">ublic</text:span><text:span text:style-name="T68">_Key_</text:span><text:span text:style-name="T85">URL</text:span><text:span text:style-name="T68">_Offset,<text:tab/><text:tab/><text:tab/>(*</text:span><text:span text:style-name="T81"> </text:span><text:span text:style-name="T89">at 0x2E,</text:span><text:span text:style-name="T68"> 2 Bytes *)</text:span></text:p>
      <text:p text:style-name="P208"/>
      <text:p text:style-name="P217"><text:span text:style-name="T67"><text:tab/></text:span><text:span text:style-name="T68">Block_Creation_Timestamp,<text:tab/><text:tab/><text:tab/><text:tab/>(*</text:span><text:span text:style-name="T81"> </text:span><text:span text:style-name="T89">at 0x30,</text:span><text:span text:style-name="T68"> </text:span><text:span text:style-name="T74">8</text:span><text:span text:style-name="T68"> Bytes *)</text:span></text:p>
      <text:p text:style-name="P217"><text:span text:style-name="T68"><text:tab/>Block_Modification_Timestamp,<text:tab/><text:tab/><text:tab/>(*</text:span><text:span text:style-name="T81"> </text:span><text:span text:style-name="T89">at 0x38,</text:span><text:span text:style-name="T68"> </text:span><text:span text:style-name="T74">8</text:span><text:span text:style-name="T68"> Bytes *)</text:span></text:p>
      <text:p text:style-name="P217"><text:span text:style-name="T73"><text:tab/>Block_</text:span><text:span text:style-name="T87">Expiry_Timestamp</text:span><text:span text:style-name="T73">,<text:tab/><text:tab/><text:tab/><text:tab/>(*</text:span><text:span text:style-name="T81"> </text:span><text:span text:style-name="T89">at 0x40,</text:span><text:span text:style-name="T73"> </text:span><text:span text:style-name="T86">8</text:span><text:span text:style-name="T73"> bytes *)</text:span></text:p>
      <text:p text:style-name="P20"/>
      <text:p text:style-name="P15"><text:span text:style-name="T98"><text:tab/></text:span><text:span text:style-name="T100">Block_</text:span><text:span text:style-name="T99">Type_Dependent_</text:span><text:span text:style-name="T101">Header</text:span><text:span text:style-name="T99">,<text:tab/><text:tab/><text:tab/>(* N*8 Bytes *)</text:span></text:p>
      <text:p text:style-name="P19"/>
      <text:p text:style-name="P19"><text:tab/><text:span text:style-name="T202">Block_Header_Variable_Storage,<text:tab/><text:tab/><text:tab/>(* </text:span><text:span text:style-name="T233">M</text:span><text:span text:style-name="T202">*8 Bytes *)</text:span></text:p>
      <text:p text:style-name="P19"/>
      <text:p text:style-name="P22"><text:span text:style-name="T69"><text:tab/></text:span><text:span text:style-name="T80">Reserved_</text:span><text:span text:style-name="T89">3</text:span><text:span text:style-name="T69">,<text:tab/><text:tab/><text:tab/><text:tab/><text:tab/><text:tab/>(* </text:span><text:span text:style-name="T89">at BBC-8, </text:span><text:span text:style-name="T70">6</text:span><text:span text:style-name="T69"> Bytes *)</text:span></text:p>
      <text:p text:style-name="P18"><text:span text:style-name="T115"><text:tab/>Block_</text:span><text:span text:style-name="T116">Header_</text:span><text:span text:style-name="T115">CRC_16,<text:tab/><text:tab/><text:tab/><text:tab/><text:tab/>(* </text:span><text:span text:style-name="T232">at BBC-2, </text:span><text:span text:style-name="T116">2 Bytes *)</text:span></text:p>
      <text:p text:style-name="P18"/>
      <text:h text:style-name="Heading_20_5" text:outline-level="5"><text:span text:style-name="T115">Block </text:span><text:span text:style-name="T191">Synchronization</text:span><text:span text:style-name="T115"> </text:span><text:span text:style-name="T117">Byte</text:span><text:span text:style-name="T210">s</text:span></text:h>
      <text:p text:style-name="Text_20_body"><text:span text:style-name="T127">T</text:span><text:span text:style-name="T126">he first of a series of bytes that </text:span><text:span text:style-name="T128">allow identification of the </text:span><text:span text:style-name="T151">possible </text:span><text:span text:style-name="T128">start of a block header in a random stream of data.</text:span></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80">Name</text:p>
          </table:table-cell>
          <table:table-cell table:style-name="Table17.A1" office:value-type="string">
            <text:p text:style-name="P179">Type</text:p>
          </table:table-cell>
          <table:table-cell table:style-name="Table17.C1" office:value-type="string">
            <text:p text:style-name="P178">Value</text:p>
          </table:table-cell>
        </table:table-row>
        <table:table-row table:style-name="TableLine94072046431360">
          <table:table-cell table:style-name="Table17.A2" office:value-type="string">
            <text:p text:style-name="P86"><text:span text:style-name="T35">Block </text:span><text:span text:style-name="T36">Synchronization</text:span><text:span text:style-name="T35"> Byte </text:span><text:span text:style-name="T27">1</text:span></text:p>
          </table:table-cell>
          <table:table-cell table:style-name="Table17.B2" office:value-type="string">
            <text:p text:style-name="P63">Uint 8</text:p>
          </table:table-cell>
          <table:table-cell table:style-name="Table17.C2" office:value-type="string">
            <text:p text:style-name="P91"><text:span text:style-name="T27">0x</text:span><text:span text:style-name="T26">96</text:span></text:p>
          </table:table-cell>
        </table:table-row>
        <table:table-row table:style-name="TableLine94072046478864">
          <table:table-cell table:style-name="Table17.A3" office:value-type="string">
            <text:p text:style-name="P62"><text:span text:style-name="T210">Block </text:span><text:span text:style-name="T219">Synchronization</text:span><text:span text:style-name="T210"> Byte </text:span>2</text:p>
          </table:table-cell>
          <table:table-cell table:style-name="Table17.B3" office:value-type="string">
            <text:p text:style-name="P63">Uint 8</text:p>
          </table:table-cell>
          <table:table-cell table:style-name="Table17.C3" office:value-type="string">
            <text:p text:style-name="P91"><text:span text:style-name="T27">0x</text:span><text:span text:style-name="T26">7F</text:span></text:p>
          </table:table-cell>
        </table:table-row>
        <table:table-row table:style-name="TableLine94072046481280">
          <table:table-cell table:style-name="Table17.A4" office:value-type="string">
            <text:p text:style-name="P62"><text:span text:style-name="T210">Block </text:span><text:span text:style-name="T219">Synchronization</text:span><text:span text:style-name="T210"> Byte </text:span>3</text:p>
          </table:table-cell>
          <table:table-cell table:style-name="Table17.B4" office:value-type="string">
            <text:p text:style-name="P63">Uint 8</text:p>
          </table:table-cell>
          <table:table-cell table:style-name="Table17.C4" office:value-type="string">
            <text:p text:style-name="P61">0x81</text:p>
          </table:table-cell>
        </table:table-row>
        <table:table-row table:style-name="TableLine94072046484112">
          <table:table-cell table:style-name="Table17.A5" office:value-type="string">
            <text:p text:style-name="P62"><text:span text:style-name="T210">Block </text:span><text:span text:style-name="T219">Synchronization</text:span><text:span text:style-name="T210"> Byte </text:span>4</text:p>
          </table:table-cell>
          <table:table-cell table:style-name="Table17.B5" office:value-type="string">
            <text:p text:style-name="P63">Uint 8</text:p>
          </table:table-cell>
          <table:table-cell table:style-name="Table17.C5" office:value-type="string">
            <text:p text:style-name="P91"><text:span text:style-name="T27">0x5A </text:span><text:span text:style-name="T26">= </text:span><text:span text:style-name="T28">Little</text:span><text:span text:style-name="T26"> endian</text:span></text:p>
            <text:p text:style-name="P90"><text:span text:style-name="T26">0xA5 = </text:span><text:span text:style-name="T28">Big</text:span><text:span text:style-name="T26"> endian</text:span></text:p>
          </table:table-cell>
        </table:table-row>
      </table:table>
      <text:p text:style-name="P145"><text:span text:style-name="T129">The sequence of the block </text:span><text:span text:style-name="T157">synchronization bytes</text:span><text:span text:style-name="T129"> is fixed and independent of the endianness of the block. </text:span><text:span text:style-name="T152">However the last synchronization byte determines the endianness of multi-byte values used in the block (header, content and footer)</text:span></text:p>
      <text:p text:style-name="P116">A block is identified in two steps:</text:p>
      <text:p text:style-name="P118">First the block <text:span text:style-name="T219">synchronization bytes</text:span> must appear in the correct order.</text:p>
      <text:p text:style-name="P117">Secondly the block header byte count will be read and a <text:span text:style-name="T211">crc1</text:span>6 <text:span text:style-name="T211">will be calculated over the entire block header excluding the block header crc16. (Using the reverse polynomial 0x8005 (= 0xA001 reversed) and 0 as the start seed).</text:span></text:p>
      <text:p text:style-name="P145"><text:span text:style-name="T140">If the calculated crc-16 is not equal to the block header crc16 then the block </text:span><text:span text:style-name="T157">synchronization bytes</text:span><text:span text:style-name="T140"> do not indicate the start of a block header. </text:span><text:span text:style-name="T157">S</text:span><text:span text:style-name="T141">canning for block </text:span><text:span text:style-name="T157">synchronization bytes</text:span><text:span text:style-name="T141"> should continue at the first byte after the </text:span><text:span text:style-name="T142">evaluated</text:span><text:span text:style-name="T141"> block start markers. If the byte sequence reader is synchronized (as will often be the case for files that contain only a single block) then the failure to verify a block start is an error.</text:span></text:p>
      <text:p text:style-name="P139"><text:span text:style-name="T141">T</text:span><text:span text:style-name="T153">he above process may be preempted if the block header byte count is smaller than the minimum block header count of 64 bytes.</text:span></text:p>
      <text:p text:style-name="P263">The maximum header count is 2^16 – 1 = 65,535 bytes (64 Kbyte).</text:p>
      <text:h text:style-name="P192" text:outline-level="5">Block Type</text:h>
      <text:p text:style-name="P127">The type of content contained in this block.</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53">Name</text:p>
          </table:table-cell>
          <table:table-cell table:style-name="Table20.A1" office:value-type="string">
            <text:p text:style-name="P165">Type</text:p>
          </table:table-cell>
          <table:table-cell table:style-name="Table20.C1" office:value-type="string">
            <text:p text:style-name="P165">Valid <text:span text:style-name="T205">R</text:span>ange</text:p>
          </table:table-cell>
        </table:table-row>
        <table:table-row table:style-name="TableLine94072046506464">
          <table:table-cell table:style-name="Table20.A2" office:value-type="string">
            <text:p text:style-name="P72">Block Type</text:p>
          </table:table-cell>
          <table:table-cell table:style-name="Table20.A2" office:value-type="string">
            <text:p text:style-name="P92"><text:span text:style-name="T48">Uint </text:span><text:span text:style-name="T54">16</text:span></text:p>
          </table:table-cell>
          <table:table-cell table:style-name="Table20.C2" office:value-type="string">
            <text:p text:style-name="P238">See table below</text:p>
          </table:table-cell>
        </table:table-row>
      </table:table>
      <text:p text:style-name="P128">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65">Type</text:p>
          </table:table-cell>
          <table:table-cell table:style-name="Table18.A1" office:value-type="string">
            <text:p text:style-name="P153">Purpose</text:p>
          </table:table-cell>
          <table:table-cell table:style-name="Table18.A1" office:value-type="string">
            <text:p text:style-name="P165">Uses <text:span text:style-name="T204">Block Byte Count</text:span></text:p>
          </table:table-cell>
          <table:table-cell table:style-name="Table18.D1" office:value-type="string">
            <text:p text:style-name="P177">Uses Footer</text:p>
          </table:table-cell>
        </table:table-row>
        <table:table-row table:style-name="TableLine94072046519456">
          <table:table-cell table:style-name="Table18.A2" office:value-type="string">
            <text:p text:style-name="P71">1</text:p>
          </table:table-cell>
          <table:table-cell table:style-name="Table18.A2" office:value-type="string">
            <text:p text:style-name="P96"><text:span text:style-name="T54">Data storage with </text:span><text:span text:style-name="T55">a single top level item.</text:span></text:p>
          </table:table-cell>
          <table:table-cell table:style-name="Table18.A2" office:value-type="string">
            <text:p text:style-name="P71">Yes.</text:p>
          </table:table-cell>
          <table:table-cell table:style-name="Table18.D2" office:value-type="string">
            <text:p text:style-name="P75">Yes</text:p>
          </table:table-cell>
        </table:table-row>
      </table:table>
      <text:p text:style-name="P127">No other block types are defined at this time.</text:p>
      <text:p text:style-name="P140"><text:span text:style-name="T174">If this table specifies ‘Yes’ for either Uses_Block_Byte_Count or Uses_Footer, then these values MUST be used and present. Absence would violate the block </text:span><text:span text:style-name="T175">usability</text:span><text:span text:style-name="T174"> and should lead to rejection of the block.</text:span></text:p>
      <text:p text:style-name="P128">If this table specifies ‘Optional’ for either Uses_Block_Byte_Count or Uses_Footer, then these values may be used and present. Other conditions may apply as specified for the block type.</text:p>
      <text:h text:style-name="P193" text:outline-level="5">Reserved</text:h>
      <text:p text:style-name="P264">Currently not used, test for zero and reject block usage if non zero to ensure upward compatibility.</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161">Name</text:p>
          </table:table-cell>
          <table:table-cell table:style-name="Table21.B1" office:value-type="string">
            <text:p text:style-name="P173">Type</text:p>
          </table:table-cell>
          <table:table-cell table:style-name="Table21.C1" office:value-type="string">
            <text:p text:style-name="P173">Val<text:span text:style-name="T223">u</text:span>e</text:p>
          </table:table-cell>
        </table:table-row>
        <table:table-row table:style-name="TableLine94072046541360">
          <table:table-cell table:style-name="Table21.A2" office:value-type="string">
            <text:p text:style-name="P67">Reserved 1</text:p>
          </table:table-cell>
          <table:table-cell table:style-name="Table21.B2" office:value-type="string">
            <text:p text:style-name="P93"><text:span text:style-name="T1">Uint </text:span><text:span text:style-name="T32">16</text:span></text:p>
          </table:table-cell>
          <table:table-cell table:style-name="Table21.C2" office:value-type="string">
            <text:p text:style-name="P235"><text:span text:style-name="T206">0</text:span>x00<text:span text:style-name="T223">00</text:span></text:p>
          </table:table-cell>
        </table:table-row>
        <table:table-row table:style-name="TableLine94072046541360">
          <table:table-cell table:style-name="Table21.A3" office:value-type="string">
            <text:p text:style-name="P67">Reserved <text:span text:style-name="T233">2</text:span></text:p>
          </table:table-cell>
          <table:table-cell table:style-name="Table21.B3" office:value-type="string">
            <text:p text:style-name="P93"><text:span text:style-name="T1">Uint </text:span><text:span text:style-name="T45">32</text:span></text:p>
          </table:table-cell>
          <table:table-cell table:style-name="Table21.C3" office:value-type="string">
            <text:p text:style-name="P235"><text:span text:style-name="T206">0</text:span>x00<text:span text:style-name="T223">00_</text:span><text:span text:style-name="T233">0000</text:span></text:p>
          </table:table-cell>
        </table:table-row>
        <table:table-row table:style-name="TableLine94072046541360">
          <table:table-cell table:style-name="Table21.A4" office:value-type="string">
            <text:p text:style-name="P67">Reserved <text:span text:style-name="T233">3</text:span></text:p>
          </table:table-cell>
          <table:table-cell table:style-name="Table21.B4" office:value-type="string">
            <text:p text:style-name="P93"><text:span text:style-name="T1">Uint </text:span><text:span text:style-name="T45">48</text:span></text:p>
          </table:table-cell>
          <table:table-cell table:style-name="Table21.C4" office:value-type="string">
            <text:p text:style-name="P235"><text:span text:style-name="T206">0</text:span>x00<text:span text:style-name="T223">00_</text:span><text:span text:style-name="T233">0000_0000</text:span></text:p>
          </table:table-cell>
        </table:table-row>
      </table:table>
      <text:h text:style-name="P194" text:outline-level="5">Block Byte Count</text:h>
      <text:p text:style-name="P107"><text:span text:style-name="T190">T</text:span><text:span text:style-name="T123">he total number of bytes in this block.</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60">Name</text:p>
          </table:table-cell>
          <table:table-cell table:style-name="Table19.B1" office:value-type="string">
            <text:p text:style-name="P172">Type</text:p>
          </table:table-cell>
          <table:table-cell table:style-name="Table19.C1" office:value-type="string">
            <text:p text:style-name="P172">Valid <text:span text:style-name="T205">R</text:span>ange</text:p>
          </table:table-cell>
        </table:table-row>
        <table:table-row table:style-name="TableLine94072046556048">
          <table:table-cell table:style-name="Table19.A2" office:value-type="string">
            <text:p text:style-name="P59"><text:span text:style-name="T205">Block </text:span><text:span text:style-name="T208">Byte</text:span><text:span text:style-name="T206"> Count</text:span></text:p>
          </table:table-cell>
          <table:table-cell table:style-name="Table19.B2" office:value-type="string">
            <text:p text:style-name="P57">Uint <text:span text:style-name="T208">32</text:span></text:p>
          </table:table-cell>
          <table:table-cell table:style-name="Table19.C2" office:value-type="string">
            <text:p text:style-name="P245"><text:span text:style-name="T29">64</text:span><text:span text:style-name="T30"> </text:span><text:span text:style-name="T19">.. 2^</text:span><text:span text:style-name="T31">32</text:span><text:span text:style-name="T19">-</text:span><text:span text:style-name="T29">2</text:span><text:span text:style-name="T19"> (</text:span><text:span text:style-name="T133">4,294,967,29</text:span><text:span text:style-name="T154">4</text:span><text:span text:style-name="T19">)</text:span></text:p>
          </table:table-cell>
        </table:table-row>
      </table:table>
      <text:p text:style-name="P142"><text:span text:style-name="T134">I</text:span><text:span text:style-name="T126">f the block byte count is not used, it should be set to 0xFFFF_FFFF</text:span></text:p>
      <text:p text:style-name="P141"><text:span text:style-name="T134">If a block byte count is deemed to be invalid, the block should be </text:span><text:span text:style-name="T154">considered unusable</text:span><text:span text:style-name="T134">.</text:span></text:p>
      <text:h text:style-name="P199" text:outline-level="5"><text:span text:style-name="T179">Block </text:span><text:span text:style-name="T180">Header </text:span><text:span text:style-name="T181">Byte Count</text:span></text:h>
      <text:p text:style-name="P131"><text:span text:style-name="T130">T</text:span><text:span text:style-name="T126">he number of bytes in the unencrypted block header.</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54">Name</text:p>
          </table:table-cell>
          <table:table-cell table:style-name="Table22.B1" office:value-type="string">
            <text:p text:style-name="P166">Type</text:p>
          </table:table-cell>
          <table:table-cell table:style-name="Table22.C1" office:value-type="string">
            <text:p text:style-name="P166">Valid <text:span text:style-name="T205">R</text:span>ange</text:p>
          </table:table-cell>
        </table:table-row>
        <table:table-row table:style-name="TableLine94072046581856">
          <table:table-cell table:style-name="Table22.A2" office:value-type="string">
            <text:p text:style-name="P81"><text:span text:style-name="T48">Block </text:span><text:span text:style-name="T49">Header Byte Count</text:span></text:p>
          </table:table-cell>
          <table:table-cell table:style-name="Table22.B2" office:value-type="string">
            <text:p text:style-name="P73">Uint <text:span text:style-name="T206">16</text:span></text:p>
          </table:table-cell>
          <table:table-cell table:style-name="Table22.C2" office:value-type="string">
            <text:p text:style-name="P237"><text:span text:style-name="T236">72</text:span> .. 65,535</text:p>
          </table:table-cell>
        </table:table-row>
      </table:table>
      <text:p text:style-name="P121">The count shall not include the bytes used by the encrypted header block (if present).</text:p>
      <text:p text:style-name="P122">If a count of less than the minimum size is encountered the block must be considered invalid.</text:p>
      <text:h text:style-name="P192" text:outline-level="5">Block Encrypted Header Byte Count</text:h>
      <text:p text:style-name="P115">The number of bytes in the encrypted header.</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55">Name</text:p>
          </table:table-cell>
          <table:table-cell table:style-name="Table23.B1" office:value-type="string">
            <text:p text:style-name="P167">Type</text:p>
          </table:table-cell>
          <table:table-cell table:style-name="Table23.C1" office:value-type="string">
            <text:p text:style-name="P167">Valid <text:span text:style-name="T205">R</text:span>ange</text:p>
          </table:table-cell>
        </table:table-row>
        <table:table-row table:style-name="TableLine94072046598640">
          <table:table-cell table:style-name="Table23.A2" office:value-type="string">
            <text:p text:style-name="P82"><text:span text:style-name="T48">Block </text:span><text:span text:style-name="T50">Encrypted </text:span><text:span text:style-name="T49">Header Byte Count</text:span></text:p>
          </table:table-cell>
          <table:table-cell table:style-name="Table23.B2" office:value-type="string">
            <text:p text:style-name="P74">Uint <text:span text:style-name="T206">16</text:span></text:p>
          </table:table-cell>
          <table:table-cell table:style-name="Table23.C2" office:value-type="string">
            <text:p text:style-name="P244"><text:span text:style-name="T50">0 </text:span><text:span text:style-name="T49">.. 65,535</text:span></text:p>
          </table:table-cell>
        </table:table-row>
      </table:table>
      <text:p text:style-name="P132"><text:span text:style-name="T131">If this number is zero, </text:span><text:span text:style-name="T132">the</text:span><text:span text:style-name="T131"> public key location </text:span><text:span text:style-name="T133">must</text:span><text:span text:style-name="T132"> be empty</text:span><text:span text:style-name="T131">.</text:span></text:p>
      <text:p text:style-name="P133"><text:span text:style-name="T131">T</text:span><text:span text:style-name="T132">h</text:span><text:span text:style-name="T133">is</text:span><text:span text:style-name="T132"> block should be </text:span><text:span text:style-name="T155">considered unusable</text:span><text:span text:style-name="T132"> if this value is zero and a public key location is present.</text:span></text:p>
      <text:p text:style-name="P133"><text:span text:style-name="T132">Th</text:span><text:span text:style-name="T133">is</text:span><text:span text:style-name="T132"> block should be </text:span><text:span text:style-name="T155">considered unusable</text:span><text:span text:style-name="T132"> if this value is non-zero and no public key location is present.</text:span></text:p>
      <text:h text:style-name="P202" text:outline-level="5">Block ...<text:span text:style-name="T231"> </text:span>CRC16</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46">Name</text:p>
          </table:table-cell>
          <table:table-cell table:style-name="Table16.B1" office:value-type="string">
            <text:p text:style-name="P251">Type</text:p>
          </table:table-cell>
          <table:table-cell table:style-name="Table16.C1" office:value-type="string">
            <text:p text:style-name="P251">Valid <text:span text:style-name="T205">R</text:span>ange</text:p>
          </table:table-cell>
        </table:table-row>
        <table:table-row table:style-name="TableLine94072068756896">
          <table:table-cell table:style-name="Table16.A2" office:value-type="string">
            <text:p text:style-name="P222"><text:span text:style-name="T18">Block </text:span><text:span text:style-name="T43">Source CRC-16</text:span></text:p>
          </table:table-cell>
          <table:table-cell table:style-name="Table16.B2" office:value-type="string">
            <text:p text:style-name="P226">Uint <text:span text:style-name="T208">16</text:span></text:p>
          </table:table-cell>
          <table:table-cell table:style-name="Table16.C2" office:value-type="string">
            <text:p text:style-name="P233">all</text:p>
          </table:table-cell>
        </table:table-row>
        <table:table-row table:style-name="TableLine94072080065872">
          <table:table-cell table:style-name="Table16.A3" office:value-type="string">
            <text:p text:style-name="P222"><text:span text:style-name="T18">Block </text:span><text:span text:style-name="T43">Identifier CRC-16</text:span></text:p>
          </table:table-cell>
          <table:table-cell table:style-name="Table16.B3" office:value-type="string">
            <text:p text:style-name="P226">Uint <text:span text:style-name="T208">16</text:span></text:p>
          </table:table-cell>
          <table:table-cell table:style-name="Table16.C3" office:value-type="string">
            <text:p text:style-name="P233"><text:span text:style-name="T209">a</text:span>ll</text:p>
          </table:table-cell>
        </table:table-row>
        <table:table-row table:style-name="TableLine94072080065872">
          <table:table-cell table:style-name="Table16.A4" office:value-type="string">
            <text:p text:style-name="P231"><text:span text:style-name="T231">Block Extension CRC-16</text:span></text:p>
          </table:table-cell>
          <table:table-cell table:style-name="Table16.B4" office:value-type="string">
            <text:p text:style-name="P233">Uint 16</text:p>
          </table:table-cell>
          <table:table-cell table:style-name="Table16.C4" office:value-type="string">
            <text:p text:style-name="P233">all</text:p>
          </table:table-cell>
        </table:table-row>
        <table:table-row table:style-name="TableLine94072080065872">
          <table:table-cell table:style-name="Table16.A5" office:value-type="string">
            <text:p text:style-name="P232">Block Path Prefix CRC-16</text:p>
          </table:table-cell>
          <table:table-cell table:style-name="Table16.B5" office:value-type="string">
            <text:p text:style-name="P233">Uint 16</text:p>
          </table:table-cell>
          <table:table-cell table:style-name="Table16.C5" office:value-type="string">
            <text:p text:style-name="P233">all</text:p>
          </table:table-cell>
        </table:table-row>
      </table:table>
      <text:p text:style-name="P274"><text:span text:style-name="T134">T</text:span><text:span text:style-name="T126">hese CRC values can be used to quickly discard blocks that do not match a search criteria.</text:span></text:p>
      <text:p text:style-name="P278"><text:soft-page-break/><text:span text:style-name="T126">The values are calculated over the byte sequence of their corresponding fields using </text:span><text:span text:style-name="T163">u</text:span><text:span text:style-name="T140">sing the reverse polynomial 0x8005 (= 0xA001 reversed) and 0 as the start seed</text:span><text:span text:style-name="T154">.</text:span><text:span text:style-name="T126"> </text:span></text:p>
      <text:h text:style-name="P202" text:outline-level="5"><text:span text:style-name="T182">B</text:span><text:span text:style-name="T183">lock </text:span><text:span text:style-name="T188">Origin</text:span></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46">Name</text:p>
          </table:table-cell>
          <table:table-cell table:style-name="Table27.B1" office:value-type="string">
            <text:p text:style-name="P251">Type</text:p>
          </table:table-cell>
          <table:table-cell table:style-name="Table27.C1" office:value-type="string">
            <text:p text:style-name="P251">Valid <text:span text:style-name="T205">R</text:span>ange</text:p>
          </table:table-cell>
        </table:table-row>
        <table:table-row table:style-name="TableLine94072087034128">
          <table:table-cell table:style-name="Table27.A2" office:value-type="string">
            <text:p text:style-name="P222"><text:span text:style-name="T48">Block </text:span><text:span text:style-name="T57">Origin</text:span><text:span text:style-name="T51"> </text:span><text:span text:style-name="T52">Byte Count</text:span></text:p>
          </table:table-cell>
          <table:table-cell table:style-name="Table27.B2" office:value-type="string">
            <text:p text:style-name="P226">Uint <text:span text:style-name="T232">8</text:span></text:p>
          </table:table-cell>
          <table:table-cell table:style-name="Table27.C2" office:value-type="string">
            <text:p text:style-name="P243"><text:span text:style-name="T33">0 .</text:span><text:span text:style-name="T31">. </text:span><text:span text:style-name="T33">2</text:span><text:span text:style-name="T44">55</text:span></text:p>
          </table:table-cell>
        </table:table-row>
        <table:table-row table:style-name="TableLine94072079659648">
          <table:table-cell table:style-name="Table27.A3" office:value-type="string">
            <text:p text:style-name="P222"><text:span text:style-name="T48">Block </text:span><text:span text:style-name="T57">Origin</text:span><text:span text:style-name="T51"> </text:span><text:span text:style-name="T53">Offset</text:span></text:p>
          </table:table-cell>
          <table:table-cell table:style-name="Table27.B3" office:value-type="string">
            <text:p text:style-name="P226">Uint <text:span text:style-name="T208">16</text:span></text:p>
          </table:table-cell>
          <table:table-cell table:style-name="Table27.C3" office:value-type="string">
            <text:p text:style-name="P243"><text:span text:style-name="T46">72</text:span><text:span text:style-name="T33"> .</text:span><text:span text:style-name="T31">. </text:span><text:span text:style-name="T33">65,535</text:span></text:p>
          </table:table-cell>
        </table:table-row>
      </table:table>
      <text:p text:style-name="P277"><text:span text:style-name="T134">T</text:span><text:span text:style-name="T139">he </text:span><text:span text:style-name="T169">b</text:span><text:span text:style-name="T139">lock-</text:span><text:span text:style-name="T169">origin</text:span><text:span text:style-name="T139"> </text:span><text:span text:style-name="T168">is used for block selection. It should be a unique value. It is recommended to use a domain name that is under control of the block creator. </text:span><text:span text:style-name="T169">If additional specialization is needed, consider using </text:span><text:span text:style-name="T171">the block-extension or the block-path-</text:span><text:span text:style-name="T169">prefix.</text:span></text:p>
      <text:p text:style-name="P277"><text:span text:style-name="T143">Note that this is indicative only </text:span><text:span text:style-name="T144">and does not guarantee that the block was obtained from th</text:span><text:span text:style-name="T169">e</text:span><text:span text:style-name="T144"> </text:span><text:span text:style-name="T169">specified </text:span><text:span text:style-name="T144">source or can be obtained from </text:span><text:span text:style-name="T169">it</text:span><text:span text:style-name="T144">.</text:span></text:p>
      <text:p text:style-name="P273"><text:span text:style-name="T143">I</text:span><text:span text:style-name="T144">f</text:span><text:span text:style-name="T168"> </text:span><text:span text:style-name="T144">source authenticity</text:span><text:span text:style-name="T146"> is</text:span><text:span text:style-name="T144"> needed, use </text:span><text:span text:style-name="T145">encryption and </text:span><text:span text:style-name="T144">the block public key locat</text:span><text:span text:style-name="T167">ion</text:span><text:span text:style-name="T144"> field.</text:span></text:p>
      <text:p text:style-name="P273"><text:span text:style-name="T221">It is recommended to use UTF-8 </text:span><text:span text:style-name="T222">en</text:span><text:span text:style-name="T221">coding in this field.</text:span></text:p>
      <text:p text:style-name="P281"><text:span text:style-name="T147">The </text:span><text:span text:style-name="T158">byte</text:span><text:span text:style-name="T147">-</text:span><text:span text:style-name="T158">count</text:span><text:span text:style-name="T147"> specifies how many bytes there are in th</text:span><text:span text:style-name="T171">is field</text:span><text:span text:style-name="T147">.</text:span></text:p>
      <text:p text:style-name="P281"><text:span text:style-name="T144">I</text:span><text:span text:style-name="T158">f </text:span><text:span text:style-name="T159">the</text:span><text:span text:style-name="T158"> </text:span><text:span text:style-name="T171">field</text:span><text:span text:style-name="T159"> is not used</text:span><text:span text:style-name="T158"> the byte-count should be set to zero.</text:span></text:p>
      <text:p text:style-name="P276"><text:span text:style-name="T137">The </text:span><text:span text:style-name="T156">o</text:span><text:span text:style-name="T137">ffset </text:span><text:span text:style-name="T171">to this field </text:span><text:span text:style-name="T137">is counted from the </text:span><text:span text:style-name="T156">first block-</text:span><text:span text:style-name="T159">synchronization-</text:span><text:span text:style-name="T156">byte, starting with zero.</text:span></text:p>
      <text:h text:style-name="P203" text:outline-level="5"><text:span text:style-name="T182">B</text:span><text:span text:style-name="T183">lock </text:span><text:span text:style-name="T187">Identifier</text:span></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47">Name</text:p>
          </table:table-cell>
          <table:table-cell table:style-name="Table32.B1" office:value-type="string">
            <text:p text:style-name="P252">Type</text:p>
          </table:table-cell>
          <table:table-cell table:style-name="Table32.C1" office:value-type="string">
            <text:p text:style-name="P247">Valid <text:span text:style-name="T205">R</text:span>ange</text:p>
          </table:table-cell>
        </table:table-row>
        <table:table-row table:style-name="TableLine94072079192672">
          <table:table-cell table:style-name="Table32.A2" office:value-type="string">
            <text:p text:style-name="P223"><text:span text:style-name="T48">Block </text:span><text:span text:style-name="T56">Identifier</text:span><text:span text:style-name="T51"> </text:span><text:span text:style-name="T52">Byte Count</text:span></text:p>
          </table:table-cell>
          <table:table-cell table:style-name="Table32.B2" office:value-type="string">
            <text:p text:style-name="P227">Uint <text:span text:style-name="T234">8</text:span></text:p>
          </table:table-cell>
          <table:table-cell table:style-name="Table32.C2" office:value-type="string">
            <text:p text:style-name="P241"><text:span text:style-name="T33">0 .</text:span><text:span text:style-name="T31">. </text:span><text:span text:style-name="T47">25</text:span><text:span text:style-name="T33">5</text:span></text:p>
          </table:table-cell>
        </table:table-row>
        <table:table-row table:style-name="TableLine94072087863040">
          <table:table-cell table:style-name="Table32.A3" office:value-type="string">
            <text:p text:style-name="P223"><text:span text:style-name="T48">Block </text:span><text:span text:style-name="T56">Identifier</text:span><text:span text:style-name="T51"> </text:span><text:span text:style-name="T53">Offset</text:span></text:p>
          </table:table-cell>
          <table:table-cell table:style-name="Table32.B3" office:value-type="string">
            <text:p text:style-name="P227">Uint <text:span text:style-name="T208">16</text:span></text:p>
          </table:table-cell>
          <table:table-cell table:style-name="Table32.C3" office:value-type="string">
            <text:p text:style-name="P241"><text:span text:style-name="T47">72</text:span><text:span text:style-name="T33"> .</text:span><text:span text:style-name="T31">. </text:span><text:span text:style-name="T33">65,535</text:span></text:p>
          </table:table-cell>
        </table:table-row>
      </table:table>
      <text:p text:style-name="P278"><text:span text:style-name="T134">T</text:span><text:span text:style-name="T126">he block-identifier </text:span><text:span text:style-name="T170">is used for block selection in much the same way a filename is used. However the block-identifier is stored inside the block and thus not subject to filename changes by an end-user. Using it however will require a BRBON API with block management capabilities.</text:span></text:p>
      <text:p text:style-name="P279"><text:span text:style-name="T126">It is recommended to use UTF-8 encoding in this field.</text:span></text:p>
      <text:p text:style-name="P280"><text:span text:style-name="T170">If no end-user interaction is needed with the content of this field, it is recommended to use a version 4 UUID value.</text:span></text:p>
      <text:p text:style-name="P281"><text:span text:style-name="T147">The </text:span><text:span text:style-name="T158">byte</text:span><text:span text:style-name="T147">-</text:span><text:span text:style-name="T158">count</text:span><text:span text:style-name="T147"> specifies how many bytes there are in th</text:span><text:span text:style-name="T171">is field</text:span><text:span text:style-name="T147">.</text:span></text:p>
      <text:p text:style-name="P281"><text:span text:style-name="T144">I</text:span><text:span text:style-name="T158">f </text:span><text:span text:style-name="T159">the</text:span><text:span text:style-name="T158"> </text:span><text:span text:style-name="T171">field</text:span><text:span text:style-name="T159"> is not used</text:span><text:span text:style-name="T158"> the byte-count should be set to zero.</text:span></text:p>
      <text:p text:style-name="P276"><text:span text:style-name="T137">The </text:span><text:span text:style-name="T156">o</text:span><text:span text:style-name="T137">ffset </text:span><text:span text:style-name="T171">to this field </text:span><text:span text:style-name="T137">is counted from the </text:span><text:span text:style-name="T156">first block-</text:span><text:span text:style-name="T159">synchronization-</text:span><text:span text:style-name="T156">byte, starting with zero.</text:span></text:p>
      <text:h text:style-name="P204" text:outline-level="5"><text:span text:style-name="T182">B</text:span><text:span text:style-name="T183">lock </text:span><text:span text:style-name="T189">Extension</text:span></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48">Name</text:p>
          </table:table-cell>
          <table:table-cell table:style-name="Table33.B1" office:value-type="string">
            <text:p text:style-name="P253">Type</text:p>
          </table:table-cell>
          <table:table-cell table:style-name="Table33.C1" office:value-type="string">
            <text:p text:style-name="P253">Valid <text:span text:style-name="T205">R</text:span>ange</text:p>
          </table:table-cell>
        </table:table-row>
        <table:table-row table:style-name="TableLine94072088131584">
          <table:table-cell table:style-name="Table33.A2" office:value-type="string">
            <text:p text:style-name="P224"><text:span text:style-name="T48">Block </text:span><text:span text:style-name="T58">Extension</text:span><text:span text:style-name="T51"> </text:span><text:span text:style-name="T52">Byte Count</text:span></text:p>
          </table:table-cell>
          <table:table-cell table:style-name="Table33.B2" office:value-type="string">
            <text:p text:style-name="P228">Uint <text:span text:style-name="T234">8</text:span></text:p>
          </table:table-cell>
          <table:table-cell table:style-name="Table33.C2" office:value-type="string">
            <text:p text:style-name="P240"><text:span text:style-name="T33">0 .</text:span><text:span text:style-name="T31">. </text:span><text:span text:style-name="T47">25</text:span><text:span text:style-name="T33">5</text:span></text:p>
          </table:table-cell>
        </table:table-row>
        <table:table-row table:style-name="TableLine94072068840576">
          <table:table-cell table:style-name="Table33.A3" office:value-type="string">
            <text:p text:style-name="P224"><text:span text:style-name="T48">Block </text:span><text:span text:style-name="T58">Extension</text:span><text:span text:style-name="T51"> </text:span><text:span text:style-name="T53">Offset</text:span></text:p>
          </table:table-cell>
          <table:table-cell table:style-name="Table33.B3" office:value-type="string">
            <text:p text:style-name="P228">Uint <text:span text:style-name="T208">16</text:span></text:p>
          </table:table-cell>
          <table:table-cell table:style-name="Table33.C3" office:value-type="string">
            <text:p text:style-name="P240"><text:span text:style-name="T47">72</text:span><text:span text:style-name="T33"> .</text:span><text:span text:style-name="T31">. </text:span><text:span text:style-name="T33">65,535</text:span></text:p>
          </table:table-cell>
        </table:table-row>
      </table:table>
      <text:p text:style-name="P280"><text:span text:style-name="T134">T</text:span><text:span text:style-name="T169">he block-</text:span><text:span text:style-name="T170">extension can be used to specify which application should be able to read the content in much same way a filename extension is used. However the block-extension is stored inside the </text:span><text:soft-page-break/><text:span text:style-name="T170">block and thus not subject to changes invoked by an end-user. Using it however will require a BRBON API with block management capabilities.</text:span></text:p>
      <text:p text:style-name="P279"><text:span text:style-name="T170">N</text:span><text:span text:style-name="T126">o facilities exist to guarantee uniqueness.</text:span></text:p>
      <text:p text:style-name="P279"><text:span text:style-name="T126">It is recommended to use UTF-8 encoding in this field.</text:span></text:p>
      <text:p text:style-name="P280"><text:span text:style-name="T147">The </text:span><text:span text:style-name="T158">byte</text:span><text:span text:style-name="T147">-</text:span><text:span text:style-name="T158">count</text:span><text:span text:style-name="T147"> specifies how many bytes there are in th</text:span><text:span text:style-name="T171">is field</text:span><text:span text:style-name="T147">.</text:span></text:p>
      <text:p text:style-name="P280"><text:span text:style-name="T144">I</text:span><text:span text:style-name="T158">f </text:span><text:span text:style-name="T159">the</text:span><text:span text:style-name="T158"> </text:span><text:span text:style-name="T171">field</text:span><text:span text:style-name="T159"> is not used</text:span><text:span text:style-name="T158"> the byte-count should be set to zero.</text:span></text:p>
      <text:p text:style-name="P275"><text:span text:style-name="T137">The </text:span><text:span text:style-name="T156">o</text:span><text:span text:style-name="T137">ffset </text:span><text:span text:style-name="T171">to this field </text:span><text:span text:style-name="T137">is counted from the </text:span><text:span text:style-name="T156">first block-</text:span><text:span text:style-name="T159">synchronization-</text:span><text:span text:style-name="T156">byte, starting with zero.</text:span></text:p>
      <text:h text:style-name="Heading_20_5" text:outline-level="5"><text:span text:style-name="T178">Block Path </text:span><text:span text:style-name="T184">Prefix</text:span></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56">Name</text:p>
          </table:table-cell>
          <table:table-cell table:style-name="Table26.B1" office:value-type="string">
            <text:p text:style-name="P168">Type</text:p>
          </table:table-cell>
          <table:table-cell table:style-name="Table26.C1" office:value-type="string">
            <text:p text:style-name="P168">Valid <text:span text:style-name="T205">R</text:span>ange</text:p>
          </table:table-cell>
        </table:table-row>
        <table:table-row table:style-name="TableLine94072046628992">
          <table:table-cell table:style-name="Table26.A2" office:value-type="string">
            <text:p text:style-name="P84"><text:span text:style-name="T18">Block </text:span><text:span text:style-name="T31">Path </text:span><text:span text:style-name="T32">Prefix </text:span><text:span text:style-name="T33">Byte Count</text:span></text:p>
          </table:table-cell>
          <table:table-cell table:style-name="Table26.B2" office:value-type="string">
            <text:p text:style-name="P53">Uint <text:span text:style-name="T234">8</text:span></text:p>
          </table:table-cell>
          <table:table-cell table:style-name="Table26.C2" office:value-type="string">
            <text:p text:style-name="P53"><text:span text:style-name="T209">0 .</text:span><text:span text:style-name="T208">. </text:span><text:span text:style-name="T209">255</text:span></text:p>
          </table:table-cell>
        </table:table-row>
        <table:table-row table:style-name="TableLine94072046631264">
          <table:table-cell table:style-name="Table26.A3" office:value-type="string">
            <text:p text:style-name="P85"><text:span text:style-name="T18">Block </text:span><text:span text:style-name="T31">Path </text:span><text:span text:style-name="T32">Prefix</text:span><text:span text:style-name="T31"> </text:span><text:span text:style-name="T34">Offset</text:span></text:p>
          </table:table-cell>
          <table:table-cell table:style-name="Table26.B3" office:value-type="string">
            <text:p text:style-name="P54">Uint <text:span text:style-name="T208">16</text:span></text:p>
          </table:table-cell>
          <table:table-cell table:style-name="Table26.C3" office:value-type="string">
            <text:p text:style-name="P242"><text:span text:style-name="T47">72</text:span><text:span text:style-name="T33"> .</text:span><text:span text:style-name="T31">. </text:span><text:span text:style-name="T33">65,535</text:span></text:p>
          </table:table-cell>
        </table:table-row>
      </table:table>
      <text:p text:style-name="P143"><text:span text:style-name="T134">T</text:span><text:span text:style-name="T135">he </text:span><text:span text:style-name="T171">block-path-prefix</text:span><text:span text:style-name="T135"> is a sequence of bytes (usually a readable string) that </text:span><text:span text:style-name="T138">is</text:span><text:span text:style-name="T135"> to be </text:span><text:span text:style-name="T155">included before</text:span><text:span text:style-name="T135"> the path of any item in the block.</text:span></text:p>
      <text:p text:style-name="P143"><text:span text:style-name="T135">The ASCII-slash (0x2F, “/”) </text:span><text:span text:style-name="T155">is</text:span><text:span text:style-name="T135"> used as a separator character between sub-sequences.</text:span></text:p>
      <text:p text:style-name="P143"><text:span text:style-name="T135">A sequence of slash characters must be treated as a single slash. Note that this makes it impossible to use a slash as part of </text:span><text:span text:style-name="T136">a</text:span><text:span text:style-name="T156"> prefix</text:span><text:span text:style-name="T135"> sub sequence.</text:span></text:p>
      <text:p text:style-name="P144"><text:span text:style-name="T135">A </text:span><text:span text:style-name="T156">prefix</text:span><text:span text:style-name="T135"> consisting only of slash characters must be treated as an </text:span><text:span text:style-name="T156">empty</text:span><text:span text:style-name="T135"> </text:span><text:span text:style-name="T156">prefix.</text:span></text:p>
      <text:p text:style-name="P281"><text:span text:style-name="T147">The </text:span><text:span text:style-name="T158">byte</text:span><text:span text:style-name="T147">-</text:span><text:span text:style-name="T158">count</text:span><text:span text:style-name="T147"> specifies how many bytes there are in th</text:span><text:span text:style-name="T171">is field</text:span><text:span text:style-name="T147">.</text:span></text:p>
      <text:p text:style-name="P281"><text:span text:style-name="T144">I</text:span><text:span text:style-name="T158">f </text:span><text:span text:style-name="T159">the</text:span><text:span text:style-name="T158"> </text:span><text:span text:style-name="T171">field</text:span><text:span text:style-name="T159"> is not used</text:span><text:span text:style-name="T158"> the byte-count should be set to zero.</text:span></text:p>
      <text:p text:style-name="P281"><text:span text:style-name="T137">The </text:span><text:span text:style-name="T156">o</text:span><text:span text:style-name="T137">ffset </text:span><text:span text:style-name="T171">to this field </text:span><text:span text:style-name="T137">is counted from the </text:span><text:span text:style-name="T156">first block-</text:span><text:span text:style-name="T159">synchronization-</text:span><text:span text:style-name="T156">byte, starting with zero.</text:span></text:p>
      <text:h text:style-name="P195" text:outline-level="5">Block Target List</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57">Name</text:p>
          </table:table-cell>
          <table:table-cell table:style-name="Table28.B1" office:value-type="string">
            <text:p text:style-name="P169">Type</text:p>
          </table:table-cell>
          <table:table-cell table:style-name="Table28.C1" office:value-type="string">
            <text:p text:style-name="P169">Valid <text:span text:style-name="T205">R</text:span>ange</text:p>
          </table:table-cell>
        </table:table-row>
        <table:table-row table:style-name="TableLine94072046698480">
          <table:table-cell table:style-name="Table28.A2" office:value-type="string">
            <text:p text:style-name="P58"><text:span text:style-name="T205">Block </text:span><text:span text:style-name="T213">Target List</text:span><text:span text:style-name="T212"> </text:span><text:span text:style-name="T213">Byte Count</text:span></text:p>
          </table:table-cell>
          <table:table-cell table:style-name="Table28.B2" office:value-type="string">
            <text:p text:style-name="P55">Uint <text:span text:style-name="T208">16</text:span></text:p>
          </table:table-cell>
          <table:table-cell table:style-name="Table28.C2" office:value-type="string">
            <text:p text:style-name="P55"><text:span text:style-name="T209">0 .</text:span><text:span text:style-name="T208">. </text:span><text:span text:style-name="T209">65,535</text:span></text:p>
          </table:table-cell>
        </table:table-row>
        <table:table-row table:style-name="TableLine94072046700752">
          <table:table-cell table:style-name="Table28.A3" office:value-type="string">
            <text:p text:style-name="P66">Block Target List Offset</text:p>
          </table:table-cell>
          <table:table-cell table:style-name="Table28.B3" office:value-type="string">
            <text:p text:style-name="P64">Uint 16</text:p>
          </table:table-cell>
          <table:table-cell table:style-name="Table28.C3" office:value-type="string">
            <text:p text:style-name="P55"><text:span text:style-name="T209">0 .</text:span><text:span text:style-name="T208">. </text:span><text:span text:style-name="T209">65,535</text:span></text:p>
          </table:table-cell>
        </table:table-row>
      </table:table>
      <text:p text:style-name="P281"><text:span text:style-name="T171">A</text:span><text:span text:style-name="T172"> block can be targeted to specific receivers. These receivers are listed in the </text:span><text:span text:style-name="T171">block-t</text:span><text:span text:style-name="T172">arget-</text:span><text:span text:style-name="T171">l</text:span><text:span text:style-name="T172">ist.</text:span></text:p>
      <text:p text:style-name="P281"><text:span text:style-name="T147">The </text:span><text:span text:style-name="T171">t</text:span><text:span text:style-name="T147">arget-list is a list of byte sequences separated by the ASCII-blank (0x20) character </text:span><text:span text:style-name="T148">code</text:span><text:span text:style-name="T147">.</text:span></text:p>
      <text:p text:style-name="P281"><text:span text:style-name="T147">There are no </text:span><text:span text:style-name="T171">other</text:span><text:span text:style-name="T147"> requirements on the content of this list. </text:span><text:span text:style-name="T171">The content has to be agreed between the distributor and consumer.</text:span></text:p>
      <text:p text:style-name="P281"><text:span text:style-name="T147">The </text:span><text:span text:style-name="T158">byte</text:span><text:span text:style-name="T147">-</text:span><text:span text:style-name="T158">count</text:span><text:span text:style-name="T147"> specifies how many bytes there are in th</text:span><text:span text:style-name="T171">is field</text:span><text:span text:style-name="T147">.</text:span></text:p>
      <text:p text:style-name="P281"><text:span text:style-name="T144">I</text:span><text:span text:style-name="T158">f </text:span><text:span text:style-name="T159">the</text:span><text:span text:style-name="T158"> </text:span><text:span text:style-name="T171">field</text:span><text:span text:style-name="T159"> is not used</text:span><text:span text:style-name="T158"> the byte-count should be set to zero.</text:span></text:p>
      <text:p text:style-name="P269"><text:span text:style-name="T218">The </text:span><text:span text:style-name="T217">o</text:span><text:span text:style-name="T218">ffset </text:span><text:span text:style-name="T235">to this field </text:span><text:span text:style-name="T218">is counted from the </text:span><text:span text:style-name="T217">first block-</text:span><text:span text:style-name="T220">synchronization-</text:span><text:span text:style-name="T217">byte, starting with zero.</text:span></text:p>
      <text:h text:style-name="P200" text:outline-level="5"><text:soft-page-break/><text:span text:style-name="T178">Block Public Key </text:span><text:span text:style-name="T186">URL</text:span></text:h>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58">Name</text:p>
          </table:table-cell>
          <table:table-cell table:style-name="Table30.B1" office:value-type="string">
            <text:p text:style-name="P170">Type</text:p>
          </table:table-cell>
          <table:table-cell table:style-name="Table30.C1" office:value-type="string">
            <text:p text:style-name="P170">Valid <text:span text:style-name="T205">R</text:span>ange</text:p>
          </table:table-cell>
        </table:table-row>
        <table:table-row table:style-name="TableLine94072046726176">
          <table:table-cell table:style-name="Table30.A2" office:value-type="string">
            <text:p text:style-name="P83"><text:span text:style-name="T18">Block </text:span><text:span text:style-name="T21">Public Key </text:span><text:span text:style-name="T40">URL</text:span><text:span text:style-name="T21"> Byte Count</text:span></text:p>
          </table:table-cell>
          <table:table-cell table:style-name="Table30.B2" office:value-type="string">
            <text:p text:style-name="P56">Uint <text:span text:style-name="T208">16</text:span></text:p>
          </table:table-cell>
          <table:table-cell table:style-name="Table30.C2" office:value-type="string">
            <text:p text:style-name="P56"><text:span text:style-name="T209">0 .</text:span><text:span text:style-name="T208">. </text:span><text:span text:style-name="T209">65,535</text:span></text:p>
          </table:table-cell>
        </table:table-row>
        <table:table-row table:style-name="TableLine94072046728448">
          <table:table-cell table:style-name="Table30.A3" office:value-type="string">
            <text:p text:style-name="P83"><text:span text:style-name="T20">Block </text:span><text:span text:style-name="T21">Public Key </text:span><text:span text:style-name="T40">URL</text:span><text:span text:style-name="T20"> Offset</text:span></text:p>
          </table:table-cell>
          <table:table-cell table:style-name="Table30.B3" office:value-type="string">
            <text:p text:style-name="P65">Uint 16</text:p>
          </table:table-cell>
          <table:table-cell table:style-name="Table30.C3" office:value-type="string">
            <text:p text:style-name="P56"><text:span text:style-name="T209">0 .</text:span><text:span text:style-name="T208">. </text:span><text:span text:style-name="T209">65,535</text:span></text:p>
          </table:table-cell>
        </table:table-row>
      </table:table>
      <text:p text:style-name="P135"><text:span text:style-name="T134">T</text:span><text:span text:style-name="T149">he public key </text:span><text:span text:style-name="T160">URL</text:span><text:span text:style-name="T149"> specifier allows authentication of a block.</text:span></text:p>
      <text:p text:style-name="P119">If authentication is used the block header is followed by a sequence of bytes that upon decryption with the (public) key in the specified location yields an exact copy of the block header. <text:s/>Only when all fields of the decrypted block header are identical to those in the unencrypted bock header is the block header authenticated.</text:p>
      <text:p text:style-name="P134"><text:span text:style-name="T126">Note that </text:span><text:span text:style-name="T150">when authentication is used</text:span><text:span text:style-name="T126"> the items contained in the block are also encrypted with the same public key and have to be decrypted before use.</text:span></text:p>
      <text:p text:style-name="P148"><text:span text:style-name="T150">The public key </text:span><text:span text:style-name="T160">URL</text:span><text:span text:style-name="T150"> </text:span><text:span text:style-name="T160">must use UTF-8 coding</text:span><text:span text:style-name="T150">.</text:span></text:p>
      <text:p text:style-name="P120">The key must initially be fetched from the specified location, however a BRBON API may decide to store the key locally for subsequent use.</text:p>
      <text:p text:style-name="P147"><text:span text:style-name="T147">The </text:span><text:span text:style-name="T158">byte</text:span><text:span text:style-name="T147"> </text:span><text:span text:style-name="T158">count</text:span><text:span text:style-name="T147"> specifies how many bytes there are in the </text:span><text:span text:style-name="T160">public key URL</text:span><text:span text:style-name="T147">.</text:span></text:p>
      <text:p text:style-name="P123"><text:span text:style-name="T218">The </text:span><text:span text:style-name="T217">o</text:span><text:span text:style-name="T218">ffset is counted from the </text:span><text:span text:style-name="T217">first block </text:span><text:span text:style-name="T220">synchronization</text:span><text:span text:style-name="T217"> byte starting with zero.</text:span></text:p>
      <text:h text:style-name="P198" text:outline-level="5"><text:span text:style-name="T194">Block </text:span><text:span text:style-name="T195">Times and duration</text:span></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59">Name</text:p>
          </table:table-cell>
          <table:table-cell table:style-name="Table29.B1" office:value-type="string">
            <text:p text:style-name="P171">Type</text:p>
          </table:table-cell>
          <table:table-cell table:style-name="Table29.C1" office:value-type="string">
            <text:p text:style-name="P171">Valid <text:span text:style-name="T205">R</text:span>ange</text:p>
          </table:table-cell>
        </table:table-row>
        <table:table-row table:style-name="TableLine94072046761296">
          <table:table-cell table:style-name="Table29.A2" office:value-type="string">
            <text:p text:style-name="P98">Block Creation Timestamp</text:p>
          </table:table-cell>
          <table:table-cell table:style-name="Table29.B2" office:value-type="string">
            <text:p text:style-name="P97">Uint 64</text:p>
          </table:table-cell>
          <table:table-cell table:style-name="Table29.C3" office:value-type="string">
            <text:p text:style-name="P97">All</text:p>
          </table:table-cell>
        </table:table-row>
        <table:table-row table:style-name="TableLine94072046763824">
          <table:table-cell table:style-name="Table29.A3" office:value-type="string">
            <text:p text:style-name="P98">Block Modification Timestamp</text:p>
          </table:table-cell>
          <table:table-cell table:style-name="Table29.B3" office:value-type="string">
            <text:p text:style-name="P97">Uint 64</text:p>
          </table:table-cell>
          <table:table-cell table:style-name="Table29.C3" office:value-type="string">
            <text:p text:style-name="P97">All</text:p>
          </table:table-cell>
        </table:table-row>
        <table:table-row table:style-name="TableLine94072046764736">
          <table:table-cell table:style-name="Table29.A4" office:value-type="string">
            <text:p text:style-name="P87"><text:span text:style-name="T166">Block </text:span><text:span text:style-name="T161">Expiry Timestamp</text:span></text:p>
          </table:table-cell>
          <table:table-cell table:style-name="Table29.B4" office:value-type="string">
            <text:p text:style-name="P99">Uint <text:span text:style-name="T224">64</text:span></text:p>
          </table:table-cell>
          <table:table-cell table:style-name="Table29.C4" office:value-type="string">
            <text:p text:style-name="P97"><text:span text:style-name="T224">A</text:span>ll</text:p>
          </table:table-cell>
        </table:table-row>
      </table:table>
      <text:p text:style-name="P124">All times and duration's are in milliseconds since 1 Jan 1970.</text:p>
      <text:p text:style-name="P124">Creation refers to the time this block was created.</text:p>
      <text:p text:style-name="P124">Modification time refers to the time of the most recent update of an item in this block.</text:p>
      <text:p text:style-name="P124">Expiry time refers to the time after which this block should no longer be used.</text:p>
      <text:p text:style-name="P149"><text:span text:style-name="T161">I</text:span><text:span text:style-name="T162">mpossible </text:span><text:span text:style-name="T126">combination</text:span><text:span text:style-name="T162">s</text:span><text:span text:style-name="T126"> of timestamps should prevent usage of the block.</text:span></text:p>
      <text:h text:style-name="P196" text:outline-level="5"><text:span text:style-name="T200">Block </text:span><text:span text:style-name="T203">Type Dependent </text:span><text:span text:style-name="T201">Header</text:span></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62">Name</text:p>
          </table:table-cell>
          <table:table-cell table:style-name="Table24.B1" office:value-type="string">
            <text:p text:style-name="P174">Type</text:p>
          </table:table-cell>
          <table:table-cell table:style-name="Table24.C1" office:value-type="string">
            <text:p text:style-name="P174">Valid <text:span text:style-name="T205">R</text:span>ange</text:p>
          </table:table-cell>
        </table:table-row>
        <table:table-row table:style-name="TableLine94072046786288">
          <table:table-cell table:style-name="Table24.A2" office:value-type="string">
            <text:p text:style-name="P88"><text:span text:style-name="T165">Block </text:span><text:span text:style-name="T162">Type Dependent Header</text:span></text:p>
          </table:table-cell>
          <table:table-cell table:style-name="Table24.B2" office:value-type="string">
            <text:p text:style-name="P100">-</text:p>
          </table:table-cell>
          <table:table-cell table:style-name="Table24.C2" office:value-type="string">
            <text:p text:style-name="P220">-</text:p>
          </table:table-cell>
        </table:table-row>
      </table:table>
      <text:p text:style-name="P125"><text:span text:style-name="T201">D</text:span>epending on the type of block, additional header fields may be defined.</text:p>
      <text:p text:style-name="P125">Currently only block type 1 is defined which does not have a type dependent header.</text:p>
      <text:p text:style-name="P125">The total byte count for this area <text:span text:style-name="T236">is</text:span> a multiple of 8 bytes. Unused space should be set to zero.</text:p>
      <text:h text:style-name="P196" text:outline-level="5">Block Header Variable Storage</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62">Name</text:p>
          </table:table-cell>
          <table:table-cell table:style-name="Table25.B1" office:value-type="string">
            <text:p text:style-name="P174">Type</text:p>
          </table:table-cell>
          <table:table-cell table:style-name="Table25.C1" office:value-type="string">
            <text:p text:style-name="P162">Valid <text:span text:style-name="T205">R</text:span>ange</text:p>
          </table:table-cell>
        </table:table-row>
        <table:table-row table:style-name="TableLine94072046803744">
          <table:table-cell table:style-name="Table25.A2" office:value-type="string">
            <text:p text:style-name="P88"><text:span text:style-name="T165">Block </text:span><text:span text:style-name="T162">Header Variable Storage</text:span></text:p>
          </table:table-cell>
          <table:table-cell table:style-name="Table25.B2" office:value-type="string">
            <text:p text:style-name="P100">-</text:p>
          </table:table-cell>
          <table:table-cell table:style-name="Table25.C2" office:value-type="string">
            <text:p text:style-name="P220">-</text:p>
          </table:table-cell>
        </table:table-row>
      </table:table>
      <text:p text:style-name="P125"><text:soft-page-break/>All variable type fields specified by a byte-count and offset in the block header will have their fields located in this area as specified by their offset parameter.</text:p>
      <text:p text:style-name="P282"><text:span text:style-name="T162">The total byte count for this area </text:span><text:span text:style-name="T173">is</text:span><text:span text:style-name="T162"> a multiple of 8 bytes. Unused space should be set to zero.</text:span></text:p>
      <text:h text:style-name="P197" text:outline-level="5"><text:span text:style-name="T192">Block </text:span><text:span text:style-name="T193">Header </text:span><text:span text:style-name="T192">CRC-16</text:span></text:h>
      <text:p text:style-name="P150"><text:span text:style-name="T163">The header CRC-16, calculated u</text:span><text:span text:style-name="T140">sing the reverse polynomial 0x8005 (= 0xA001 reversed) and 0 as the start seed</text:span><text:span text:style-name="T154">.</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3">Name</text:p>
          </table:table-cell>
          <table:table-cell table:style-name="Table14.B1" office:value-type="string">
            <text:p text:style-name="P175">Type</text:p>
          </table:table-cell>
          <table:table-cell table:style-name="Table14.C1" office:value-type="string">
            <text:p text:style-name="P175">Val<text:span text:style-name="T223">u</text:span>e</text:p>
          </table:table-cell>
        </table:table-row>
        <table:table-row table:style-name="TableLine94072046842080">
          <table:table-cell table:style-name="Table14.A2" office:value-type="string">
            <text:p text:style-name="P70">Block Header CRC-16</text:p>
          </table:table-cell>
          <table:table-cell table:style-name="Table14.B2" office:value-type="string">
            <text:p text:style-name="P95"><text:span text:style-name="T1">Uint </text:span><text:span text:style-name="T32">16</text:span></text:p>
          </table:table-cell>
          <table:table-cell table:style-name="Table14.C2" office:value-type="string">
            <text:p text:style-name="P236">0 .. 65535</text:p>
          </table:table-cell>
        </table:table-row>
      </table:table>
      <text:h text:style-name="P189" text:outline-level="4"><text:span text:style-name="T196">U</text:span>nencrypted</text:h>
      <text:p text:style-name="P108"><text:span text:style-name="T11">The </text:span><text:span text:style-name="T72">Unencrypted</text:span><text:span text:style-name="T11"> part is defined as follows:</text:span></text:p>
      <text:p text:style-name="P113">Unencrypted = Item [,Item]</text:p>
      <text:p text:style-name="P108"><text:span text:style-name="T11">That is, it can consist of 1 or more </text:span><text:span text:style-name="T72">Item</text:span><text:span text:style-name="T11">. </text:span><text:span text:style-name="T12">(These are defined later)</text:span><text:span text:style-name="T11"> </text:span></text:p>
      <text:h text:style-name="P190" text:outline-level="4"><text:span text:style-name="T196">E</text:span>ncrypted</text:h>
      <text:p text:style-name="P109"><text:span text:style-name="T11">T</text:span><text:span text:style-name="T1">he </text:span><text:span text:style-name="T60">Encrypted</text:span><text:span text:style-name="T1"> part is defined as follows:</text:span></text:p>
      <text:p text:style-name="P114">Encrypted = Encrypted_Header [,Encrypted_Item]</text:p>
      <text:p text:style-name="P126">It consists of an encrypted header and zero or more encrypted items.</text:p>
      <text:h text:style-name="P201" text:outline-level="5">Encrypted Header</text:h>
      <text:p text:style-name="P151"><text:span text:style-name="T163">The </text:span><text:span text:style-name="T164">encrypted </text:span><text:span text:style-name="T163">header</text:span><text:span text:style-name="T164"> starts with the byte following the CRC-16 of the unencrypted header.</text:span><text:span text:style-name="T154"> </text:span><text:span text:style-name="T164">It continues for block-encrypted-header-byte-count. This entire sequence should be decrypted with the key from the location specified by the URL in the block-public-key-location.</text:span></text:p>
      <text:p text:style-name="P268">Once the encrypted header is decrypted it should be compared with the unencrypted header. If there are no differences, the block is authenticated.</text:p>
      <text:h text:style-name="P191" text:outline-level="4">The same public key should then be used to decode the block content (items).</text:h>
      <text:h text:style-name="P191" text:outline-level="4">Note that a block footer that may be present is not encrypted.</text:h>
      <text:h text:style-name="Heading_20_4" text:outline-level="4">Block Footer</text:h>
      <text:p text:style-name="P270">The block footer content depends on the block type.</text:p>
      <text:p text:style-name="P270">All block footers will have a byte count of a multiple of 8 bytes.</text:p>
      <text:h text:style-name="Heading_20_5" text:outline-level="5"><text:span text:style-name="T185">B</text:span><text:span text:style-name="T178">lock Type 1</text:span></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1">Name</text:p>
          </table:table-cell>
          <table:table-cell table:style-name="Table15.B1" office:value-type="string">
            <text:p text:style-name="P176">Offset <text:span text:style-name="T207">(Hex)</text:span></text:p>
          </table:table-cell>
          <table:table-cell table:style-name="Table15.C1" office:value-type="string">
            <text:p text:style-name="P176">Type</text:p>
          </table:table-cell>
          <table:table-cell table:style-name="Table15.D1" office:value-type="string">
            <text:p text:style-name="P164">Valid <text:span text:style-name="T205">R</text:span>ange</text:p>
          </table:table-cell>
        </table:table-row>
        <table:table-row table:style-name="TableLine94072046885376">
          <table:table-cell table:style-name="Table15.A2" office:value-type="string">
            <text:p text:style-name="P101"><text:span text:style-name="T225">R</text:span>eserved</text:p>
          </table:table-cell>
          <table:table-cell table:style-name="Table15.B2" office:value-type="string">
            <text:p text:style-name="P102">0x00</text:p>
          </table:table-cell>
          <table:table-cell table:style-name="Table15.C2" office:value-type="string">
            <text:p text:style-name="P102">UInt-32</text:p>
          </table:table-cell>
          <table:table-cell table:style-name="Table15.D2" office:value-type="string">
            <text:p text:style-name="P101">0x0000_0000</text:p>
          </table:table-cell>
        </table:table-row>
        <table:table-row table:style-name="TableLine94072046888160">
          <table:table-cell table:style-name="Table15.A3" office:value-type="string">
            <text:p text:style-name="P101">Block Content CRC-32</text:p>
          </table:table-cell>
          <table:table-cell table:style-name="Table15.B3" office:value-type="string">
            <text:p text:style-name="P102">0x04</text:p>
          </table:table-cell>
          <table:table-cell table:style-name="Table15.C3" office:value-type="string">
            <text:p text:style-name="P102">UInt-32</text:p>
          </table:table-cell>
          <table:table-cell table:style-name="Table15.D3" office:value-type="string">
            <text:p text:style-name="P101">0 .. 2^32 - 1</text:p>
          </table:table-cell>
        </table:table-row>
      </table:table>
      <text:p text:style-name="P271">The content CRC-32 is calculated over the block content (item) only, i.e. not including the block header, the encrypted header or the block footer.</text:p>
      <text:p text:style-name="P152"><text:span text:style-name="T42">T</text:span><text:span text:style-name="T1">he CRC-32 is calculated with a seed value of -1.</text:span></text:p>
      <text:h text:style-name="P184"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Header</text:h>
      <text:p text:style-name="P9">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119">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Item-Type</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style-name="TableLine94072046894160">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072046991312">
          <table:table-cell table:style-name="Table2.A19" office:value-type="string">
            <text:p text:style-name="P31">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072046993504">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072046995264">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072046997152">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072046999280">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072047001552">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072047003488">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072047005536">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072047007504">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072047009552">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072047011600">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072047013648">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072047015696">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072047018224">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072047020272">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072047021232">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072047022192">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072047023152">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072047024112">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072047026704">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072047027664">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072047028624">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072047029584">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072047030544">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072047031504">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072047034096">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60"><text:tab/>Name-</text:span><text:span text:style-name="T61">ASCII-</text:span><text:span text:style-name="T60">Byte-Count,(* 1 byte, the number of used </text:span><text:span text:style-name="T61">ASCII</text:span><text:span text:style-name="T60"> bytes *)</text:span></text:p>
      <text:p text:style-name="Standard"><text:span text:style-name="T60"><text:tab/>Name-</text:span><text:span text:style-name="T61">ASCII-Code<text:tab/><text:tab/></text:span><text:span text:style-name="T60">(* </text:span><text:span text:style-name="T61">ASCII</text:span><text:span text:style-name="T60"> bytes </text:span><text:span text:style-name="T61">range 0x20..0x7E </text:span><text:span text:style-name="T60">*)</text:span></text:p>
      <text:p text:style-name="P2"><text:tab/>[, Name-Filler]<text:tab/><text:tab/>(* Filler, optional *)</text:p>
      <text:p text:style-name="P2"/>
      <text:p text:style-name="P9"><text:span text:style-name="T59">Name-CRC</text:span><text:span text:style-name="T1">: The hash value is a CRC16 using the reverse polynomial 0x8005 (= 0xA001 reversed) and 0 as the start seed.</text:span></text:p>
      <text:p text:style-name="P9"><text:span text:style-name="T59">Name-</text:span><text:span text:style-name="T93">ASCII-</text:span><text:span text:style-name="T59">Byte-Count</text:span><text:span text:style-name="T1">: This is the number of bytes used by the </text:span><text:span text:style-name="T2">ASCII</text:span><text:span text:style-name="T1"> code that constitutes the name.</text:span></text:p>
      <text:p text:style-name="P9"><text:span text:style-name="T59">Name-</text:span><text:span text:style-name="T93">ASCII</text:span><text:span text:style-name="T59">-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59">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103">ASCII</text:span> byte count gives a maximum size of 245 bytes for the name characters.</text:p>
      <text:p text:style-name="P10">Rationale: The CRC allows for faster finding of items by name. If the CRC does not match, the <text:span text:style-name="T103">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Bool</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soft-page-break/>Int8</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Int16</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Int32</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Int64</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UInt8</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UInt16</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UInt32</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soft-page-break/>UInt64</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Float32</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Float64</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String</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style-name="TableLine94072047106528">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style-name="TableLine94072047044160">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32">4</text:p>
          </table:table-cell>
        </table:table-row>
        <table:table-row table:style-name="TableLine94072047050960">
          <table:table-cell table:style-name="Table3.C4" office:value-type="string">
            <text:p text:style-name="P33">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style-name="TableLine94072047055072">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String</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text:span text:style-name="T227">1</text:span>.</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style-name="TableLine94072047057680">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style-name="TableLine94072047115024">
          <table:table-cell table:style-name="Table4.A5" office:value-type="string">
            <text:p text:style-name="P37">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36">4</text:p>
          </table:table-cell>
        </table:table-row>
        <text:soft-page-break/>
        <table:table-row table:style-name="TableLine94072047128704">
          <table:table-cell table:style-name="Table4.A5" office:value-type="string">
            <text:p text:style-name="P37">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36">4</text:p>
          </table:table-cell>
        </table:table-row>
        <table:table-row table:style-name="TableLine94072047130640">
          <table:table-cell table:style-name="Table4.A5" office:value-type="string">
            <text:p text:style-name="P37">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style-name="TableLine94072047132768">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06">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style-name="TableLine94072047135648">
          <table:table-cell table:style-name="Table5.A1" office:value-type="string">
            <text:p text:style-name="P37">Offset</text:p>
          </table:table-cell>
          <table:table-cell table:style-name="Table5.A1" office:value-type="string">
            <text:p text:style-name="P36">Content</text:p>
          </table:table-cell>
          <table:table-cell table:style-name="Table5.A1" office:value-type="string">
            <text:p text:style-name="P36">Units</text:p>
          </table:table-cell>
          <table:table-cell table:style-name="Table5.D1" office:value-type="string">
            <text:p text:style-name="P36">Count</text:p>
          </table:table-cell>
        </table:table-row>
        <table:table-row table:style-name="TableLine94072047152416">
          <table:table-cell table:style-name="Table5.A4" office:value-type="string">
            <text:p text:style-name="P37">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36">4</text:p>
          </table:table-cell>
        </table:table-row>
        <table:table-row table:style-name="TableLine94072047155200">
          <table:table-cell table:style-name="Table5.A4" office:value-type="string">
            <text:p text:style-name="P37">4</text:p>
          </table:table-cell>
          <table:table-cell table:style-name="Table5.B3" office:value-type="string">
            <text:p text:style-name="P10">Binary</text:p>
          </table:table-cell>
          <table:table-cell table:style-name="Table5.C4" office:value-type="string">
            <text:p text:style-name="P36">Bytes</text:p>
          </table:table-cell>
          <table:table-cell table:style-name="Table5.D3" office:value-type="string">
            <text:p text:style-name="P36">Byte Count</text:p>
          </table:table-cell>
        </table:table-row>
        <table:table-row table:style-name="TableLine94072047157200">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36">Bytes</text:p>
          </table:table-cell>
          <table:table-cell table:style-name="Table5.D4" office:value-type="string">
            <text:p text:style-name="P36">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Binary</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104">1</text:span>.</text:p>
      <text:p text:style-name="P10">The layout is as follows:</text:p>
      <table:table table:name="Table6" table:style-name="Table6">
        <table:table-column table:style-name="Table6.A" table:number-columns-repeated="3"/>
        <table:table-column table:style-name="Table6.D"/>
        <table:table-row table:style-name="TableLine94072047159728">
          <table:table-cell table:style-name="Table6.A1" office:value-type="string">
            <text:p text:style-name="P39">Offset</text:p>
          </table:table-cell>
          <table:table-cell table:style-name="Table6.A1" office:value-type="string">
            <text:p text:style-name="P38">Content</text:p>
          </table:table-cell>
          <table:table-cell table:style-name="Table6.A1" office:value-type="string">
            <text:p text:style-name="P38">Units</text:p>
          </table:table-cell>
          <table:table-cell table:style-name="Table6.D1" office:value-type="string">
            <text:p text:style-name="P38">Count</text:p>
          </table:table-cell>
        </table:table-row>
        <table:table-row table:style-name="TableLine94072047180464">
          <table:table-cell table:style-name="Table6.C5" office:value-type="string">
            <text:p text:style-name="P39">0</text:p>
          </table:table-cell>
          <table:table-cell table:style-name="Table6.C5" office:value-type="string">
            <text:p text:style-name="P38">CRC32</text:p>
          </table:table-cell>
          <table:table-cell table:style-name="Table6.C5" office:value-type="string">
            <text:p text:style-name="P38">UInt32</text:p>
          </table:table-cell>
          <table:table-cell table:style-name="Table6.D5" office:value-type="string">
            <text:p text:style-name="P38">4</text:p>
          </table:table-cell>
        </table:table-row>
        <table:table-row table:style-name="TableLine94072047182288">
          <table:table-cell table:style-name="Table6.C5" office:value-type="string">
            <text:p text:style-name="P39">4</text:p>
          </table:table-cell>
          <table:table-cell table:style-name="Table6.C5" office:value-type="string">
            <text:p text:style-name="P38">Byte Count</text:p>
          </table:table-cell>
          <table:table-cell table:style-name="Table6.C5" office:value-type="string">
            <text:p text:style-name="P38">UInt32</text:p>
          </table:table-cell>
          <table:table-cell table:style-name="Table6.D5" office:value-type="string">
            <text:p text:style-name="P38">4</text:p>
          </table:table-cell>
        </table:table-row>
        <table:table-row table:style-name="TableLine94072047183200">
          <table:table-cell table:style-name="Table6.C5" office:value-type="string">
            <text:p text:style-name="P39">8</text:p>
          </table:table-cell>
          <table:table-cell table:style-name="Table6.C5" office:value-type="string">
            <text:p text:style-name="P38">Binary</text:p>
          </table:table-cell>
          <table:table-cell table:style-name="Table6.C5" office:value-type="string">
            <text:p text:style-name="P38">Bytes</text:p>
          </table:table-cell>
          <table:table-cell table:style-name="Table6.D5" office:value-type="string">
            <text:p text:style-name="P38">Byte Count</text:p>
          </table:table-cell>
        </table:table-row>
        <table:table-row table:style-name="TableLine94072047184240">
          <table:table-cell table:style-name="Table6.C5" office:value-type="string">
            <text:p text:style-name="P39">8 + Byte Count</text:p>
          </table:table-cell>
          <table:table-cell table:style-name="Table6.C5" office:value-type="string">
            <text:p text:style-name="P38">Filler</text:p>
          </table:table-cell>
          <table:table-cell table:style-name="Table6.C5" office:value-type="string">
            <text:p text:style-name="P38">Bytes</text:p>
          </table:table-cell>
          <table:table-cell table:style-name="Table6.D5" office:value-type="string">
            <text:p text:style-name="P38">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06">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072047185936">
          <table:table-cell table:style-name="Table7.A1" office:value-type="string">
            <text:p text:style-name="P26">Offset</text:p>
          </table:table-cell>
          <table:table-cell table:style-name="Table7.A1" office:value-type="string">
            <text:p text:style-name="P38">Content</text:p>
          </table:table-cell>
          <table:table-cell table:style-name="Table7.A1" office:value-type="string">
            <text:p text:style-name="P38">Units</text:p>
          </table:table-cell>
          <table:table-cell table:style-name="Table7.D1" office:value-type="string">
            <text:p text:style-name="P38">Bytes</text:p>
          </table:table-cell>
        </table:table-row>
        <table:table-row table:style-name="TableLine94072047221680">
          <table:table-cell table:style-name="Table7.A7" office:value-type="string">
            <text:p text:style-name="P26">0</text:p>
          </table:table-cell>
          <table:table-cell table:style-name="Table7.C7" office:value-type="string">
            <text:p text:style-name="P38">Reserved</text:p>
          </table:table-cell>
          <table:table-cell table:style-name="Table7.C7" office:value-type="string">
            <text:p text:style-name="P38">UInt32</text:p>
          </table:table-cell>
          <table:table-cell table:style-name="Table7.D7" office:value-type="string">
            <text:p text:style-name="P38">4</text:p>
          </table:table-cell>
        </table:table-row>
        <table:table-row table:style-name="TableLine94072047223856">
          <table:table-cell table:style-name="Table7.A7" office:value-type="string">
            <text:p text:style-name="P26">4</text:p>
          </table:table-cell>
          <table:table-cell table:style-name="Table7.C7" office:value-type="string">
            <text:p text:style-name="P38">Element-Type</text:p>
          </table:table-cell>
          <table:table-cell table:style-name="Table7.C7" office:value-type="string">
            <text:p text:style-name="P38">Item-Type</text:p>
          </table:table-cell>
          <table:table-cell table:style-name="Table7.D7" office:value-type="string">
            <text:p text:style-name="P38">1</text:p>
          </table:table-cell>
        </table:table-row>
        <table:table-row table:style-name="TableLine94072047224768">
          <table:table-cell table:style-name="Table7.A7" office:value-type="string">
            <text:p text:style-name="P26">5</text:p>
          </table:table-cell>
          <table:table-cell table:style-name="Table7.C7" office:value-type="string">
            <text:p text:style-name="P38">Zero</text:p>
          </table:table-cell>
          <table:table-cell table:style-name="Table7.C7" office:value-type="string">
            <text:p text:style-name="P38">Bytes</text:p>
          </table:table-cell>
          <table:table-cell table:style-name="Table7.D7" office:value-type="string">
            <text:p text:style-name="P38">3</text:p>
          </table:table-cell>
        </table:table-row>
        <table:table-row table:style-name="TableLine94072047225728">
          <table:table-cell table:style-name="Table7.A7" office:value-type="string">
            <text:p text:style-name="P26">8</text:p>
          </table:table-cell>
          <table:table-cell table:style-name="Table7.C7" office:value-type="string">
            <text:p text:style-name="P38">Element-Count</text:p>
          </table:table-cell>
          <table:table-cell table:style-name="Table7.C7" office:value-type="string">
            <text:p text:style-name="P38">UInt32</text:p>
          </table:table-cell>
          <table:table-cell table:style-name="Table7.D7" office:value-type="string">
            <text:p text:style-name="P38">4</text:p>
          </table:table-cell>
        </table:table-row>
        <table:table-row table:style-name="TableLine94072047227152">
          <table:table-cell table:style-name="Table7.A7" office:value-type="string">
            <text:p text:style-name="P26">12</text:p>
          </table:table-cell>
          <table:table-cell table:style-name="Table7.C7" office:value-type="string">
            <text:p text:style-name="P38">Element-Byte-Count</text:p>
          </table:table-cell>
          <table:table-cell table:style-name="Table7.C7" office:value-type="string">
            <text:p text:style-name="P38">UInt32</text:p>
          </table:table-cell>
          <table:table-cell table:style-name="Table7.D7" office:value-type="string">
            <text:p text:style-name="P38">4</text:p>
          </table:table-cell>
        </table:table-row>
        <table:table-row table:style-name="TableLine94072047228176">
          <table:table-cell table:style-name="Table7.A7" office:value-type="string">
            <text:p text:style-name="P26">16</text:p>
          </table:table-cell>
          <table:table-cell table:style-name="Table7.C7" office:value-type="string">
            <text:p text:style-name="P38">Array</text:p>
          </table:table-cell>
          <table:table-cell table:style-name="Table7.C7" office:value-type="string">
            <text:p text:style-name="P38">Element</text:p>
          </table:table-cell>
          <table:table-cell table:style-name="Table7.D7" office:value-type="string">
            <text:p text:style-name="P38">Element-Count * Element-Byte-Count</text:p>
          </table:table-cell>
        </table:table-row>
        <table:table-row table:style-name="TableLine94072047229248">
          <table:table-cell table:style-name="Table7.A8" office:value-type="string">
            <text:p text:style-name="P25">16 + Element-<text:span text:style-name="T105">Count</text:span> *</text:p>
            <text:p text:style-name="P25">Element-Byte-<text:span text:style-name="T105">Count</text:span></text:p>
          </table:table-cell>
          <table:table-cell table:style-name="Table7.C8" office:value-type="string">
            <text:p text:style-name="P38">Filler</text:p>
          </table:table-cell>
          <table:table-cell table:style-name="Table7.C8" office:value-type="string">
            <text:p text:style-name="P38">Bytes</text:p>
          </table:table-cell>
          <table:table-cell table:style-name="Table7.D8" office:value-type="string">
            <text:p text:style-name="P38">As needed</text:p>
          </table:table-cell>
        </table:table-row>
      </table:table>
      <text:p text:style-name="P6"/>
      <text:p text:style-name="P10">When an array is contained in an array or table, it is included as an item.</text:p>
      <text:p text:style-name="P10"><text:span text:style-name="T106">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style-name="TableLine94072047210576">
          <table:table-cell table:style-name="Table8.A1" office:value-type="string">
            <text:p text:style-name="P41">Offset</text:p>
          </table:table-cell>
          <table:table-cell table:style-name="Table8.A1" office:value-type="string">
            <text:p text:style-name="P40">Content</text:p>
          </table:table-cell>
          <table:table-cell table:style-name="Table8.A1" office:value-type="string">
            <text:p text:style-name="P40">Units</text:p>
          </table:table-cell>
          <table:table-cell table:style-name="Table8.D1" office:value-type="string">
            <text:p text:style-name="P40">Bytes</text:p>
          </table:table-cell>
        </table:table-row>
        <table:table-row table:style-name="TableLine94072047250048">
          <table:table-cell table:style-name="Table8.C5" office:value-type="string">
            <text:p text:style-name="P41">0</text:p>
          </table:table-cell>
          <table:table-cell table:style-name="Table8.C5" office:value-type="string">
            <text:p text:style-name="P40">Reserved</text:p>
          </table:table-cell>
          <table:table-cell table:style-name="Table8.C5" office:value-type="string">
            <text:p text:style-name="P40">UInt32</text:p>
          </table:table-cell>
          <table:table-cell table:style-name="Table8.D5" office:value-type="string">
            <text:p text:style-name="P40">4</text:p>
          </table:table-cell>
        </table:table-row>
        <table:table-row table:style-name="TableLine94072047251872">
          <table:table-cell table:style-name="Table8.C5" office:value-type="string">
            <text:p text:style-name="P41">4</text:p>
          </table:table-cell>
          <table:table-cell table:style-name="Table8.C5" office:value-type="string">
            <text:p text:style-name="P40">Count</text:p>
          </table:table-cell>
          <table:table-cell table:style-name="Table8.C5" office:value-type="string">
            <text:p text:style-name="P40">UInt32</text:p>
          </table:table-cell>
          <table:table-cell table:style-name="Table8.D5" office:value-type="string">
            <text:p text:style-name="P40">4</text:p>
          </table:table-cell>
        </table:table-row>
        <table:table-row table:style-name="TableLine94072047252784">
          <table:table-cell table:style-name="Table8.C5" office:value-type="string">
            <text:p text:style-name="P41">8</text:p>
          </table:table-cell>
          <table:table-cell table:style-name="Table8.C5" office:value-type="string">
            <text:p text:style-name="P40">Items</text:p>
          </table:table-cell>
          <table:table-cell table:style-name="Table8.C5" office:value-type="string">
            <text:p text:style-name="P40">Item</text:p>
          </table:table-cell>
          <table:table-cell table:style-name="Table8.D5" office:value-type="string">
            <text:p text:style-name="P40">As needed</text:p>
          </table:table-cell>
        </table:table-row>
        <table:table-row table:style-name="TableLine94072047253824">
          <table:table-cell table:style-name="Table8.C5" office:value-type="string">
            <text:p text:style-name="P41">As needed</text:p>
          </table:table-cell>
          <table:table-cell table:style-name="Table8.C5" office:value-type="string">
            <text:p text:style-name="P40">Filler</text:p>
          </table:table-cell>
          <table:table-cell table:style-name="Table8.C5" office:value-type="string">
            <text:p text:style-name="P40">Bytes</text:p>
          </table:table-cell>
          <table:table-cell table:style-name="Table8.D5" office:value-type="string">
            <text:p text:style-name="P40">As needed</text:p>
          </table:table-cell>
        </table:table-row>
      </table:table>
      <text:p text:style-name="P9"/>
      <text:p text:style-name="P8">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107">(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12">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13">Field</text:span>ByteCount,<text:tab/>(* 1 bytes *)</text:p>
      <text:p text:style-name="P2"><text:tab/>ColumnFieldType,<text:tab/><text:tab/><text:tab/>(* 1 bytes *)</text:p>
      <text:p text:style-name="Standard"><text:span text:style-name="T60"><text:tab/>ColumnName</text:span><text:span text:style-name="T63">Field</text:span><text:span text:style-name="T60">Offset,<text:tab/>(* 4 bytes *)</text:span></text:p>
      <text:p text:style-name="P2"><text:tab/>ColumnFieldOffset,<text:tab/><text:tab/>(* 4 bytes *)</text:p>
      <text:p text:style-name="P2"><text:tab/>ColumnFieldByteCount<text:tab/><text:tab/>(* 4 bytes *)</text:p>
      <text:p text:style-name="P2"/>
      <text:p text:style-name="Standard"><text:span text:style-name="T60">ColumnName = </text:span><text:span text:style-name="T62">Ascii</text:span><text:span text:style-name="T60">-Byte-Count {, </text:span><text:span text:style-name="T62">Ascii</text:span><text:span text:style-name="T60">-Byte-Code } (* Max 248 bytes *)</text:span></text:p>
      <text:p text:style-name="P2"/>
      <text:p text:style-name="P2">Row = {, ColumnValue } (* 8 byte boundary aligned *)</text:p>
      <text:p text:style-name="P2"/>
      <text:p text:style-name="P10"><text:span text:style-name="T59">RowCount</text:span>: The number of rows in this table (UInt32)</text:p>
      <text:p text:style-name="P10"><text:span text:style-name="T59">ColumnCount</text:span>: The number of columns in this table (UInt32)</text:p>
      <text:p text:style-name="P10"><text:span text:style-name="T94">Field</text:span><text:span text:style-name="T59">sOffset</text:span>: The offset from the start of the value field to the first byte of value of the first column in the first row.</text:p>
      <text:p text:style-name="P10"><text:span text:style-name="T59">RowByteCount</text:span>: The number of bytes in a row, is equal to the value of all columnValueByteCounts added together.</text:p>
      <text:p text:style-name="P10"><text:span text:style-name="T59">ColumnDescriptor</text:span>: There is a column descriptor for each column, containing descriptions of the name and value for that column. Each column descriptor is 16 bytes, and all column descriptors are arranged sequentially.</text:p>
      <text:p text:style-name="P9"><text:span text:style-name="T60">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59">ColumnName</text:span><text:span text:style-name="T95">Field</text:span><text:span text:style-name="T59">ByteCount</text:span>: The number of bytes for the UTF8-byte sequence of the column name. (Not the number of used bytes, this is part of the ColumnName field)</text:p>
      <text:p text:style-name="P9"><text:span text:style-name="T60">Column</text:span><text:span text:style-name="T63">Field</text:span><text:span text:style-name="T60">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21"><text:span text:style-name="T60">Column</text:span><text:span text:style-name="T64">Name</text:span><text:span text:style-name="T63">Field</text:span><text:span text:style-name="T60">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60">Column</text:span><text:span text:style-name="T63">Field</text:span><text:span text:style-name="T60">Offset</text:span><text:span text:style-name="T1">: The offset from the start of the row where this column ’s value is located.</text:span></text:p>
      <text:p text:style-name="P9"><text:span text:style-name="T60">Column</text:span><text:span text:style-name="T63">Field</text:span><text:span text:style-name="T60">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style-name="TableLine94072047243664">
          <table:table-cell table:style-name="Table9.A1" office:value-type="string">
            <text:p text:style-name="P43">Offset</text:p>
          </table:table-cell>
          <table:table-cell table:style-name="Table9.A1" office:value-type="string">
            <text:p text:style-name="P42">Content</text:p>
          </table:table-cell>
          <table:table-cell table:style-name="Table9.A1" office:value-type="string">
            <text:p text:style-name="P42">Units</text:p>
          </table:table-cell>
          <table:table-cell table:style-name="Table9.D1" office:value-type="string">
            <text:p text:style-name="P42">Bytes</text:p>
          </table:table-cell>
        </table:table-row>
        <table:table-row table:style-name="TableLine94072047314560">
          <table:table-cell table:style-name="Table9.C9" office:value-type="string">
            <text:p text:style-name="P43">0</text:p>
          </table:table-cell>
          <table:table-cell table:style-name="Table9.C9" office:value-type="string">
            <text:p text:style-name="P42">Row Count</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6128">
          <table:table-cell table:style-name="Table9.C9" office:value-type="string">
            <text:p text:style-name="P43">4</text:p>
          </table:table-cell>
          <table:table-cell table:style-name="Table9.C9" office:value-type="string">
            <text:p text:style-name="P42">Column Count</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7040">
          <table:table-cell table:style-name="Table9.C9" office:value-type="string">
            <text:p text:style-name="P43">8</text:p>
          </table:table-cell>
          <table:table-cell table:style-name="Table9.C9" office:value-type="string">
            <text:p text:style-name="P80"><text:span text:style-name="T6">Field</text:span><text:span text:style-name="T7">s Offset</text:span></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8080">
          <table:table-cell table:style-name="Table9.C9" office:value-type="string">
            <text:p text:style-name="P43">12</text:p>
          </table:table-cell>
          <table:table-cell table:style-name="Table9.C9" office:value-type="string">
            <text:p text:style-name="P42">Row Byte Count</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9504">
          <table:table-cell table:style-name="Table9.C9" office:value-type="string">
            <text:p text:style-name="P43">16</text:p>
          </table:table-cell>
          <table:table-cell table:style-name="Table9.C9" office:value-type="string">
            <text:p text:style-name="P42">Column Descriptors</text:p>
          </table:table-cell>
          <table:table-cell table:style-name="Table9.C9" office:value-type="string">
            <text:p text:style-name="P42">Column Descriptor</text:p>
          </table:table-cell>
          <table:table-cell table:style-name="Table9.D9" office:value-type="string">
            <text:p text:style-name="P42">16 * Column Count</text:p>
          </table:table-cell>
        </table:table-row>
        <text:soft-page-break/>
        <table:table-row table:style-name="TableLine94072047320528">
          <table:table-cell table:style-name="Table9.C9" office:value-type="string">
            <text:p text:style-name="P43">16 + 16 * Column Count</text:p>
          </table:table-cell>
          <table:table-cell table:style-name="Table9.C9" office:value-type="string">
            <text:p text:style-name="P42">Column Names</text:p>
          </table:table-cell>
          <table:table-cell table:style-name="Table9.C9" office:value-type="string">
            <text:p text:style-name="P42">Column Name</text:p>
          </table:table-cell>
          <table:table-cell table:style-name="Table9.D9" office:value-type="string">
            <text:p text:style-name="P42">As needed</text:p>
          </table:table-cell>
        </table:table-row>
        <table:table-row table:style-name="TableLine94072047321600">
          <table:table-cell table:style-name="Table9.C9" office:value-type="string">
            <text:p text:style-name="P43">Rows Offset</text:p>
          </table:table-cell>
          <table:table-cell table:style-name="Table9.C9" office:value-type="string">
            <text:p text:style-name="P42">Rows (Fields)</text:p>
          </table:table-cell>
          <table:table-cell table:style-name="Table9.C9" office:value-type="string">
            <text:p text:style-name="P42">Rows</text:p>
          </table:table-cell>
          <table:table-cell table:style-name="Table9.D9" office:value-type="string">
            <text:p text:style-name="P42">Row Count * Row Byte Count</text:p>
          </table:table-cell>
        </table:table-row>
        <table:table-row table:style-name="TableLine94072047322672">
          <table:table-cell table:style-name="Table9.C9" office:value-type="string">
            <text:p text:style-name="P43">Rows Offset + Row Count * Row Byte Count</text:p>
          </table:table-cell>
          <table:table-cell table:style-name="Table9.C9" office:value-type="string">
            <text:p text:style-name="P42">Filler</text:p>
          </table:table-cell>
          <table:table-cell table:style-name="Table9.C9" office:value-type="string">
            <text:p text:style-name="P42">Bytes</text:p>
          </table:table-cell>
          <table:table-cell table:style-name="Table9.D9" office:value-type="string">
            <text:p text:style-name="P42">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072047324720">
          <table:table-cell table:style-name="Table10.A1" office:value-type="string">
            <text:p text:style-name="P77">Offset</text:p>
          </table:table-cell>
          <table:table-cell table:style-name="Table10.A1" office:value-type="string">
            <text:p text:style-name="P76">Content</text:p>
          </table:table-cell>
          <table:table-cell table:style-name="Table10.A1" office:value-type="string">
            <text:p text:style-name="P76">Units</text:p>
          </table:table-cell>
          <table:table-cell table:style-name="Table10.D1" office:value-type="string">
            <text:p text:style-name="P76">Bytes</text:p>
          </table:table-cell>
        </table:table-row>
        <table:table-row table:style-name="TableLine94072047345936">
          <table:table-cell table:style-name="Table10.A7" office:value-type="string">
            <text:p text:style-name="P45">0</text:p>
          </table:table-cell>
          <table:table-cell table:style-name="Table10.B2" office:value-type="string">
            <text:p text:style-name="P44">Column Name CRC16</text:p>
          </table:table-cell>
          <table:table-cell table:style-name="Table10.C7" office:value-type="string">
            <text:p text:style-name="P44">UInt16</text:p>
          </table:table-cell>
          <table:table-cell table:style-name="Table10.D2" office:value-type="string">
            <text:p text:style-name="P44">2</text:p>
          </table:table-cell>
        </table:table-row>
        <table:table-row table:style-name="TableLine94072047348336">
          <table:table-cell table:style-name="Table10.A7" office:value-type="string">
            <text:p text:style-name="P45">2</text:p>
          </table:table-cell>
          <table:table-cell table:style-name="Table10.B3" office:value-type="string">
            <text:p text:style-name="P44">Column Name Field Byte Count</text:p>
          </table:table-cell>
          <table:table-cell table:style-name="Table10.C7" office:value-type="string">
            <text:p text:style-name="P44">UInt8</text:p>
          </table:table-cell>
          <table:table-cell table:style-name="Table10.D3" office:value-type="string">
            <text:p text:style-name="P44">1</text:p>
          </table:table-cell>
        </table:table-row>
        <table:table-row table:style-name="TableLine94072047350336">
          <table:table-cell table:style-name="Table10.A7" office:value-type="string">
            <text:p text:style-name="P45">3</text:p>
          </table:table-cell>
          <table:table-cell table:style-name="Table10.B4" office:value-type="string">
            <text:p text:style-name="P44">Column Field Type</text:p>
          </table:table-cell>
          <table:table-cell table:style-name="Table10.C7" office:value-type="string">
            <text:p text:style-name="P44">Item Type</text:p>
          </table:table-cell>
          <table:table-cell table:style-name="Table10.D4" office:value-type="string">
            <text:p text:style-name="P44">1</text:p>
          </table:table-cell>
        </table:table-row>
        <table:table-row table:style-name="TableLine94072047352464">
          <table:table-cell table:style-name="Table10.A7" office:value-type="string">
            <text:p text:style-name="P45">4</text:p>
          </table:table-cell>
          <table:table-cell table:style-name="Table10.B5" office:value-type="string">
            <text:p text:style-name="P79"><text:span text:style-name="T4">Column Name </text:span><text:span text:style-name="T5">Field</text:span><text:span text:style-name="T4"> Offset</text:span></text:p>
          </table:table-cell>
          <table:table-cell table:style-name="Table10.C7" office:value-type="string">
            <text:p text:style-name="P44">UInt32</text:p>
          </table:table-cell>
          <table:table-cell table:style-name="Table10.D5" office:value-type="string">
            <text:p text:style-name="P44">4</text:p>
          </table:table-cell>
        </table:table-row>
        <table:table-row table:style-name="TableLine94072047354704">
          <table:table-cell table:style-name="Table10.A7" office:value-type="string">
            <text:p text:style-name="P45">8</text:p>
          </table:table-cell>
          <table:table-cell table:style-name="Table10.B6" office:value-type="string">
            <text:p text:style-name="P44">Column Field Offset</text:p>
          </table:table-cell>
          <table:table-cell table:style-name="Table10.C7" office:value-type="string">
            <text:p text:style-name="P44">UInt32</text:p>
          </table:table-cell>
          <table:table-cell table:style-name="Table10.D6" office:value-type="string">
            <text:p text:style-name="P44">4</text:p>
          </table:table-cell>
        </table:table-row>
        <table:table-row table:style-name="TableLine94072047356704">
          <table:table-cell table:style-name="Table10.A7" office:value-type="string">
            <text:p text:style-name="P45">12</text:p>
          </table:table-cell>
          <table:table-cell table:style-name="Table10.B7" office:value-type="string">
            <text:p text:style-name="P44">Column Field Byte Count</text:p>
          </table:table-cell>
          <table:table-cell table:style-name="Table10.C7" office:value-type="string">
            <text:p text:style-name="P44">UInt32</text:p>
          </table:table-cell>
          <table:table-cell table:style-name="Table10.D7" office:value-type="string">
            <text:p text:style-name="P44">4</text:p>
          </table:table-cell>
        </table:table-row>
      </table:table>
      <text:p text:style-name="Standard"/>
      <text:p text:style-name="P3">The layout of the Column Name <text:span text:style-name="T111">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072047360464">
          <table:table-cell table:style-name="Table11.A1" office:value-type="string">
            <text:p text:style-name="P76">Offset</text:p>
          </table:table-cell>
          <table:table-cell table:style-name="Table11.A1" office:value-type="string">
            <text:p text:style-name="P76">Content</text:p>
          </table:table-cell>
          <table:table-cell table:style-name="Table11.A1" office:value-type="string">
            <text:p text:style-name="P76">Units</text:p>
          </table:table-cell>
          <table:table-cell table:style-name="Table11.D1" office:value-type="string">
            <text:p text:style-name="P76">Bytes</text:p>
          </table:table-cell>
        </table:table-row>
        <table:table-row table:style-name="TableLine94072047370192">
          <table:table-cell table:style-name="Table11.A3" office:value-type="string">
            <text:p text:style-name="P44">0</text:p>
          </table:table-cell>
          <table:table-cell table:style-name="Table11.B2" office:value-type="string">
            <text:p text:style-name="P44">Column Name Byte Count</text:p>
          </table:table-cell>
          <table:table-cell table:style-name="Table11.C3" office:value-type="string">
            <text:p text:style-name="P44">UInt8</text:p>
          </table:table-cell>
          <table:table-cell table:style-name="Table11.D2" office:value-type="string">
            <text:p text:style-name="P44">1</text:p>
          </table:table-cell>
        </table:table-row>
        <table:table-row table:style-name="TableLine94072047372288">
          <table:table-cell table:style-name="Table11.A3" office:value-type="string">
            <text:p text:style-name="P44">4</text:p>
          </table:table-cell>
          <table:table-cell table:style-name="Table11.B3" office:value-type="string">
            <text:p text:style-name="P44">Column Name ASCII <text:span text:style-name="T109">B</text:span>yte Co<text:span text:style-name="T110">de</text:span></text:p>
          </table:table-cell>
          <table:table-cell table:style-name="Table11.C3" office:value-type="string">
            <text:p text:style-name="P44">Bytes</text:p>
          </table:table-cell>
          <table:table-cell table:style-name="Table11.D3" office:value-type="string">
            <text:p text:style-name="P44">Column Name Byte Count</text:p>
          </table:table-cell>
        </table:table-row>
      </table:table>
      <text:h text:style-name="Heading_20_2" text:outline-level="2">UUID</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Color</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style-name="TableLine94072047377520">
          <table:table-cell table:style-name="Table12.A1" office:value-type="string">
            <text:p text:style-name="P47">Offset</text:p>
          </table:table-cell>
          <table:table-cell table:style-name="Table12.A1" office:value-type="string">
            <text:p text:style-name="P46">Content</text:p>
          </table:table-cell>
          <table:table-cell table:style-name="Table12.A1" office:value-type="string">
            <text:p text:style-name="P46">Units</text:p>
          </table:table-cell>
          <table:table-cell table:style-name="Table12.D1" office:value-type="string">
            <text:p text:style-name="P46">Bytes</text:p>
          </table:table-cell>
        </table:table-row>
        <table:table-row table:style-name="TableLine94072047407168">
          <table:table-cell table:style-name="Table12.C5" office:value-type="string">
            <text:p text:style-name="P47">0</text:p>
          </table:table-cell>
          <table:table-cell table:style-name="Table12.C5" office:value-type="string">
            <text:p text:style-name="P46">Red</text:p>
          </table:table-cell>
          <table:table-cell table:style-name="Table12.C5" office:value-type="string">
            <text:p text:style-name="P46">UInt8</text:p>
          </table:table-cell>
          <table:table-cell table:style-name="Table12.D5" office:value-type="string">
            <text:p text:style-name="P46">1</text:p>
          </table:table-cell>
        </table:table-row>
        <table:table-row table:style-name="TableLine94072047408992">
          <table:table-cell table:style-name="Table12.C5" office:value-type="string">
            <text:p text:style-name="P48">1</text:p>
          </table:table-cell>
          <table:table-cell table:style-name="Table12.C5" office:value-type="string">
            <text:p text:style-name="P46">Green</text:p>
          </table:table-cell>
          <table:table-cell table:style-name="Table12.C5" office:value-type="string">
            <text:p text:style-name="P46">UInt8</text:p>
          </table:table-cell>
          <table:table-cell table:style-name="Table12.D5" office:value-type="string">
            <text:p text:style-name="P46">1</text:p>
          </table:table-cell>
        </table:table-row>
        <table:table-row table:style-name="TableLine94072047409904">
          <table:table-cell table:style-name="Table12.C5" office:value-type="string">
            <text:p text:style-name="P48">2</text:p>
          </table:table-cell>
          <table:table-cell table:style-name="Table12.C5" office:value-type="string">
            <text:p text:style-name="P46">Blue</text:p>
          </table:table-cell>
          <table:table-cell table:style-name="Table12.C5" office:value-type="string">
            <text:p text:style-name="P46">UInt8</text:p>
          </table:table-cell>
          <table:table-cell table:style-name="Table12.D5" office:value-type="string">
            <text:p text:style-name="P46">1</text:p>
          </table:table-cell>
        </table:table-row>
        <text:soft-page-break/>
        <table:table-row table:style-name="TableLine94072047410944">
          <table:table-cell table:style-name="Table12.C5" office:value-type="string">
            <text:p text:style-name="P48">3</text:p>
          </table:table-cell>
          <table:table-cell table:style-name="Table12.C5" office:value-type="string">
            <text:p text:style-name="P46">Alpha</text:p>
          </table:table-cell>
          <table:table-cell table:style-name="Table12.C5" office:value-type="string">
            <text:p text:style-name="P46">UInt8</text:p>
          </table:table-cell>
          <table:table-cell table:style-name="Table12.D5" office:value-type="string">
            <text:p text:style-name="P46">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106">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072047414208">
          <table:table-cell table:style-name="Table13.A1" office:value-type="string">
            <text:p text:style-name="P78">Offset</text:p>
          </table:table-cell>
          <table:table-cell table:style-name="Table13.A1" office:value-type="string">
            <text:p text:style-name="P78">Content</text:p>
          </table:table-cell>
          <table:table-cell table:style-name="Table13.A1" office:value-type="string">
            <text:p text:style-name="P78">Units</text:p>
          </table:table-cell>
          <table:table-cell table:style-name="Table13.D1" office:value-type="string">
            <text:p text:style-name="P78">Bytes</text:p>
          </table:table-cell>
        </table:table-row>
        <table:table-row table:style-name="TableLine94072047440336">
          <table:table-cell table:style-name="Table13.C6" office:value-type="string">
            <text:p text:style-name="P78">0</text:p>
          </table:table-cell>
          <table:table-cell table:style-name="Table13.C6" office:value-type="string">
            <text:p text:style-name="P78">Size</text:p>
          </table:table-cell>
          <table:table-cell table:style-name="Table13.C6" office:value-type="string">
            <text:p text:style-name="P78">Float32</text:p>
          </table:table-cell>
          <table:table-cell table:style-name="Table13.D6" office:value-type="string">
            <text:p text:style-name="P78">4</text:p>
          </table:table-cell>
        </table:table-row>
        <table:table-row table:style-name="TableLine94072047442160">
          <table:table-cell table:style-name="Table13.C6" office:value-type="string">
            <text:p text:style-name="P78">4</text:p>
          </table:table-cell>
          <table:table-cell table:style-name="Table13.C6" office:value-type="string">
            <text:p text:style-name="P78">Family Size</text:p>
          </table:table-cell>
          <table:table-cell table:style-name="Table13.C6" office:value-type="string">
            <text:p text:style-name="P78">UInt8</text:p>
          </table:table-cell>
          <table:table-cell table:style-name="Table13.D6" office:value-type="string">
            <text:p text:style-name="P78">1</text:p>
          </table:table-cell>
        </table:table-row>
        <table:table-row table:style-name="TableLine94072047443072">
          <table:table-cell table:style-name="Table13.C6" office:value-type="string">
            <text:p text:style-name="P78">5</text:p>
          </table:table-cell>
          <table:table-cell table:style-name="Table13.C6" office:value-type="string">
            <text:p text:style-name="P78">Name Size</text:p>
          </table:table-cell>
          <table:table-cell table:style-name="Table13.C6" office:value-type="string">
            <text:p text:style-name="P78">UInt8</text:p>
          </table:table-cell>
          <table:table-cell table:style-name="Table13.D6" office:value-type="string">
            <text:p text:style-name="P78">1</text:p>
          </table:table-cell>
        </table:table-row>
        <table:table-row table:style-name="TableLine94072047444112">
          <table:table-cell table:style-name="Table13.C6" office:value-type="string">
            <text:p text:style-name="P78">6</text:p>
          </table:table-cell>
          <table:table-cell table:style-name="Table13.C6" office:value-type="string">
            <text:p text:style-name="P78">Family String</text:p>
          </table:table-cell>
          <table:table-cell table:style-name="Table13.C6" office:value-type="string">
            <text:p text:style-name="P78">UTF8</text:p>
          </table:table-cell>
          <table:table-cell table:style-name="Table13.D6" office:value-type="string">
            <text:p text:style-name="P78">Family Size</text:p>
          </table:table-cell>
        </table:table-row>
        <table:table-row table:style-name="TableLine94072047445536">
          <table:table-cell table:style-name="Table13.C6" office:value-type="string">
            <text:p text:style-name="P78">6 + Family Size</text:p>
          </table:table-cell>
          <table:table-cell table:style-name="Table13.C6" office:value-type="string">
            <text:p text:style-name="P78">Name String</text:p>
          </table:table-cell>
          <table:table-cell table:style-name="Table13.C6" office:value-type="string">
            <text:p text:style-name="P78">UTF8</text:p>
          </table:table-cell>
          <table:table-cell table:style-name="Table13.D6" office:value-type="string">
            <text:p text:style-name="P78">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106">Rationale</text:span>: As font information is frequently used it is more memory efficient to store it in its own type instead of a composite type.</text:p>
      <text:p text:style-name="P3"><text:span text:style-name="T106">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8T08:49:14.609270992</dc:date>
    <meta:editing-duration>P1DT5H9M24S</meta:editing-duration>
    <meta:editing-cycles>53</meta:editing-cycles>
    <meta:generator>LibreOffice/6.4.7.2$Linux_X86_64 LibreOffice_project/40$Build-2</meta:generator>
    <meta:document-statistic meta:table-count="32" meta:image-count="0" meta:object-count="0" meta:page-count="21" meta:paragraph-count="959" meta:word-count="7009" meta:character-count="39481" meta:non-whitespace-character-count="33161"/>
  </office:meta>
</office:document-meta>
</file>